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style:font-name="Cambria" fo:font-size="10pt"/>
    </style:style>
    <style:style style:name="P2" style:family="paragraph" style:parent-style-name="Standard" style:master-page-name="">
      <loext:graphic-properties draw:fill="none"/>
      <style:paragraph-properties fo:margin-left="0cm" fo:margin-right="0cm" fo:margin-top="0cm" fo:margin-bottom="0cm" loext:contextual-spacing="false" fo:text-indent="0cm" style:auto-text-indent="false" style:page-number="auto" fo:break-before="page" fo:background-color="transparent"/>
      <style:text-properties officeooo:paragraph-rsid="0014414b"/>
    </style:style>
    <style:style style:name="P3" style:family="paragraph" style:parent-style-name="Standard" style:master-page-name="">
      <loext:graphic-properties draw:fill="none"/>
      <style:paragraph-properties fo:margin-left="0cm" fo:margin-right="0cm" fo:margin-top="0cm" fo:margin-bottom="0cm" loext:contextual-spacing="false" fo:text-indent="0cm" style:auto-text-indent="false" style:page-number="auto" fo:break-before="page" fo:background-color="transparent"/>
      <style:text-properties style:font-name="Cambria" fo:font-size="12pt" style:font-size-asian="12pt" style:font-size-complex="12pt"/>
    </style:style>
    <style:style style:name="P4" style:family="paragraph" style:parent-style-name="Standard" style:master-page-name="">
      <loext:graphic-properties draw:fill="none"/>
      <style:paragraph-properties fo:margin-left="0cm" fo:margin-right="0cm" fo:margin-top="0cm" fo:margin-bottom="0cm" loext:contextual-spacing="false" fo:text-indent="0cm" style:auto-text-indent="false" style:page-number="auto" fo:break-before="page" fo:background-color="transparent"/>
      <style:text-properties style:font-name="Cambria"/>
    </style:style>
    <style:style style:name="P5"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style:font-name="Cambria" fo:font-size="12pt" style:font-size-asian="12pt" style:font-size-complex="12pt"/>
    </style:style>
    <style:style style:name="P6"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style:font-name="Cambria" fo:font-size="12pt" officeooo:rsid="00343226" officeooo:paragraph-rsid="00343226" style:font-size-asian="12pt" style:font-size-complex="12pt"/>
    </style:style>
    <style:style style:name="P7"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style:font-name="Cambria" fo:font-size="12pt" officeooo:rsid="00358b5f" officeooo:paragraph-rsid="00358b5f" style:font-size-asian="12pt" style:font-size-complex="12pt"/>
    </style:style>
    <style:style style:name="P8"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style:font-name="Cambria" fo:font-size="12pt" officeooo:rsid="0037b08a" officeooo:paragraph-rsid="0037b08a" style:font-size-asian="12pt" style:font-size-complex="12pt"/>
    </style:style>
    <style:style style:name="P9"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style:font-name="Cambria" fo:font-size="12pt" officeooo:rsid="0038917a" officeooo:paragraph-rsid="0038917a" style:font-size-asian="12pt" style:font-size-complex="12pt"/>
    </style:style>
    <style:style style:name="P10"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style:font-name="Cambria" fo:font-size="12pt" officeooo:rsid="003a8cfc" officeooo:paragraph-rsid="003a8cfc" style:font-size-asian="12pt" style:font-size-complex="12pt"/>
    </style:style>
    <style:style style:name="P11"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style:font-name="Cambria" fo:font-size="12pt" officeooo:rsid="003e714b" officeooo:paragraph-rsid="003e714b" style:font-size-asian="12pt" style:font-size-complex="12pt"/>
    </style:style>
    <style:style style:name="P12"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style:font-name="Cambria" fo:font-size="12pt" officeooo:rsid="003f79c7" officeooo:paragraph-rsid="003f79c7" style:font-size-asian="12pt" style:font-size-complex="12pt"/>
    </style:style>
    <style:style style:name="P13"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style:font-name="Cambria" fo:font-size="12pt" officeooo:rsid="00407bbb" officeooo:paragraph-rsid="00407bbb" style:font-size-asian="12pt" style:font-size-complex="12pt"/>
    </style:style>
    <style:style style:name="P14"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style:font-name="Cambria" fo:font-size="12pt" officeooo:rsid="0043477e" officeooo:paragraph-rsid="0043477e" style:font-size-asian="12pt" style:font-size-complex="12pt"/>
    </style:style>
    <style:style style:name="P15"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style:font-name="Cambria" fo:font-size="12pt" officeooo:paragraph-rsid="0077e14e" style:font-size-asian="12pt" style:font-size-complex="12pt"/>
    </style:style>
    <style:style style:name="P16"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style:font-name="Cambria" officeooo:rsid="007c40b4" officeooo:paragraph-rsid="007c40b4"/>
    </style:style>
    <style:style style:name="P17"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style:font-name="Cambria" officeooo:rsid="007cbca7" officeooo:paragraph-rsid="007cbca7"/>
    </style:style>
    <style:style style:name="P18"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style:font-name="Cambria" officeooo:rsid="00810e4e" officeooo:paragraph-rsid="00810e4e"/>
    </style:style>
    <style:style style:name="P19"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style:font-name="Cambria" officeooo:rsid="008235ab" officeooo:paragraph-rsid="008235ab"/>
    </style:style>
    <style:style style:name="P20"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style:font-name="Cambria" officeooo:rsid="00852261" officeooo:paragraph-rsid="00852261"/>
    </style:style>
    <style:style style:name="P21"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style:font-name="Cambria" officeooo:rsid="00878bfe" officeooo:paragraph-rsid="00878bfe"/>
    </style:style>
    <style:style style:name="P22"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style:font-name="Cambria" officeooo:rsid="0089cd65" officeooo:paragraph-rsid="0089cd65"/>
    </style:style>
    <style:style style:name="P23"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style:font-name="Cambria" officeooo:rsid="008b2ee9" officeooo:paragraph-rsid="008b2ee9"/>
    </style:style>
    <style:style style:name="P24"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style:font-name="Cambria" officeooo:rsid="008b548f" officeooo:paragraph-rsid="008b548f"/>
    </style:style>
    <style:style style:name="P25"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style:font-name="Cambria" officeooo:rsid="00921466" officeooo:paragraph-rsid="00921466"/>
    </style:style>
    <style:style style:name="P26"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style:font-name="Cambria" officeooo:rsid="00981b28" officeooo:paragraph-rsid="00981b28"/>
    </style:style>
    <style:style style:name="P27"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style:font-name="Cambria" officeooo:rsid="00a07656" officeooo:paragraph-rsid="00a07656"/>
    </style:style>
    <style:style style:name="P28"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style:font-name="Cambria" officeooo:rsid="00aa1ecb" officeooo:paragraph-rsid="00aa1ecb"/>
    </style:style>
    <style:style style:name="P29"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style:font-name="Cambria" officeooo:rsid="00ad839c" officeooo:paragraph-rsid="00ad839c"/>
    </style:style>
    <style:style style:name="P30"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style:font-name="Cambria" officeooo:rsid="00b29f6f" officeooo:paragraph-rsid="00b29f6f"/>
    </style:style>
    <style:style style:name="P31"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style:font-name="Cambria" officeooo:rsid="00b301f6" officeooo:paragraph-rsid="00b301f6"/>
    </style:style>
    <style:style style:name="P32"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style:font-name="Cambria" officeooo:rsid="00b3ea20" officeooo:paragraph-rsid="00b3ea20"/>
    </style:style>
    <style:style style:name="P33"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style:font-name="Cambria" officeooo:rsid="00b5db4a" officeooo:paragraph-rsid="00b5db4a"/>
    </style:style>
    <style:style style:name="P34"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style:font-name="Cambria" officeooo:rsid="00bf9161" officeooo:paragraph-rsid="00bf9161"/>
    </style:style>
    <style:style style:name="P35"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style:font-name="Cambria" officeooo:rsid="00c12eb9" officeooo:paragraph-rsid="00c12eb9"/>
    </style:style>
    <style:style style:name="P36" style:family="paragraph" style:parent-style-name="Standard">
      <style:text-properties officeooo:paragraph-rsid="0014414b"/>
    </style:style>
    <style:style style:name="P37" style:family="paragraph" style:parent-style-name="Standard">
      <style:text-properties style:font-name="Cambria"/>
    </style:style>
    <style:style style:name="P38" style:family="paragraph" style:parent-style-name="Standard">
      <style:paragraph-properties fo:text-align="center" style:justify-single-word="false"/>
      <style:text-properties style:font-name="Cambria" fo:font-size="18pt" fo:font-weight="bold" style:font-weight-asian="bold" style:font-weight-complex="bold"/>
    </style:style>
    <style:style style:name="P39" style:family="paragraph" style:parent-style-name="Standard">
      <style:text-properties style:font-name="Cambria" officeooo:rsid="00981b28" officeooo:paragraph-rsid="00981b28"/>
    </style:style>
    <style:style style:name="P40" style:family="paragraph" style:parent-style-name="Standard">
      <style:text-properties style:font-name="Cambria" officeooo:rsid="00c2d95d" officeooo:paragraph-rsid="00c2d95d"/>
    </style:style>
    <style:style style:name="P41" style:family="paragraph" style:parent-style-name="Standard">
      <style:text-properties style:font-name="Cambria" officeooo:rsid="00c8dd6b" officeooo:paragraph-rsid="00c8dd6b"/>
    </style:style>
    <style:style style:name="P42" style:family="paragraph" style:parent-style-name="Standard">
      <style:text-properties style:font-name="Cambria" officeooo:rsid="00f44bd5" officeooo:paragraph-rsid="00f44bd5"/>
    </style:style>
    <style:style style:name="P43" style:family="paragraph" style:parent-style-name="Standard">
      <style:text-properties style:font-name="Cambria" officeooo:rsid="00f6fda5" officeooo:paragraph-rsid="00f55780"/>
    </style:style>
    <style:style style:name="P44" style:family="paragraph" style:parent-style-name="Standard">
      <style:text-properties style:font-name="Cambria" officeooo:rsid="00f6fda5" officeooo:paragraph-rsid="00f6fda5"/>
    </style:style>
    <style:style style:name="P45" style:family="paragraph" style:parent-style-name="Standard">
      <style:text-properties style:font-name="Cambria" officeooo:rsid="00fc3cc7" officeooo:paragraph-rsid="00fc3cc7"/>
    </style:style>
    <style:style style:name="P46" style:family="paragraph" style:parent-style-name="Standard">
      <style:text-properties style:font-name="Cambria" officeooo:rsid="0101fff8" officeooo:paragraph-rsid="0101fff8"/>
    </style:style>
    <style:style style:name="P47" style:family="paragraph" style:parent-style-name="Standard">
      <style:text-properties style:font-name="Cambria" officeooo:rsid="011130c0" officeooo:paragraph-rsid="011130c0"/>
    </style:style>
    <style:style style:name="P48" style:family="paragraph" style:parent-style-name="Standard">
      <style:text-properties style:font-name="Cambria" officeooo:rsid="0128115c" officeooo:paragraph-rsid="0128115c"/>
    </style:style>
    <style:style style:name="P49" style:family="paragraph" style:parent-style-name="Standard">
      <style:text-properties style:font-name="Cambria" officeooo:rsid="0129224f" officeooo:paragraph-rsid="0129224f"/>
    </style:style>
    <style:style style:name="P50" style:family="paragraph" style:parent-style-name="Standard">
      <style:text-properties style:font-name="Cambria" officeooo:rsid="012a082c" officeooo:paragraph-rsid="012a082c"/>
    </style:style>
    <style:style style:name="P51" style:family="paragraph" style:parent-style-name="Standard">
      <style:text-properties style:font-name="Cambria" officeooo:rsid="012b0e2c" officeooo:paragraph-rsid="012b0e2c"/>
    </style:style>
    <style:style style:name="P52" style:family="paragraph" style:parent-style-name="Standard">
      <style:text-properties style:font-name="Cambria" officeooo:rsid="012b771d" officeooo:paragraph-rsid="012b771d"/>
    </style:style>
    <style:style style:name="P53" style:family="paragraph" style:parent-style-name="Standard">
      <style:text-properties style:font-name="Cambria" officeooo:rsid="013b1edf" officeooo:paragraph-rsid="013b1edf"/>
    </style:style>
    <style:style style:name="P54" style:family="paragraph" style:parent-style-name="Standard">
      <style:text-properties style:font-name="Cambria" officeooo:rsid="01459154" officeooo:paragraph-rsid="01459154"/>
    </style:style>
    <style:style style:name="P55" style:family="paragraph" style:parent-style-name="Standard">
      <style:text-properties style:font-name="Cambria" officeooo:rsid="0147d388" officeooo:paragraph-rsid="0147d388"/>
    </style:style>
    <style:style style:name="P56" style:family="paragraph" style:parent-style-name="Standard">
      <style:text-properties style:font-name="Cambria" officeooo:rsid="0148aa76" officeooo:paragraph-rsid="0148aa76"/>
    </style:style>
    <style:style style:name="P57" style:family="paragraph" style:parent-style-name="Standard">
      <style:text-properties style:font-name="Cambria" officeooo:rsid="00b84df5" officeooo:paragraph-rsid="00b84df5"/>
    </style:style>
    <style:style style:name="P58" style:family="paragraph" style:parent-style-name="Standard">
      <style:text-properties style:font-name="Cambria" officeooo:rsid="0150a55a" officeooo:paragraph-rsid="0150a55a"/>
    </style:style>
    <style:style style:name="P59" style:family="paragraph" style:parent-style-name="Standard">
      <style:text-properties style:font-name="Cambria" officeooo:rsid="01523095" officeooo:paragraph-rsid="01523095"/>
    </style:style>
    <style:style style:name="P60" style:family="paragraph" style:parent-style-name="Standard">
      <style:text-properties style:font-name="Cambria" officeooo:rsid="0089cd65" officeooo:paragraph-rsid="0089cd65"/>
    </style:style>
    <style:style style:name="P61" style:family="paragraph" style:parent-style-name="Standard">
      <style:text-properties style:font-name="Cambria" officeooo:rsid="017ad0c1" officeooo:paragraph-rsid="017ad0c1"/>
    </style:style>
    <style:style style:name="P62" style:family="paragraph" style:parent-style-name="Standard">
      <style:text-properties style:font-name="Cambria" officeooo:rsid="017ad5f6" officeooo:paragraph-rsid="017ad5f6"/>
    </style:style>
    <style:style style:name="P63" style:family="paragraph" style:parent-style-name="Standard">
      <style:text-properties style:font-name="Cambria" officeooo:rsid="017cadd9" officeooo:paragraph-rsid="017cadd9"/>
    </style:style>
    <style:style style:name="P64" style:family="paragraph" style:parent-style-name="Standard">
      <style:text-properties style:font-name="Cambria" officeooo:rsid="017fea87" officeooo:paragraph-rsid="017fea87"/>
    </style:style>
    <style:style style:name="P65" style:family="paragraph" style:parent-style-name="Standard">
      <style:text-properties style:font-name="Cambria" officeooo:rsid="0180ddae" officeooo:paragraph-rsid="0180ddae"/>
    </style:style>
    <style:style style:name="P66" style:family="paragraph" style:parent-style-name="Standard">
      <style:text-properties style:font-name="Cambria" officeooo:rsid="01944314" officeooo:paragraph-rsid="01944314"/>
    </style:style>
    <style:style style:name="P67" style:family="paragraph" style:parent-style-name="Standard">
      <style:text-properties style:font-name="Cambria" officeooo:rsid="019645c1" officeooo:paragraph-rsid="019645c1"/>
    </style:style>
    <style:style style:name="P68" style:family="paragraph" style:parent-style-name="Standard">
      <style:text-properties style:font-name="Cambria" officeooo:rsid="0196725b" officeooo:paragraph-rsid="0196725b"/>
    </style:style>
    <style:style style:name="P69" style:family="paragraph" style:parent-style-name="Standard">
      <style:text-properties style:font-name="Cambria" officeooo:rsid="0197dac2" officeooo:paragraph-rsid="0197dac2"/>
    </style:style>
    <style:style style:name="P70" style:family="paragraph" style:parent-style-name="Standard">
      <style:text-properties style:font-name="Cambria" officeooo:rsid="019b8c68" officeooo:paragraph-rsid="019b8c68"/>
    </style:style>
    <style:style style:name="P71" style:family="paragraph" style:parent-style-name="Standard">
      <style:text-properties style:font-name="Cambria" officeooo:rsid="019c6b18" officeooo:paragraph-rsid="019c6b18"/>
    </style:style>
    <style:style style:name="P72" style:family="paragraph" style:parent-style-name="Standard">
      <style:text-properties style:font-name="Cambria" officeooo:rsid="019dde4c" officeooo:paragraph-rsid="019dde4c"/>
    </style:style>
    <style:style style:name="P73" style:family="paragraph" style:parent-style-name="Standard">
      <style:text-properties style:font-name="Cambria" officeooo:paragraph-rsid="019dde4c"/>
    </style:style>
    <style:style style:name="P74" style:family="paragraph" style:parent-style-name="Standard">
      <style:text-properties style:font-name="Cambria" officeooo:rsid="01a0556a" officeooo:paragraph-rsid="01a0556a"/>
    </style:style>
    <style:style style:name="P75" style:family="paragraph" style:parent-style-name="Standard">
      <style:text-properties style:font-name="Cambria" officeooo:rsid="01a5a483" officeooo:paragraph-rsid="01a5a483"/>
    </style:style>
    <style:style style:name="P76" style:family="paragraph" style:parent-style-name="Standard">
      <style:text-properties style:font-name="Cambria" officeooo:rsid="01abd89d" officeooo:paragraph-rsid="01abd89d"/>
    </style:style>
    <style:style style:name="P77" style:family="paragraph" style:parent-style-name="Standard">
      <style:text-properties style:font-name="Cambria" officeooo:rsid="01af1954" officeooo:paragraph-rsid="01af1954"/>
    </style:style>
    <style:style style:name="P78" style:family="paragraph" style:parent-style-name="Standard">
      <style:text-properties style:font-name="Cambria" officeooo:rsid="01af791e" officeooo:paragraph-rsid="01af791e"/>
    </style:style>
    <style:style style:name="P79" style:family="paragraph" style:parent-style-name="Standard">
      <style:text-properties style:font-name="Cambria" officeooo:rsid="01be7a3c" officeooo:paragraph-rsid="01be7a3c"/>
    </style:style>
    <style:style style:name="P80" style:family="paragraph" style:parent-style-name="Standard">
      <style:text-properties style:font-name="Cambria" officeooo:rsid="01bed1f8" officeooo:paragraph-rsid="01bed1f8"/>
    </style:style>
    <style:style style:name="P81" style:family="paragraph" style:parent-style-name="Standard">
      <style:text-properties style:font-name="Cambria" officeooo:paragraph-rsid="01c12814"/>
    </style:style>
    <style:style style:name="P82" style:family="paragraph" style:parent-style-name="Standard">
      <style:text-properties style:font-name="Cambria" officeooo:rsid="01c2b43c" officeooo:paragraph-rsid="01c2b43c"/>
    </style:style>
    <style:style style:name="P83" style:family="paragraph" style:parent-style-name="Standard">
      <style:text-properties style:font-name="Cambria" officeooo:rsid="01c4c78c" officeooo:paragraph-rsid="01c4c78c"/>
    </style:style>
    <style:style style:name="P84" style:family="paragraph" style:parent-style-name="Standard">
      <style:text-properties style:font-name="Cambria" officeooo:rsid="01c61281" officeooo:paragraph-rsid="01c61281"/>
    </style:style>
    <style:style style:name="P85" style:family="paragraph" style:parent-style-name="Standard">
      <style:text-properties style:font-name="Cambria" officeooo:rsid="01c75182" officeooo:paragraph-rsid="01c75182"/>
    </style:style>
    <style:style style:name="P86" style:family="paragraph" style:parent-style-name="Standard">
      <style:text-properties style:font-name="Cambria" officeooo:rsid="01c93220" officeooo:paragraph-rsid="01c93220"/>
    </style:style>
    <style:style style:name="P87" style:family="paragraph" style:parent-style-name="Standard">
      <style:text-properties style:font-name="Cambria" officeooo:rsid="01df5ed0" officeooo:paragraph-rsid="01df5ed0"/>
    </style:style>
    <style:style style:name="P88" style:family="paragraph" style:parent-style-name="Standard">
      <style:text-properties style:font-name="Cambria" officeooo:rsid="01e0af12" officeooo:paragraph-rsid="01e0af12"/>
    </style:style>
    <style:style style:name="P89" style:family="paragraph" style:parent-style-name="Standard">
      <style:text-properties style:font-name="Cambria" officeooo:rsid="01e0af12" officeooo:paragraph-rsid="01f09a0a"/>
    </style:style>
    <style:style style:name="P90" style:family="paragraph" style:parent-style-name="Standard">
      <style:text-properties style:font-name="Cambria" officeooo:rsid="01e5b183" officeooo:paragraph-rsid="01e5b183"/>
    </style:style>
    <style:style style:name="P91" style:family="paragraph" style:parent-style-name="Standard">
      <style:text-properties style:font-name="Cambria" officeooo:rsid="01e9f804" officeooo:paragraph-rsid="01e9f804"/>
    </style:style>
    <style:style style:name="P92" style:family="paragraph" style:parent-style-name="Standard">
      <style:text-properties style:font-name="Cambria" officeooo:rsid="01f07e91" officeooo:paragraph-rsid="01f07e91"/>
    </style:style>
    <style:style style:name="P93" style:family="paragraph" style:parent-style-name="Standard">
      <style:text-properties style:font-name="Cambria" officeooo:rsid="01f3aade" officeooo:paragraph-rsid="01f3aade"/>
    </style:style>
    <style:style style:name="P94" style:family="paragraph" style:parent-style-name="Standard">
      <style:text-properties style:font-name="Cambria" officeooo:rsid="01f3aade" officeooo:paragraph-rsid="023e3b57"/>
    </style:style>
    <style:style style:name="P95" style:family="paragraph" style:parent-style-name="Standard">
      <style:text-properties style:font-name="Cambria" officeooo:rsid="01f505e4" officeooo:paragraph-rsid="01f505e4"/>
    </style:style>
    <style:style style:name="P96" style:family="paragraph" style:parent-style-name="Standard">
      <style:text-properties style:font-name="Ubuntu Mono" fo:font-weight="bold" officeooo:rsid="01551d56" officeooo:paragraph-rsid="01551d56" style:font-weight-asian="bold" style:font-weight-complex="bold"/>
    </style:style>
    <style:style style:name="P97" style:family="paragraph" style:parent-style-name="Standard">
      <style:text-properties style:font-name="Ubuntu Mono" fo:font-weight="bold" officeooo:rsid="01f3aade" officeooo:paragraph-rsid="01f3aade" style:font-weight-asian="bold" style:font-weight-complex="bold"/>
    </style:style>
    <style:style style:name="P98" style:family="paragraph" style:parent-style-name="Standard" style:master-page-name="">
      <loext:graphic-properties draw:fill="none"/>
      <style:paragraph-properties fo:margin-left="0.499cm" fo:margin-right="0cm" fo:margin-top="0cm" fo:margin-bottom="0cm" loext:contextual-spacing="false" fo:text-indent="0cm" style:auto-text-indent="false" style:page-number="auto" fo:background-color="transparent"/>
      <style:text-properties style:font-name="Cambria" fo:font-size="12pt" officeooo:rsid="004447e7" officeooo:paragraph-rsid="004447e7" style:font-size-asian="12pt" style:font-size-complex="12pt"/>
    </style:style>
    <style:style style:name="P99" style:family="paragraph" style:parent-style-name="Standard" style:master-page-name="">
      <loext:graphic-properties draw:fill="none"/>
      <style:paragraph-properties fo:margin-left="0.499cm" fo:margin-right="0cm" fo:margin-top="0cm" fo:margin-bottom="0cm" loext:contextual-spacing="false" fo:text-indent="0cm" style:auto-text-indent="false" style:page-number="auto" fo:background-color="transparent"/>
      <style:text-properties style:font-name="Cambria" fo:font-size="12pt" style:font-size-asian="12pt" style:font-size-complex="12pt"/>
    </style:style>
    <style:style style:name="P100" style:family="paragraph" style:parent-style-name="Standard" style:master-page-name="">
      <loext:graphic-properties draw:fill="none"/>
      <style:paragraph-properties fo:margin-left="0.499cm" fo:margin-right="0cm" fo:margin-top="0cm" fo:margin-bottom="0cm" loext:contextual-spacing="false" fo:text-indent="0cm" style:auto-text-indent="false" style:page-number="auto" fo:background-color="transparent"/>
      <style:text-properties style:font-name="Cambria" fo:font-size="12pt" officeooo:rsid="0037b08a" officeooo:paragraph-rsid="0037b08a" style:font-size-asian="12pt" style:font-size-complex="12pt"/>
    </style:style>
    <style:style style:name="P101" style:family="paragraph" style:parent-style-name="Standard" style:master-page-name="">
      <loext:graphic-properties draw:fill="none"/>
      <style:paragraph-properties fo:margin-left="0.499cm" fo:margin-right="0cm" fo:margin-top="0cm" fo:margin-bottom="0cm" loext:contextual-spacing="false" fo:text-indent="0cm" style:auto-text-indent="false" style:page-number="auto" fo:background-color="transparent"/>
      <style:text-properties style:font-name="Cambria" fo:font-size="12pt" officeooo:rsid="003cddd0" officeooo:paragraph-rsid="003ed6eb" style:font-size-asian="12pt" style:font-size-complex="12pt"/>
    </style:style>
    <style:style style:name="P102" style:family="paragraph" style:parent-style-name="Standard" style:master-page-name="">
      <loext:graphic-properties draw:fill="none"/>
      <style:paragraph-properties fo:margin-left="0.499cm" fo:margin-right="0cm" fo:margin-top="0cm" fo:margin-bottom="0cm" loext:contextual-spacing="false" fo:text-indent="0cm" style:auto-text-indent="false" style:page-number="auto" fo:background-color="transparent"/>
      <style:text-properties style:font-name="Cambria" fo:font-size="12pt" officeooo:rsid="0057211e" officeooo:paragraph-rsid="0057211e" style:font-size-asian="12pt" style:font-size-complex="12pt"/>
    </style:style>
    <style:style style:name="P103" style:family="paragraph" style:parent-style-name="Standard" style:master-page-name="">
      <loext:graphic-properties draw:fill="none"/>
      <style:paragraph-properties fo:margin-left="0.499cm" fo:margin-right="0cm" fo:margin-top="0cm" fo:margin-bottom="0cm" loext:contextual-spacing="false" fo:text-indent="0cm" style:auto-text-indent="false" style:page-number="auto" fo:background-color="transparent"/>
      <style:text-properties style:font-name="Cambria" fo:font-size="12pt" officeooo:rsid="003fd537" officeooo:paragraph-rsid="003fd537" style:font-size-asian="12pt" style:font-size-complex="12pt"/>
    </style:style>
    <style:style style:name="P104" style:family="paragraph" style:parent-style-name="Standard" style:master-page-name="">
      <loext:graphic-properties draw:fill="none"/>
      <style:paragraph-properties fo:margin-left="0.499cm" fo:margin-right="0cm" fo:margin-top="0cm" fo:margin-bottom="0cm" loext:contextual-spacing="false" fo:text-indent="0cm" style:auto-text-indent="false" style:page-number="auto" fo:background-color="transparent"/>
      <style:text-properties style:font-name="Cambria" officeooo:rsid="007e7ed5" officeooo:paragraph-rsid="007e7ed5"/>
    </style:style>
    <style:style style:name="P105" style:family="paragraph" style:parent-style-name="Standard" style:master-page-name="">
      <loext:graphic-properties draw:fill="none"/>
      <style:paragraph-properties fo:margin-left="0.499cm" fo:margin-right="0cm" fo:margin-top="0cm" fo:margin-bottom="0cm" loext:contextual-spacing="false" fo:text-indent="0cm" style:auto-text-indent="false" style:page-number="auto" fo:background-color="transparent"/>
      <style:text-properties style:font-name="Cambria" officeooo:rsid="00a170ed" officeooo:paragraph-rsid="00a170ed"/>
    </style:style>
    <style:style style:name="P106" style:family="paragraph" style:parent-style-name="Standard" style:master-page-name="">
      <loext:graphic-properties draw:fill="none"/>
      <style:paragraph-properties fo:margin-left="0.499cm" fo:margin-right="0cm" fo:margin-top="0cm" fo:margin-bottom="0cm" loext:contextual-spacing="false" fo:text-indent="0cm" style:auto-text-indent="false" style:page-number="auto" fo:background-color="transparent"/>
      <style:text-properties style:font-name="Cambria" officeooo:rsid="00838a4c" officeooo:paragraph-rsid="00838a4c"/>
    </style:style>
    <style:style style:name="P107" style:family="paragraph" style:parent-style-name="Standard" style:master-page-name="">
      <loext:graphic-properties draw:fill="none"/>
      <style:paragraph-properties fo:margin-left="0.499cm" fo:margin-right="0cm" fo:margin-top="0cm" fo:margin-bottom="0cm" loext:contextual-spacing="false" fo:text-indent="0cm" style:auto-text-indent="false" style:page-number="auto" fo:background-color="transparent"/>
      <style:text-properties style:font-name="Cambria" officeooo:rsid="0088a422" officeooo:paragraph-rsid="0088a422"/>
    </style:style>
    <style:style style:name="P108" style:family="paragraph" style:parent-style-name="Standard" style:master-page-name="">
      <loext:graphic-properties draw:fill="none"/>
      <style:paragraph-properties fo:margin-left="0.499cm" fo:margin-right="0cm" fo:margin-top="0cm" fo:margin-bottom="0cm" loext:contextual-spacing="false" fo:text-indent="0cm" style:auto-text-indent="false" style:page-number="auto" fo:background-color="transparent"/>
      <style:text-properties style:font-name="Cambria" officeooo:rsid="008d0291" officeooo:paragraph-rsid="008d0291"/>
    </style:style>
    <style:style style:name="P109" style:family="paragraph" style:parent-style-name="Standard" style:master-page-name="">
      <loext:graphic-properties draw:fill="none"/>
      <style:paragraph-properties fo:margin-left="0.499cm" fo:margin-right="0cm" fo:margin-top="0cm" fo:margin-bottom="0cm" loext:contextual-spacing="false" fo:text-indent="0cm" style:auto-text-indent="false" style:page-number="auto" fo:background-color="transparent"/>
      <style:text-properties style:font-name="Cambria" officeooo:rsid="00940e9a" officeooo:paragraph-rsid="00940e9a"/>
    </style:style>
    <style:style style:name="P110" style:family="paragraph" style:parent-style-name="Standard" style:master-page-name="">
      <loext:graphic-properties draw:fill="none"/>
      <style:paragraph-properties fo:margin-left="0.499cm" fo:margin-right="0cm" fo:margin-top="0cm" fo:margin-bottom="0cm" loext:contextual-spacing="false" fo:text-indent="0cm" style:auto-text-indent="false" style:page-number="auto" fo:background-color="transparent"/>
      <style:text-properties style:font-name="Cambria" officeooo:rsid="00b3ea20" officeooo:paragraph-rsid="00b3ea20"/>
    </style:style>
    <style:style style:name="P111" style:family="paragraph" style:parent-style-name="Standard" style:master-page-name="">
      <loext:graphic-properties draw:fill="none"/>
      <style:paragraph-properties fo:margin-left="0.499cm" fo:margin-right="0cm" fo:margin-top="0cm" fo:margin-bottom="0cm" loext:contextual-spacing="false" fo:text-indent="0cm" style:auto-text-indent="false" style:page-number="auto" fo:background-color="transparent"/>
      <style:text-properties style:font-name="Cambria" officeooo:rsid="00b78f2c" officeooo:paragraph-rsid="00b78f2c"/>
    </style:style>
    <style:style style:name="P112" style:family="paragraph" style:parent-style-name="Standard" style:master-page-name="">
      <loext:graphic-properties draw:fill="none"/>
      <style:paragraph-properties fo:margin-left="0.499cm" fo:margin-right="0cm" fo:margin-top="0cm" fo:margin-bottom="0cm" loext:contextual-spacing="false" fo:text-indent="0cm" style:auto-text-indent="false" style:page-number="auto" fo:background-color="transparent"/>
      <style:text-properties style:font-name="Cambria" officeooo:rsid="00c2d95d" officeooo:paragraph-rsid="00c2d95d"/>
    </style:style>
    <style:style style:name="P113" style:family="paragraph" style:parent-style-name="Standard" style:master-page-name="">
      <loext:graphic-properties draw:fill="none"/>
      <style:paragraph-properties fo:margin-left="0.499cm" fo:margin-right="0cm" fo:margin-top="0cm" fo:margin-bottom="0cm" loext:contextual-spacing="false" fo:text-indent="0cm" style:auto-text-indent="false" style:page-number="auto" fo:background-color="transparent"/>
      <style:text-properties style:font-name="Cambria" officeooo:rsid="0161565c" officeooo:paragraph-rsid="0161565c"/>
    </style:style>
    <style:style style:name="P114" style:family="paragraph" style:parent-style-name="Standard" style:master-page-name="">
      <loext:graphic-properties draw:fill="none"/>
      <style:paragraph-properties fo:margin-left="0.499cm" fo:margin-right="0cm" fo:margin-top="0cm" fo:margin-bottom="0cm" loext:contextual-spacing="false" fo:text-indent="0cm" style:auto-text-indent="false" style:page-number="auto" fo:background-color="transparent"/>
      <style:text-properties style:font-name="Cambria" officeooo:rsid="01653037" officeooo:paragraph-rsid="01653037"/>
    </style:style>
    <style:style style:name="P115" style:family="paragraph" style:parent-style-name="Standard" style:master-page-name="">
      <loext:graphic-properties draw:fill="none"/>
      <style:paragraph-properties fo:margin-left="0.499cm" fo:margin-right="0cm" fo:margin-top="0cm" fo:margin-bottom="0cm" loext:contextual-spacing="false" fo:text-indent="0cm" style:auto-text-indent="false" style:page-number="auto" fo:background-color="transparent"/>
      <style:text-properties style:font-name="Ubuntu Mono" officeooo:rsid="00aef996" officeooo:paragraph-rsid="00aef996"/>
    </style:style>
    <style:style style:name="P116" style:family="paragraph" style:parent-style-name="Standard" style:master-page-name="">
      <loext:graphic-properties draw:fill="none"/>
      <style:paragraph-properties fo:margin-left="0.499cm" fo:margin-right="0cm" fo:margin-top="0cm" fo:margin-bottom="0cm" loext:contextual-spacing="false" fo:text-indent="0cm" style:auto-text-indent="false" style:page-number="auto" fo:background-color="transparent"/>
      <style:text-properties style:font-name="Ubuntu Mono" officeooo:rsid="016b3732" officeooo:paragraph-rsid="016b3732"/>
    </style:style>
    <style:style style:name="P117"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fo:font-size="12pt" style:font-size-asian="12pt" style:font-size-complex="12pt"/>
    </style:style>
    <style:style style:name="P118"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fo:font-size="12pt" officeooo:rsid="0037b08a" officeooo:paragraph-rsid="0037b08a" style:font-size-asian="12pt" style:font-size-complex="12pt"/>
    </style:style>
    <style:style style:name="P119"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fo:font-size="12pt" officeooo:rsid="0038917a" officeooo:paragraph-rsid="0038917a" style:font-size-asian="12pt" style:font-size-complex="12pt"/>
    </style:style>
    <style:style style:name="P120"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fo:font-size="12pt" officeooo:rsid="003fd537" officeooo:paragraph-rsid="003fd537" style:font-size-asian="12pt" style:font-size-complex="12pt"/>
    </style:style>
    <style:style style:name="P121"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fo:font-size="12pt" officeooo:rsid="00407bbb" officeooo:paragraph-rsid="00407bbb" style:font-size-asian="12pt" style:font-size-complex="12pt"/>
    </style:style>
    <style:style style:name="P122"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fo:font-size="12pt" officeooo:rsid="0045f7c4" officeooo:paragraph-rsid="0045f7c4" style:font-size-asian="12pt" style:font-size-complex="12pt"/>
    </style:style>
    <style:style style:name="P123"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fo:font-size="12pt" officeooo:rsid="004a691f" officeooo:paragraph-rsid="004a691f" style:font-size-asian="12pt" style:font-size-complex="12pt"/>
    </style:style>
    <style:style style:name="P124"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fo:font-size="12pt" officeooo:rsid="003d46c0" officeooo:paragraph-rsid="003ed6eb" style:font-size-asian="12pt" style:font-size-complex="12pt"/>
    </style:style>
    <style:style style:name="P125"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officeooo:rsid="00810e4e" officeooo:paragraph-rsid="00810e4e"/>
    </style:style>
    <style:style style:name="P126"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officeooo:rsid="00838a4c" officeooo:paragraph-rsid="00838a4c"/>
    </style:style>
    <style:style style:name="P127"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officeooo:rsid="00852261" officeooo:paragraph-rsid="00852261"/>
    </style:style>
    <style:style style:name="P128"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officeooo:rsid="0088a422" officeooo:paragraph-rsid="0088a422"/>
    </style:style>
    <style:style style:name="P129"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officeooo:rsid="0089cd65" officeooo:paragraph-rsid="0089cd65"/>
    </style:style>
    <style:style style:name="P130"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officeooo:rsid="008b2ee9" officeooo:paragraph-rsid="008b2ee9"/>
    </style:style>
    <style:style style:name="P131"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officeooo:rsid="008d0291" officeooo:paragraph-rsid="008d0291"/>
    </style:style>
    <style:style style:name="P132"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officeooo:rsid="008d4396" officeooo:paragraph-rsid="008d4396"/>
    </style:style>
    <style:style style:name="P133"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officeooo:rsid="008eaed9" officeooo:paragraph-rsid="008eaed9"/>
    </style:style>
    <style:style style:name="P134"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officeooo:rsid="009002aa" officeooo:paragraph-rsid="009002aa"/>
    </style:style>
    <style:style style:name="P135"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officeooo:rsid="009050a0" officeooo:paragraph-rsid="009050a0"/>
    </style:style>
    <style:style style:name="P136"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officeooo:rsid="00915dbe" officeooo:paragraph-rsid="00915dbe"/>
    </style:style>
    <style:style style:name="P137"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officeooo:rsid="00917e68" officeooo:paragraph-rsid="00917e68"/>
    </style:style>
    <style:style style:name="P138"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officeooo:rsid="00956663" officeooo:paragraph-rsid="00956663"/>
    </style:style>
    <style:style style:name="P139"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officeooo:rsid="009761ea" officeooo:paragraph-rsid="009761ea"/>
    </style:style>
    <style:style style:name="P140"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officeooo:rsid="00981b28" officeooo:paragraph-rsid="00981b28"/>
    </style:style>
    <style:style style:name="P141"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officeooo:rsid="00a36bae" officeooo:paragraph-rsid="00a36bae"/>
    </style:style>
    <style:style style:name="P142"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officeooo:rsid="00a49f31" officeooo:paragraph-rsid="00a49f31"/>
    </style:style>
    <style:style style:name="P143"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officeooo:rsid="00a5bf43" officeooo:paragraph-rsid="00a5bf43"/>
    </style:style>
    <style:style style:name="P144"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officeooo:rsid="00a6776b" officeooo:paragraph-rsid="00a6776b"/>
    </style:style>
    <style:style style:name="P145"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officeooo:rsid="00a846d1" officeooo:paragraph-rsid="00a846d1"/>
    </style:style>
    <style:style style:name="P146"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officeooo:rsid="00aa1ecb" officeooo:paragraph-rsid="00aa1ecb"/>
    </style:style>
    <style:style style:name="P147"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officeooo:rsid="00aef996" officeooo:paragraph-rsid="00aef996"/>
    </style:style>
    <style:style style:name="P148"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officeooo:rsid="00b13ada" officeooo:paragraph-rsid="00b13ada"/>
    </style:style>
    <style:style style:name="P149"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officeooo:rsid="00b29f6f" officeooo:paragraph-rsid="00b29f6f"/>
    </style:style>
    <style:style style:name="P150"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officeooo:rsid="00b84df5" officeooo:paragraph-rsid="00b84df5"/>
    </style:style>
    <style:style style:name="P151"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officeooo:rsid="00ba743d" officeooo:paragraph-rsid="00ba743d"/>
    </style:style>
    <style:style style:name="P152"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officeooo:rsid="00bad944" officeooo:paragraph-rsid="00bad944"/>
    </style:style>
    <style:style style:name="P153"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officeooo:rsid="00bd5035" officeooo:paragraph-rsid="00bd5035"/>
    </style:style>
    <style:style style:name="P154"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officeooo:rsid="00beb365" officeooo:paragraph-rsid="00beb365"/>
    </style:style>
    <style:style style:name="P155"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officeooo:rsid="00c2d95d" officeooo:paragraph-rsid="00c2d95d"/>
    </style:style>
    <style:style style:name="P156"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officeooo:rsid="00c4c2c7" officeooo:paragraph-rsid="00c4c2c7"/>
    </style:style>
    <style:style style:name="P157"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officeooo:rsid="00c4e86f" officeooo:paragraph-rsid="00c4e86f"/>
    </style:style>
    <style:style style:name="P158"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officeooo:rsid="00c6c2e0" officeooo:paragraph-rsid="00c6c2e0"/>
    </style:style>
    <style:style style:name="P159"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officeooo:rsid="00c76a7b" officeooo:paragraph-rsid="00c76a7b"/>
    </style:style>
    <style:style style:name="P160"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officeooo:rsid="00c87357" officeooo:paragraph-rsid="00c87357"/>
    </style:style>
    <style:style style:name="P161"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officeooo:rsid="00c8dd6b" officeooo:paragraph-rsid="00c8dd6b"/>
    </style:style>
    <style:style style:name="P162"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officeooo:rsid="0165c649" officeooo:paragraph-rsid="0166d5aa"/>
    </style:style>
    <style:style style:name="P163"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officeooo:rsid="016b3732" officeooo:paragraph-rsid="016b3732"/>
    </style:style>
    <style:style style:name="P164"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officeooo:rsid="016cc539" officeooo:paragraph-rsid="016cc539"/>
    </style:style>
    <style:style style:name="P165"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officeooo:rsid="016d21be" officeooo:paragraph-rsid="016d21be"/>
    </style:style>
    <style:style style:name="P166"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officeooo:rsid="016d21be" officeooo:paragraph-rsid="0177fae8"/>
    </style:style>
    <style:style style:name="P167" style:family="paragraph" style:parent-style-name="Standard">
      <loext:graphic-properties draw:fill="none"/>
      <style:paragraph-properties fo:margin-left="0.499cm" fo:margin-right="0cm" fo:margin-top="0cm" fo:margin-bottom="0cm" loext:contextual-spacing="false" fo:text-indent="0cm" style:auto-text-indent="false" fo:background-color="transparent"/>
      <style:text-properties style:font-name="Cambria" officeooo:rsid="016dcc7b" officeooo:paragraph-rsid="016dcc7b"/>
    </style:style>
    <style:style style:name="P168"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Ubuntu Mono" officeooo:rsid="00f55780" officeooo:paragraph-rsid="00f55780"/>
    </style:style>
    <style:style style:name="P169"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Ubuntu Mono" officeooo:rsid="014768e0" officeooo:paragraph-rsid="014768e0"/>
    </style:style>
    <style:style style:name="P170"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Ubuntu Mono" officeooo:rsid="0180ddae" officeooo:paragraph-rsid="0180ddae"/>
    </style:style>
    <style:style style:name="P171"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Cambria" officeooo:rsid="00fcc6c5" officeooo:paragraph-rsid="00fcc6c5"/>
    </style:style>
    <style:style style:name="P172"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Cambria" officeooo:rsid="013b8cfe" officeooo:paragraph-rsid="013b8cfe"/>
    </style:style>
    <style:style style:name="P173"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Cambria" officeooo:rsid="014b51d0" officeooo:paragraph-rsid="014b51d0"/>
    </style:style>
    <style:style style:name="P174"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Cambria" officeooo:paragraph-rsid="017c6e53"/>
    </style:style>
    <style:style style:name="P175"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Cambria" officeooo:rsid="017d6170" officeooo:paragraph-rsid="017d6170"/>
    </style:style>
    <style:style style:name="P176"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Cambria" officeooo:rsid="017fea87" officeooo:paragraph-rsid="017fea87"/>
    </style:style>
    <style:style style:name="P177"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Cambria" officeooo:rsid="01970754" officeooo:paragraph-rsid="01970754"/>
    </style:style>
    <style:style style:name="P178"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Cambria" officeooo:rsid="01992bcc" officeooo:paragraph-rsid="01992bcc"/>
    </style:style>
    <style:style style:name="P179"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Cambria" officeooo:rsid="019c6b18" officeooo:paragraph-rsid="019c6b18"/>
    </style:style>
    <style:style style:name="P180"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Cambria" officeooo:paragraph-rsid="019dde4c"/>
    </style:style>
    <style:style style:name="P181"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Cambria" officeooo:rsid="01aa4d6b" officeooo:paragraph-rsid="01aa4d6b"/>
    </style:style>
    <style:style style:name="P182"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Cambria" officeooo:rsid="01ada086" officeooo:paragraph-rsid="01ada086"/>
    </style:style>
    <style:style style:name="P183"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Cambria" officeooo:rsid="01bb028b" officeooo:paragraph-rsid="01bb028b"/>
    </style:style>
    <style:style style:name="P184"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Cambria" officeooo:rsid="01bf45ce" officeooo:paragraph-rsid="01bf45ce"/>
    </style:style>
    <style:style style:name="P185"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Cambria" officeooo:rsid="01c2e00b" officeooo:paragraph-rsid="01c2e00b"/>
    </style:style>
    <style:style style:name="P186"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Cambria" officeooo:rsid="01c75182" officeooo:paragraph-rsid="01c75182"/>
    </style:style>
    <style:style style:name="P187"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Cambria" officeooo:rsid="01c93220" officeooo:paragraph-rsid="01c93220"/>
    </style:style>
    <style:style style:name="P188"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Cambria" officeooo:rsid="01e0af12" officeooo:paragraph-rsid="01e0af12"/>
    </style:style>
    <style:style style:name="P189"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Cambria" officeooo:rsid="01e75454" officeooo:paragraph-rsid="01e75454"/>
    </style:style>
    <style:style style:name="P190"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Cambria" officeooo:rsid="01f09a0a" officeooo:paragraph-rsid="01f09a0a"/>
    </style:style>
    <style:style style:name="P191"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Cambria" officeooo:rsid="01f3aade" officeooo:paragraph-rsid="01f3aade"/>
    </style:style>
    <style:style style:name="P192"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193" style:family="paragraph" style:parent-style-name="Standard">
      <loext:graphic-properties draw:fill="none"/>
      <style:paragraph-properties fo:margin-left="0.499cm" fo:margin-right="0cm" fo:text-indent="0cm" style:auto-text-indent="false" fo:background-color="transparent"/>
      <style:text-properties style:font-name="Cambria" officeooo:rsid="00fcc6c5" officeooo:paragraph-rsid="00fcc6c5"/>
    </style:style>
    <style:style style:name="P194" style:family="paragraph" style:parent-style-name="Standard">
      <loext:graphic-properties draw:fill="none"/>
      <style:paragraph-properties fo:margin-left="0.499cm" fo:margin-right="0cm" fo:text-indent="0cm" style:auto-text-indent="false" fo:background-color="transparent"/>
      <style:text-properties style:font-name="Cambria" officeooo:rsid="00ff9492" officeooo:paragraph-rsid="00ff9492"/>
    </style:style>
    <style:style style:name="P195" style:family="paragraph" style:parent-style-name="Standard">
      <loext:graphic-properties draw:fill="none"/>
      <style:paragraph-properties fo:margin-left="0.499cm" fo:margin-right="0cm" fo:text-indent="0cm" style:auto-text-indent="false" fo:background-color="transparent"/>
      <style:text-properties style:font-name="Cambria" officeooo:rsid="0101fff8" officeooo:paragraph-rsid="0101fff8"/>
    </style:style>
    <style:style style:name="P196" style:family="paragraph" style:parent-style-name="Standard">
      <loext:graphic-properties draw:fill="none"/>
      <style:paragraph-properties fo:margin-left="0.499cm" fo:margin-right="0cm" fo:text-indent="0cm" style:auto-text-indent="false" fo:background-color="transparent"/>
      <style:text-properties style:font-name="Cambria" officeooo:rsid="013b8cfe" officeooo:paragraph-rsid="013b8cfe"/>
    </style:style>
    <style:style style:name="P197" style:family="paragraph" style:parent-style-name="Standard">
      <loext:graphic-properties draw:fill="none"/>
      <style:paragraph-properties fo:margin-left="0.499cm" fo:margin-right="0cm" fo:text-indent="0cm" style:auto-text-indent="false" fo:background-color="transparent"/>
      <style:text-properties style:font-name="Cambria" officeooo:rsid="013c38af" officeooo:paragraph-rsid="013c38af"/>
    </style:style>
    <style:style style:name="P198" style:family="paragraph" style:parent-style-name="Standard">
      <loext:graphic-properties draw:fill="none"/>
      <style:paragraph-properties fo:margin-left="0.499cm" fo:margin-right="0cm" fo:text-indent="0cm" style:auto-text-indent="false" fo:background-color="transparent"/>
      <style:text-properties style:font-name="Cambria" officeooo:rsid="013ca97f" officeooo:paragraph-rsid="013ca97f"/>
    </style:style>
    <style:style style:name="P199" style:family="paragraph" style:parent-style-name="Standard">
      <loext:graphic-properties draw:fill="none"/>
      <style:paragraph-properties fo:margin-left="0.499cm" fo:margin-right="0cm" fo:text-indent="0cm" style:auto-text-indent="false" fo:background-color="transparent"/>
      <style:text-properties style:font-name="Cambria" officeooo:rsid="013d22f2" officeooo:paragraph-rsid="013d22f2"/>
    </style:style>
    <style:style style:name="P200" style:family="paragraph" style:parent-style-name="Standard">
      <loext:graphic-properties draw:fill="none"/>
      <style:paragraph-properties fo:margin-left="0.499cm" fo:margin-right="0cm" fo:text-indent="0cm" style:auto-text-indent="false" fo:background-color="transparent"/>
      <style:text-properties style:font-name="Cambria" officeooo:rsid="0147d388" officeooo:paragraph-rsid="0147d388"/>
    </style:style>
    <style:style style:name="P201" style:family="paragraph" style:parent-style-name="Standard">
      <loext:graphic-properties draw:fill="none"/>
      <style:paragraph-properties fo:margin-left="0.499cm" fo:margin-right="0cm" fo:text-indent="0cm" style:auto-text-indent="false" fo:background-color="transparent"/>
      <style:text-properties style:font-name="Cambria" officeooo:rsid="0180ddae" officeooo:paragraph-rsid="0180ddae"/>
    </style:style>
    <style:style style:name="P202" style:family="paragraph" style:parent-style-name="Standard">
      <loext:graphic-properties draw:fill="none"/>
      <style:paragraph-properties fo:margin-left="0.499cm" fo:margin-right="0cm" fo:text-indent="0cm" style:auto-text-indent="false" fo:background-color="transparent"/>
      <style:text-properties style:font-name="Cambria" officeooo:rsid="0182dcb8" officeooo:paragraph-rsid="0182dcb8"/>
    </style:style>
    <style:style style:name="P203" style:family="paragraph" style:parent-style-name="Standard">
      <loext:graphic-properties draw:fill="none"/>
      <style:paragraph-properties fo:margin-left="0.499cm" fo:margin-right="0cm" fo:text-indent="0cm" style:auto-text-indent="false" fo:background-color="transparent"/>
      <style:text-properties style:font-name="Cambria" officeooo:rsid="01970754" officeooo:paragraph-rsid="01970754"/>
    </style:style>
    <style:style style:name="P204" style:family="paragraph" style:parent-style-name="Standard">
      <loext:graphic-properties draw:fill="none"/>
      <style:paragraph-properties fo:margin-left="0.499cm" fo:margin-right="0cm" fo:text-indent="0cm" style:auto-text-indent="false" fo:background-color="transparent"/>
      <style:text-properties style:font-name="Cambria" officeooo:rsid="01992bcc" officeooo:paragraph-rsid="01992bcc"/>
    </style:style>
    <style:style style:name="P205" style:family="paragraph" style:parent-style-name="Standard">
      <loext:graphic-properties draw:fill="none"/>
      <style:paragraph-properties fo:margin-left="0.499cm" fo:margin-right="0cm" fo:text-indent="0cm" style:auto-text-indent="false" fo:background-color="transparent"/>
      <style:text-properties style:font-name="Cambria" officeooo:rsid="019aa54c" officeooo:paragraph-rsid="019aa54c"/>
    </style:style>
    <style:style style:name="P206" style:family="paragraph" style:parent-style-name="Standard">
      <loext:graphic-properties draw:fill="none"/>
      <style:paragraph-properties fo:margin-left="0.499cm" fo:margin-right="0cm" fo:text-indent="0cm" style:auto-text-indent="false" fo:background-color="transparent"/>
      <style:text-properties style:font-name="Cambria" officeooo:rsid="019c6b18" officeooo:paragraph-rsid="019c6b18"/>
    </style:style>
    <style:style style:name="P207" style:family="paragraph" style:parent-style-name="Standard">
      <loext:graphic-properties draw:fill="none"/>
      <style:paragraph-properties fo:margin-left="0.499cm" fo:margin-right="0cm" fo:text-indent="0cm" style:auto-text-indent="false" fo:background-color="transparent"/>
      <style:text-properties style:font-name="Cambria" officeooo:paragraph-rsid="019dde4c"/>
    </style:style>
    <style:style style:name="P208" style:family="paragraph" style:parent-style-name="Standard">
      <loext:graphic-properties draw:fill="none"/>
      <style:paragraph-properties fo:margin-left="0.499cm" fo:margin-right="0cm" fo:text-indent="0cm" style:auto-text-indent="false" fo:background-color="transparent"/>
      <style:text-properties style:font-name="Cambria" officeooo:rsid="01aa4d6b" officeooo:paragraph-rsid="01aa4d6b"/>
    </style:style>
    <style:style style:name="P209" style:family="paragraph" style:parent-style-name="Standard">
      <loext:graphic-properties draw:fill="none"/>
      <style:paragraph-properties fo:margin-left="0.499cm" fo:margin-right="0cm" fo:text-indent="0cm" style:auto-text-indent="false" fo:background-color="transparent"/>
      <style:text-properties style:font-name="Cambria" officeooo:rsid="01ada086" officeooo:paragraph-rsid="01ada086"/>
    </style:style>
    <style:style style:name="P210" style:family="paragraph" style:parent-style-name="Standard">
      <loext:graphic-properties draw:fill="none"/>
      <style:paragraph-properties fo:margin-left="0.499cm" fo:margin-right="0cm" fo:text-indent="0cm" style:auto-text-indent="false" fo:background-color="transparent"/>
      <style:text-properties style:font-name="Cambria" officeooo:rsid="01bb028b" officeooo:paragraph-rsid="01bb028b"/>
    </style:style>
    <style:style style:name="P211" style:family="paragraph" style:parent-style-name="Standard">
      <loext:graphic-properties draw:fill="none"/>
      <style:paragraph-properties fo:margin-left="0.499cm" fo:margin-right="0cm" fo:text-indent="0cm" style:auto-text-indent="false" fo:background-color="transparent"/>
      <style:text-properties style:font-name="Cambria" officeooo:rsid="01bb41a9" officeooo:paragraph-rsid="01bb41a9"/>
    </style:style>
    <style:style style:name="P212" style:family="paragraph" style:parent-style-name="Standard">
      <loext:graphic-properties draw:fill="none"/>
      <style:paragraph-properties fo:margin-left="0.499cm" fo:margin-right="0cm" fo:text-indent="0cm" style:auto-text-indent="false" fo:background-color="transparent"/>
      <style:text-properties style:font-name="Cambria" officeooo:rsid="01bbed50" officeooo:paragraph-rsid="01bbed50"/>
    </style:style>
    <style:style style:name="P213" style:family="paragraph" style:parent-style-name="Standard">
      <loext:graphic-properties draw:fill="none"/>
      <style:paragraph-properties fo:margin-left="0.499cm" fo:margin-right="0cm" fo:text-indent="0cm" style:auto-text-indent="false" fo:background-color="transparent"/>
      <style:text-properties style:font-name="Cambria" officeooo:rsid="01bd75af" officeooo:paragraph-rsid="01bd75af"/>
    </style:style>
    <style:style style:name="P214" style:family="paragraph" style:parent-style-name="Standard">
      <loext:graphic-properties draw:fill="none"/>
      <style:paragraph-properties fo:margin-left="0.499cm" fo:margin-right="0cm" fo:text-indent="0cm" style:auto-text-indent="false" fo:background-color="transparent"/>
      <style:text-properties style:font-name="Cambria" officeooo:rsid="01be7a3c" officeooo:paragraph-rsid="01be7a3c"/>
    </style:style>
    <style:style style:name="P215" style:family="paragraph" style:parent-style-name="Standard">
      <loext:graphic-properties draw:fill="none"/>
      <style:paragraph-properties fo:margin-left="0.499cm" fo:margin-right="0cm" fo:text-indent="0cm" style:auto-text-indent="false" fo:background-color="transparent"/>
      <style:text-properties style:font-name="Cambria" officeooo:rsid="01bf5255" officeooo:paragraph-rsid="01bf5255"/>
    </style:style>
    <style:style style:name="P216" style:family="paragraph" style:parent-style-name="Standard">
      <loext:graphic-properties draw:fill="none"/>
      <style:paragraph-properties fo:margin-left="0.499cm" fo:margin-right="0cm" fo:text-indent="0cm" style:auto-text-indent="false" fo:background-color="transparent"/>
      <style:text-properties style:font-name="Cambria"/>
    </style:style>
    <style:style style:name="P217" style:family="paragraph" style:parent-style-name="Standard">
      <loext:graphic-properties draw:fill="none"/>
      <style:paragraph-properties fo:margin-left="0.499cm" fo:margin-right="0cm" fo:text-indent="0cm" style:auto-text-indent="false" fo:background-color="transparent"/>
      <style:text-properties style:font-name="Cambria" officeooo:rsid="01c12814" officeooo:paragraph-rsid="01c12814"/>
    </style:style>
    <style:style style:name="P218" style:family="paragraph" style:parent-style-name="Standard">
      <loext:graphic-properties draw:fill="none"/>
      <style:paragraph-properties fo:margin-left="0.499cm" fo:margin-right="0cm" fo:text-indent="0cm" style:auto-text-indent="false" fo:background-color="transparent"/>
      <style:text-properties style:font-name="Cambria" officeooo:rsid="01c2e00b" officeooo:paragraph-rsid="01c2e00b"/>
    </style:style>
    <style:style style:name="P219" style:family="paragraph" style:parent-style-name="Standard">
      <loext:graphic-properties draw:fill="none"/>
      <style:paragraph-properties fo:margin-left="0.499cm" fo:margin-right="0cm" fo:text-indent="0cm" style:auto-text-indent="false" fo:background-color="transparent"/>
      <style:text-properties style:font-name="Cambria" officeooo:rsid="01c4c78c" officeooo:paragraph-rsid="01c4c78c"/>
    </style:style>
    <style:style style:name="P220" style:family="paragraph" style:parent-style-name="Standard">
      <loext:graphic-properties draw:fill="none"/>
      <style:paragraph-properties fo:margin-left="0.499cm" fo:margin-right="0cm" fo:text-indent="0cm" style:auto-text-indent="false" fo:background-color="transparent"/>
      <style:text-properties style:font-name="Cambria" officeooo:rsid="01e75454" officeooo:paragraph-rsid="01e75454"/>
    </style:style>
    <style:style style:name="P221" style:family="paragraph" style:parent-style-name="Standard">
      <loext:graphic-properties draw:fill="none"/>
      <style:paragraph-properties fo:margin-left="0.499cm" fo:margin-right="0cm" fo:text-indent="0cm" style:auto-text-indent="false" fo:background-color="transparent"/>
      <style:text-properties style:font-name="Cambria" officeooo:rsid="01f3aade" officeooo:paragraph-rsid="01f3aade"/>
    </style:style>
    <style:style style:name="P222" style:family="paragraph" style:parent-style-name="Standard">
      <loext:graphic-properties draw:fill="none"/>
      <style:paragraph-properties fo:margin-left="0.499cm" fo:margin-right="0cm" fo:text-indent="0cm" style:auto-text-indent="false" fo:background-color="transparent"/>
      <style:text-properties style:font-name="Ubuntu Mono" officeooo:rsid="0180ddae" officeooo:paragraph-rsid="0180ddae"/>
    </style:style>
    <style:style style:name="P223" style:family="paragraph" style:parent-style-name="Standard">
      <loext:graphic-properties draw:fill="none"/>
      <style:paragraph-properties fo:margin-left="0.499cm" fo:margin-right="0cm" fo:text-indent="0cm" style:auto-text-indent="false" fo:background-color="transparent"/>
      <style:text-properties style:font-name="Ubuntu Mono" fo:font-weight="bold" officeooo:rsid="019dde4c" officeooo:paragraph-rsid="019dde4c" style:font-weight-asian="bold" style:font-weight-complex="bold"/>
    </style:style>
    <style:style style:name="P224" style:family="paragraph" style:parent-style-name="Standard">
      <loext:graphic-properties draw:fill="none"/>
      <style:paragraph-properties fo:margin-left="0.499cm" fo:margin-right="0cm" fo:text-indent="0cm" style:auto-text-indent="false" fo:background-color="transparent"/>
      <style:text-properties style:font-name="Ubuntu Mono" officeooo:rsid="01aa4d6b" officeooo:paragraph-rsid="01aa4d6b"/>
    </style:style>
    <style:style style:name="P225" style:family="paragraph" style:parent-style-name="Standard">
      <loext:graphic-properties draw:fill="none"/>
      <style:paragraph-properties fo:margin-left="0.499cm" fo:margin-right="0cm" fo:text-indent="0cm" style:auto-text-indent="false" fo:background-color="transparent"/>
      <style:text-properties style:font-name="Ubuntu Mono" officeooo:rsid="01af1954" officeooo:paragraph-rsid="01af1954"/>
    </style:style>
    <style:style style:name="P226" style:family="paragraph" style:parent-style-name="Standard">
      <loext:graphic-properties draw:fill="none"/>
      <style:paragraph-properties fo:margin-left="0.499cm" fo:margin-right="0cm" fo:text-indent="0cm" style:auto-text-indent="false" fo:background-color="transparent"/>
      <style:text-properties style:font-name="Ubuntu Mono" officeooo:rsid="01bb028b" officeooo:paragraph-rsid="01bb028b"/>
    </style:style>
    <style:style style:name="P227" style:family="paragraph" style:parent-style-name="Standard">
      <loext:graphic-properties draw:fill="none"/>
      <style:paragraph-properties fo:margin-left="0.499cm" fo:margin-right="0cm" fo:text-indent="0cm" style:auto-text-indent="false" fo:background-color="transparent"/>
      <style:text-properties style:font-name="Ubuntu Mono" officeooo:rsid="01bb41a9" officeooo:paragraph-rsid="01bb41a9"/>
    </style:style>
    <style:style style:name="P228" style:family="paragraph" style:parent-style-name="Standard">
      <loext:graphic-properties draw:fill="none"/>
      <style:paragraph-properties fo:margin-left="0.499cm" fo:margin-right="0cm" fo:text-indent="0cm" style:auto-text-indent="false" fo:background-color="transparent"/>
      <style:text-properties style:font-name="Ubuntu Mono" officeooo:rsid="01bbed50" officeooo:paragraph-rsid="01bbed50"/>
    </style:style>
    <style:style style:name="P229" style:family="paragraph" style:parent-style-name="Standard">
      <loext:graphic-properties draw:fill="none"/>
      <style:paragraph-properties fo:margin-left="0.499cm" fo:margin-right="0cm" fo:text-indent="0cm" style:auto-text-indent="false" fo:background-color="transparent"/>
      <style:text-properties style:font-name="Ubuntu Mono" officeooo:rsid="01bd75af" officeooo:paragraph-rsid="01bd75af"/>
    </style:style>
    <style:style style:name="P230" style:family="paragraph" style:parent-style-name="Standard">
      <loext:graphic-properties draw:fill="none"/>
      <style:paragraph-properties fo:margin-left="0.499cm" fo:margin-right="0cm" fo:text-indent="0cm" style:auto-text-indent="false" fo:background-color="transparent"/>
      <style:text-properties style:font-name="Ubuntu Mono" officeooo:rsid="01be7a3c" officeooo:paragraph-rsid="01be7a3c"/>
    </style:style>
    <style:style style:name="P231" style:family="paragraph" style:parent-style-name="Standard">
      <loext:graphic-properties draw:fill="none"/>
      <style:paragraph-properties fo:margin-left="0.499cm" fo:margin-right="0cm" fo:text-indent="0cm" style:auto-text-indent="false" fo:background-color="transparent"/>
      <style:text-properties style:font-name="Ubuntu Mono" officeooo:rsid="01c4c78c" officeooo:paragraph-rsid="01c4c78c"/>
    </style:style>
    <style:style style:name="P232" style:family="paragraph" style:parent-style-name="Standard">
      <loext:graphic-properties draw:fill="none"/>
      <style:paragraph-properties fo:margin-left="0.499cm" fo:margin-right="0cm" fo:text-indent="0cm" style:auto-text-indent="false" fo:background-color="transparent"/>
      <style:text-properties style:font-name="Ubuntu Mono" officeooo:rsid="01e9f804" officeooo:paragraph-rsid="01e9f804"/>
    </style:style>
    <style:style style:name="P233"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Ubuntu Mono"/>
    </style:style>
    <style:style style:name="P234"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Ubuntu Mono" officeooo:rsid="012b771d" officeooo:paragraph-rsid="012b771d"/>
    </style:style>
    <style:style style:name="P235"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Ubuntu Mono" officeooo:rsid="017cadd9" officeooo:paragraph-rsid="017cadd9"/>
    </style:style>
    <style:style style:name="P236"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Ubuntu Mono" fo:font-weight="normal" officeooo:paragraph-rsid="019dde4c" style:font-weight-asian="normal" style:font-weight-complex="normal"/>
    </style:style>
    <style:style style:name="P237"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Cambria" officeooo:rsid="010706e3" officeooo:paragraph-rsid="010706e3"/>
    </style:style>
    <style:style style:name="P238"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Cambria" officeooo:rsid="0113ee00" officeooo:paragraph-rsid="0113ee00"/>
    </style:style>
    <style:style style:name="P239"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Cambria" officeooo:rsid="0129224f" officeooo:paragraph-rsid="0129224f"/>
    </style:style>
    <style:style style:name="P240"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Cambria" officeooo:rsid="017e7916" officeooo:paragraph-rsid="017e7916"/>
    </style:style>
    <style:style style:name="P241"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Cambria" officeooo:rsid="019c6b18" officeooo:paragraph-rsid="019c6b18"/>
    </style:style>
    <style:style style:name="P242"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Cambria" officeooo:rsid="01bf7406" officeooo:paragraph-rsid="01bf7406"/>
    </style:style>
    <style:style style:name="P243"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Cambria" officeooo:rsid="01c12814" officeooo:paragraph-rsid="01c12814"/>
    </style:style>
    <style:style style:name="P244"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Cambria" officeooo:rsid="01f3aade" officeooo:paragraph-rsid="01f3aade"/>
    </style:style>
    <style:style style:name="P245" style:family="paragraph" style:parent-style-name="Standard">
      <loext:graphic-properties draw:fill="none"/>
      <style:paragraph-properties fo:margin-left="1cm" fo:margin-right="0cm" fo:text-indent="0cm" style:auto-text-indent="false" fo:background-color="transparent"/>
      <style:text-properties style:font-name="Cambria" officeooo:rsid="0108e595" officeooo:paragraph-rsid="0108e595"/>
    </style:style>
    <style:style style:name="P246" style:family="paragraph" style:parent-style-name="Standard">
      <loext:graphic-properties draw:fill="none"/>
      <style:paragraph-properties fo:margin-left="1cm" fo:margin-right="0cm" fo:text-indent="0cm" style:auto-text-indent="false" fo:background-color="transparent"/>
      <style:text-properties style:font-name="Cambria" officeooo:rsid="00f6fda5" officeooo:paragraph-rsid="00f55780"/>
    </style:style>
    <style:style style:name="P247" style:family="paragraph" style:parent-style-name="Standard">
      <loext:graphic-properties draw:fill="none"/>
      <style:paragraph-properties fo:margin-left="1cm" fo:margin-right="0cm" fo:text-indent="0cm" style:auto-text-indent="false" fo:background-color="transparent"/>
      <style:text-properties style:font-name="Cambria" officeooo:rsid="010a6903" officeooo:paragraph-rsid="010a6903"/>
    </style:style>
    <style:style style:name="P248" style:family="paragraph" style:parent-style-name="Standard">
      <loext:graphic-properties draw:fill="none"/>
      <style:paragraph-properties fo:margin-left="1cm" fo:margin-right="0cm" fo:text-indent="0cm" style:auto-text-indent="false" fo:background-color="transparent"/>
      <style:text-properties style:font-name="Cambria" officeooo:rsid="010a949e" officeooo:paragraph-rsid="010a949e"/>
    </style:style>
    <style:style style:name="P249" style:family="paragraph" style:parent-style-name="Standard">
      <loext:graphic-properties draw:fill="none"/>
      <style:paragraph-properties fo:margin-left="1cm" fo:margin-right="0cm" fo:text-indent="0cm" style:auto-text-indent="false" fo:background-color="transparent"/>
      <style:text-properties style:font-name="Cambria" officeooo:rsid="010c85ec" officeooo:paragraph-rsid="010c85ec"/>
    </style:style>
    <style:style style:name="P250" style:family="paragraph" style:parent-style-name="Standard">
      <loext:graphic-properties draw:fill="none"/>
      <style:paragraph-properties fo:margin-left="1cm" fo:margin-right="0cm" fo:text-indent="0cm" style:auto-text-indent="false" fo:background-color="transparent"/>
      <style:text-properties style:font-name="Cambria" officeooo:rsid="010cb804" officeooo:paragraph-rsid="010cb804"/>
    </style:style>
    <style:style style:name="P251" style:family="paragraph" style:parent-style-name="Standard">
      <loext:graphic-properties draw:fill="none"/>
      <style:paragraph-properties fo:margin-left="1cm" fo:margin-right="0cm" fo:text-indent="0cm" style:auto-text-indent="false" fo:background-color="transparent"/>
      <style:text-properties style:font-name="Cambria" officeooo:rsid="010ffde2" officeooo:paragraph-rsid="010ffde2"/>
    </style:style>
    <style:style style:name="P252" style:family="paragraph" style:parent-style-name="Standard">
      <loext:graphic-properties draw:fill="none"/>
      <style:paragraph-properties fo:margin-left="1cm" fo:margin-right="0cm" fo:text-indent="0cm" style:auto-text-indent="false" fo:background-color="transparent"/>
      <style:text-properties style:font-name="Cambria" officeooo:rsid="0110d560" officeooo:paragraph-rsid="0110d560"/>
    </style:style>
    <style:style style:name="P253" style:family="paragraph" style:parent-style-name="Standard">
      <loext:graphic-properties draw:fill="none"/>
      <style:paragraph-properties fo:margin-left="1cm" fo:margin-right="0cm" fo:text-indent="0cm" style:auto-text-indent="false" fo:background-color="transparent"/>
      <style:text-properties style:font-name="Cambria" officeooo:rsid="0124773b" officeooo:paragraph-rsid="0124773b"/>
    </style:style>
    <style:style style:name="P254" style:family="paragraph" style:parent-style-name="Standard">
      <loext:graphic-properties draw:fill="none"/>
      <style:paragraph-properties fo:margin-left="1cm" fo:margin-right="0cm" fo:text-indent="0cm" style:auto-text-indent="false" fo:background-color="transparent"/>
      <style:text-properties style:font-name="Cambria" officeooo:rsid="01261f71" officeooo:paragraph-rsid="01261f71"/>
    </style:style>
    <style:style style:name="P255" style:family="paragraph" style:parent-style-name="Standard">
      <loext:graphic-properties draw:fill="none"/>
      <style:paragraph-properties fo:margin-left="1cm" fo:margin-right="0cm" fo:text-indent="0cm" style:auto-text-indent="false" fo:background-color="transparent"/>
      <style:text-properties style:font-name="Cambria" officeooo:rsid="012708ea" officeooo:paragraph-rsid="012708ea"/>
    </style:style>
    <style:style style:name="P256" style:family="paragraph" style:parent-style-name="Standard">
      <loext:graphic-properties draw:fill="none"/>
      <style:paragraph-properties fo:margin-left="1cm" fo:margin-right="0cm" fo:text-indent="0cm" style:auto-text-indent="false" fo:background-color="transparent"/>
      <style:text-properties style:font-name="Cambria" officeooo:rsid="0127c539" officeooo:paragraph-rsid="0127c539"/>
    </style:style>
    <style:style style:name="P257" style:family="paragraph" style:parent-style-name="Standard">
      <loext:graphic-properties draw:fill="none"/>
      <style:paragraph-properties fo:margin-left="1cm" fo:margin-right="0cm" fo:text-indent="0cm" style:auto-text-indent="false" fo:background-color="transparent"/>
      <style:text-properties style:font-name="Cambria" officeooo:rsid="0129224f" officeooo:paragraph-rsid="0129224f"/>
    </style:style>
    <style:style style:name="P258" style:family="paragraph" style:parent-style-name="Standard">
      <loext:graphic-properties draw:fill="none"/>
      <style:paragraph-properties fo:margin-left="1cm" fo:margin-right="0cm" fo:text-indent="0cm" style:auto-text-indent="false" fo:background-color="transparent"/>
      <style:text-properties style:font-name="Cambria" officeooo:rsid="017e7916" officeooo:paragraph-rsid="017e7916"/>
    </style:style>
    <style:style style:name="P259" style:family="paragraph" style:parent-style-name="Standard">
      <loext:graphic-properties draw:fill="none"/>
      <style:paragraph-properties fo:margin-left="1cm" fo:margin-right="0cm" fo:text-indent="0cm" style:auto-text-indent="false" fo:background-color="transparent"/>
      <style:text-properties style:font-name="Cambria" officeooo:rsid="019c6b18" officeooo:paragraph-rsid="019c6b18"/>
    </style:style>
    <style:style style:name="P260" style:family="paragraph" style:parent-style-name="Standard">
      <loext:graphic-properties draw:fill="none"/>
      <style:paragraph-properties fo:margin-left="1cm" fo:margin-right="0cm" fo:text-indent="0cm" style:auto-text-indent="false" fo:background-color="transparent"/>
      <style:text-properties style:font-name="Cambria" officeooo:rsid="01c12814" officeooo:paragraph-rsid="01c12814"/>
    </style:style>
    <style:style style:name="P261" style:family="paragraph" style:parent-style-name="Standard">
      <loext:graphic-properties draw:fill="none"/>
      <style:paragraph-properties fo:margin-left="1cm" fo:margin-right="0cm" fo:text-indent="0cm" style:auto-text-indent="false" fo:background-color="transparent"/>
      <style:text-properties style:font-name="Ubuntu Mono" officeooo:rsid="012b771d" officeooo:paragraph-rsid="012b771d"/>
    </style:style>
    <style:style style:name="P262" style:family="paragraph" style:parent-style-name="Standard">
      <loext:graphic-properties draw:fill="none"/>
      <style:paragraph-properties fo:margin-left="1cm" fo:margin-right="0cm" fo:text-indent="0cm" style:auto-text-indent="false" fo:background-color="transparent"/>
      <style:text-properties style:font-name="Ubuntu Mono" fo:font-weight="normal" officeooo:rsid="01a0556a" officeooo:paragraph-rsid="01a0556a" style:font-weight-asian="normal" style:font-weight-complex="normal"/>
    </style:style>
    <style:style style:name="P263" style:family="paragraph" style:parent-style-name="Standard">
      <loext:graphic-properties draw:fill="none"/>
      <style:paragraph-properties fo:margin-left="1cm" fo:margin-right="0cm" fo:text-indent="0cm" style:auto-text-indent="false" fo:background-color="transparent"/>
      <style:text-properties style:font-name="Ubuntu Mono" officeooo:paragraph-rsid="01c12814"/>
    </style:style>
    <style:style style:name="P264" style:family="paragraph" style:parent-style-name="Standard">
      <loext:graphic-properties draw:fill="none"/>
      <style:paragraph-properties fo:margin-left="1cm" fo:margin-right="0cm" fo:text-indent="0cm" style:auto-text-indent="false" fo:background-color="transparent"/>
      <style:text-properties style:font-name="Ubuntu Mono" officeooo:rsid="01c12814" officeooo:paragraph-rsid="01c12814"/>
    </style:style>
    <style:style style:name="P265" style:family="paragraph" style:parent-style-name="Standard" style:master-page-name="">
      <loext:graphic-properties draw:fill="none"/>
      <style:paragraph-properties fo:margin-left="1cm" fo:margin-right="0cm" fo:margin-top="0cm" fo:margin-bottom="0cm" loext:contextual-spacing="false" fo:text-indent="0cm" style:auto-text-indent="false" style:page-number="auto" fo:background-color="transparent"/>
      <style:text-properties style:font-name="Ubuntu Mono" officeooo:rsid="0089cd65" officeooo:paragraph-rsid="0089cd65"/>
    </style:style>
    <style:style style:name="P266" style:family="paragraph" style:parent-style-name="Standard" style:master-page-name="">
      <loext:graphic-properties draw:fill="none"/>
      <style:paragraph-properties fo:margin-left="1cm" fo:margin-right="0cm" fo:margin-top="0cm" fo:margin-bottom="0cm" loext:contextual-spacing="false" fo:text-indent="0cm" style:auto-text-indent="false" style:page-number="auto" fo:background-color="transparent"/>
      <style:text-properties style:font-name="Ubuntu Mono" officeooo:rsid="008b2ee9" officeooo:paragraph-rsid="008b2ee9"/>
    </style:style>
    <style:style style:name="P267" style:family="paragraph" style:parent-style-name="Standard" style:master-page-name="">
      <loext:graphic-properties draw:fill="none"/>
      <style:paragraph-properties fo:margin-left="1cm" fo:margin-right="0cm" fo:margin-top="0cm" fo:margin-bottom="0cm" loext:contextual-spacing="false" fo:text-indent="0cm" style:auto-text-indent="false" style:page-number="auto" fo:background-color="transparent"/>
      <style:text-properties style:font-name="Ubuntu Mono" officeooo:rsid="008eaed9" officeooo:paragraph-rsid="008eaed9"/>
    </style:style>
    <style:style style:name="P268" style:family="paragraph" style:parent-style-name="Standard" style:master-page-name="">
      <loext:graphic-properties draw:fill="none"/>
      <style:paragraph-properties fo:margin-left="1cm" fo:margin-right="0cm" fo:margin-top="0cm" fo:margin-bottom="0cm" loext:contextual-spacing="false" fo:text-indent="0cm" style:auto-text-indent="false" style:page-number="auto" fo:background-color="transparent"/>
      <style:text-properties style:font-name="Ubuntu Mono" officeooo:rsid="009050a0" officeooo:paragraph-rsid="009050a0"/>
    </style:style>
    <style:style style:name="P269" style:family="paragraph" style:parent-style-name="Standard" style:master-page-name="">
      <loext:graphic-properties draw:fill="none"/>
      <style:paragraph-properties fo:margin-left="1cm" fo:margin-right="0cm" fo:margin-top="0cm" fo:margin-bottom="0cm" loext:contextual-spacing="false" fo:text-indent="0cm" style:auto-text-indent="false" style:page-number="auto" fo:background-color="transparent"/>
      <style:text-properties style:font-name="Ubuntu Mono" officeooo:rsid="00915dbe" officeooo:paragraph-rsid="00915dbe"/>
    </style:style>
    <style:style style:name="P270" style:family="paragraph" style:parent-style-name="Standard" style:master-page-name="">
      <loext:graphic-properties draw:fill="none"/>
      <style:paragraph-properties fo:margin-left="1cm" fo:margin-right="0cm" fo:margin-top="0cm" fo:margin-bottom="0cm" loext:contextual-spacing="false" fo:text-indent="0cm" style:auto-text-indent="false" style:page-number="auto" fo:background-color="transparent"/>
      <style:text-properties style:font-name="Ubuntu Mono" officeooo:rsid="00919500" officeooo:paragraph-rsid="00919500"/>
    </style:style>
    <style:style style:name="P271" style:family="paragraph" style:parent-style-name="Standard" style:master-page-name="">
      <loext:graphic-properties draw:fill="none"/>
      <style:paragraph-properties fo:margin-left="1cm" fo:margin-right="0cm" fo:margin-top="0cm" fo:margin-bottom="0cm" loext:contextual-spacing="false" fo:text-indent="0cm" style:auto-text-indent="false" style:page-number="auto" fo:background-color="transparent"/>
      <style:text-properties style:font-name="Ubuntu Mono" officeooo:rsid="00956663" officeooo:paragraph-rsid="00956663"/>
    </style:style>
    <style:style style:name="P272" style:family="paragraph" style:parent-style-name="Standard" style:master-page-name="">
      <loext:graphic-properties draw:fill="none"/>
      <style:paragraph-properties fo:margin-left="1cm" fo:margin-right="0cm" fo:margin-top="0cm" fo:margin-bottom="0cm" loext:contextual-spacing="false" fo:text-indent="0cm" style:auto-text-indent="false" style:page-number="auto" fo:background-color="transparent"/>
      <style:text-properties style:font-name="Ubuntu Mono" officeooo:rsid="009761ea" officeooo:paragraph-rsid="009761ea"/>
    </style:style>
    <style:style style:name="P273" style:family="paragraph" style:parent-style-name="Standard" style:master-page-name="">
      <loext:graphic-properties draw:fill="none"/>
      <style:paragraph-properties fo:margin-left="1cm" fo:margin-right="0cm" fo:margin-top="0cm" fo:margin-bottom="0cm" loext:contextual-spacing="false" fo:text-indent="0cm" style:auto-text-indent="false" style:page-number="auto" fo:background-color="transparent"/>
      <style:text-properties style:font-name="Ubuntu Mono" officeooo:rsid="00981b28" officeooo:paragraph-rsid="00981b28"/>
    </style:style>
    <style:style style:name="P274" style:family="paragraph" style:parent-style-name="Standard" style:master-page-name="">
      <loext:graphic-properties draw:fill="none"/>
      <style:paragraph-properties fo:margin-left="1cm" fo:margin-right="0cm" fo:margin-top="0cm" fo:margin-bottom="0cm" loext:contextual-spacing="false" fo:text-indent="0cm" style:auto-text-indent="false" style:page-number="auto" fo:background-color="transparent"/>
      <style:text-properties style:font-name="Ubuntu Mono" officeooo:rsid="00a36bae" officeooo:paragraph-rsid="00a36bae"/>
    </style:style>
    <style:style style:name="P275" style:family="paragraph" style:parent-style-name="Standard" style:master-page-name="">
      <loext:graphic-properties draw:fill="none"/>
      <style:paragraph-properties fo:margin-left="1cm" fo:margin-right="0cm" fo:margin-top="0cm" fo:margin-bottom="0cm" loext:contextual-spacing="false" fo:text-indent="0cm" style:auto-text-indent="false" style:page-number="auto" fo:background-color="transparent"/>
      <style:text-properties style:font-name="Ubuntu Mono" officeooo:rsid="00a49f31" officeooo:paragraph-rsid="00a49f31"/>
    </style:style>
    <style:style style:name="P276" style:family="paragraph" style:parent-style-name="Standard" style:master-page-name="">
      <loext:graphic-properties draw:fill="none"/>
      <style:paragraph-properties fo:margin-left="1cm" fo:margin-right="0cm" fo:margin-top="0cm" fo:margin-bottom="0cm" loext:contextual-spacing="false" fo:text-indent="0cm" style:auto-text-indent="false" style:page-number="auto" fo:background-color="transparent"/>
      <style:text-properties style:font-name="Ubuntu Mono" officeooo:rsid="00a6776b" officeooo:paragraph-rsid="00a6776b"/>
    </style:style>
    <style:style style:name="P277" style:family="paragraph" style:parent-style-name="Standard" style:master-page-name="">
      <loext:graphic-properties draw:fill="none"/>
      <style:paragraph-properties fo:margin-left="1cm" fo:margin-right="0cm" fo:margin-top="0cm" fo:margin-bottom="0cm" loext:contextual-spacing="false" fo:text-indent="0cm" style:auto-text-indent="false" style:page-number="auto" fo:background-color="transparent"/>
      <style:text-properties style:font-name="Ubuntu Mono" officeooo:rsid="00bf9161" officeooo:paragraph-rsid="00bf9161"/>
    </style:style>
    <style:style style:name="P278" style:family="paragraph" style:parent-style-name="Standard" style:master-page-name="">
      <loext:graphic-properties draw:fill="none"/>
      <style:paragraph-properties fo:margin-left="1cm" fo:margin-right="0cm" fo:margin-top="0cm" fo:margin-bottom="0cm" loext:contextual-spacing="false" fo:text-indent="0cm" style:auto-text-indent="false" style:page-number="auto" fo:background-color="transparent"/>
      <style:text-properties style:font-name="Ubuntu Mono" officeooo:rsid="00bcb089" officeooo:paragraph-rsid="00bcb089"/>
    </style:style>
    <style:style style:name="P279" style:family="paragraph" style:parent-style-name="Standard" style:master-page-name="">
      <loext:graphic-properties draw:fill="none"/>
      <style:paragraph-properties fo:margin-left="1cm" fo:margin-right="0cm" fo:margin-top="0cm" fo:margin-bottom="0cm" loext:contextual-spacing="false" fo:text-indent="0cm" style:auto-text-indent="false" style:page-number="auto" fo:background-color="transparent"/>
      <style:text-properties style:font-name="Ubuntu Mono" officeooo:rsid="00b84df5" officeooo:paragraph-rsid="00b84df5"/>
    </style:style>
    <style:style style:name="P280" style:family="paragraph" style:parent-style-name="Standard" style:master-page-name="">
      <loext:graphic-properties draw:fill="none"/>
      <style:paragraph-properties fo:margin-left="1cm" fo:margin-right="0cm" fo:margin-top="0cm" fo:margin-bottom="0cm" loext:contextual-spacing="false" fo:text-indent="0cm" style:auto-text-indent="false" style:page-number="auto" fo:background-color="transparent"/>
      <style:text-properties style:font-name="Ubuntu Mono" officeooo:rsid="00ba743d" officeooo:paragraph-rsid="00ba743d"/>
    </style:style>
    <style:style style:name="P281" style:family="paragraph" style:parent-style-name="Standard" style:master-page-name="">
      <loext:graphic-properties draw:fill="none"/>
      <style:paragraph-properties fo:margin-left="1cm" fo:margin-right="0cm" fo:margin-top="0cm" fo:margin-bottom="0cm" loext:contextual-spacing="false" fo:text-indent="0cm" style:auto-text-indent="false" style:page-number="auto" fo:background-color="transparent"/>
      <style:text-properties style:font-name="Ubuntu Mono" officeooo:rsid="00c87357" officeooo:paragraph-rsid="00c87357"/>
    </style:style>
    <style:style style:name="P282" style:family="paragraph" style:parent-style-name="Standard" style:master-page-name="">
      <loext:graphic-properties draw:fill="none"/>
      <style:paragraph-properties fo:margin-left="1cm" fo:margin-right="0cm" fo:margin-top="0cm" fo:margin-bottom="0cm" loext:contextual-spacing="false" fo:text-indent="0cm" style:auto-text-indent="false" style:page-number="auto" fo:background-color="transparent"/>
      <style:text-properties style:font-name="Ubuntu Mono" officeooo:rsid="00c76a7b" officeooo:paragraph-rsid="00c76a7b"/>
    </style:style>
    <style:style style:name="P283" style:family="paragraph" style:parent-style-name="Standard" style:master-page-name="">
      <loext:graphic-properties draw:fill="none"/>
      <style:paragraph-properties fo:margin-left="1cm" fo:margin-right="0cm" fo:margin-top="0cm" fo:margin-bottom="0cm" loext:contextual-spacing="false" fo:text-indent="0cm" style:auto-text-indent="false" style:page-number="auto" fo:background-color="transparent"/>
      <style:text-properties style:font-name="Ubuntu Mono" officeooo:rsid="00c6c2e0" officeooo:paragraph-rsid="00c6c2e0"/>
    </style:style>
    <style:style style:name="P284" style:family="paragraph" style:parent-style-name="Standard" style:master-page-name="">
      <loext:graphic-properties draw:fill="none"/>
      <style:paragraph-properties fo:margin-left="1cm" fo:margin-right="0cm" fo:margin-top="0cm" fo:margin-bottom="0cm" loext:contextual-spacing="false" fo:text-indent="0cm" style:auto-text-indent="false" style:page-number="auto" fo:background-color="transparent"/>
      <style:text-properties style:font-name="Ubuntu Mono" officeooo:rsid="00c4e86f" officeooo:paragraph-rsid="00c4e86f"/>
    </style:style>
    <style:style style:name="P285" style:family="paragraph" style:parent-style-name="Standard" style:master-page-name="">
      <loext:graphic-properties draw:fill="none"/>
      <style:paragraph-properties fo:margin-left="1cm" fo:margin-right="0cm" fo:margin-top="0cm" fo:margin-bottom="0cm" loext:contextual-spacing="false" fo:text-indent="0cm" style:auto-text-indent="false" style:page-number="auto" fo:background-color="transparent"/>
      <style:text-properties style:font-name="Ubuntu Mono" officeooo:rsid="0165c649" officeooo:paragraph-rsid="0165c649"/>
    </style:style>
    <style:style style:name="P286" style:family="paragraph" style:parent-style-name="Standard" style:master-page-name="">
      <loext:graphic-properties draw:fill="none"/>
      <style:paragraph-properties fo:margin-left="1cm" fo:margin-right="0cm" fo:margin-top="0cm" fo:margin-bottom="0cm" loext:contextual-spacing="false" fo:text-indent="0cm" style:auto-text-indent="false" style:page-number="auto" fo:background-color="transparent"/>
      <style:text-properties style:font-name="Ubuntu Mono" officeooo:rsid="016cc539" officeooo:paragraph-rsid="016cc539"/>
    </style:style>
    <style:style style:name="P287" style:family="paragraph" style:parent-style-name="Standard" style:master-page-name="">
      <loext:graphic-properties draw:fill="none"/>
      <style:paragraph-properties fo:margin-left="1cm" fo:margin-right="0cm" fo:margin-top="0cm" fo:margin-bottom="0cm" loext:contextual-spacing="false" fo:text-indent="0cm" style:auto-text-indent="false" style:page-number="auto" fo:background-color="transparent"/>
      <style:text-properties style:font-name="Ubuntu Mono" officeooo:rsid="016dcc7b" officeooo:paragraph-rsid="016dcc7b"/>
    </style:style>
    <style:style style:name="P288" style:family="paragraph" style:parent-style-name="Standard" style:master-page-name="">
      <loext:graphic-properties draw:fill="none"/>
      <style:paragraph-properties fo:margin-left="1cm" fo:margin-right="0cm" fo:margin-top="0cm" fo:margin-bottom="0cm" loext:contextual-spacing="false" fo:text-indent="0cm" style:auto-text-indent="false" style:page-number="auto" fo:background-color="transparent"/>
      <style:text-properties style:font-name="Ubuntu Mono" fo:font-style="normal" officeooo:rsid="016ecca5" officeooo:paragraph-rsid="0177fae8" style:font-style-asian="normal" style:font-style-complex="normal"/>
    </style:style>
    <style:style style:name="P289" style:family="paragraph" style:parent-style-name="MyCode" style:master-page-name="">
      <loext:graphic-properties draw:fill="none"/>
      <style:paragraph-properties fo:margin-left="1cm" fo:margin-right="0cm" fo:margin-top="0cm" fo:margin-bottom="0cm" loext:contextual-spacing="false" fo:line-height="100%" fo:text-indent="0cm" style:auto-text-indent="false" style:page-number="auto" fo:background-color="transparent" fo:padding="0cm" fo:border="none" style:shadow="none">
        <style:tab-stops/>
        <style:drop-cap/>
      </style:paragraph-properties>
      <style:text-properties style:use-window-font-color="true" officeooo:paragraph-rsid="001d4c0e" fo:background-color="transparent"/>
    </style:style>
    <style:style style:name="P290" style:family="paragraph" style:parent-style-name="Standard">
      <loext:graphic-properties draw:fill="none"/>
      <style:paragraph-properties fo:margin-left="1cm" fo:margin-right="0cm" fo:margin-top="0cm" fo:margin-bottom="0cm" loext:contextual-spacing="false" fo:text-indent="0cm" style:auto-text-indent="false" fo:background-color="transparent"/>
      <style:text-properties style:font-name="Ubuntu Mono" officeooo:rsid="00a846d1" officeooo:paragraph-rsid="00a846d1"/>
    </style:style>
    <style:style style:name="P291" style:family="paragraph" style:parent-style-name="Standard">
      <loext:graphic-properties draw:fill="none"/>
      <style:paragraph-properties fo:margin-left="1cm" fo:margin-right="0cm" fo:margin-top="0cm" fo:margin-bottom="0cm" loext:contextual-spacing="false" fo:text-indent="0cm" style:auto-text-indent="false" fo:background-color="transparent"/>
      <style:text-properties style:font-name="Ubuntu Mono" officeooo:rsid="00bf9161" officeooo:paragraph-rsid="00bf9161"/>
    </style:style>
    <style:style style:name="P292" style:family="paragraph" style:parent-style-name="Standard">
      <loext:graphic-properties draw:fill="none"/>
      <style:paragraph-properties fo:margin-left="1cm" fo:margin-right="0cm" fo:margin-top="0cm" fo:margin-bottom="0cm" loext:contextual-spacing="false" fo:text-indent="0cm" style:auto-text-indent="false" fo:background-color="transparent"/>
      <style:text-properties style:font-name="Ubuntu Mono" officeooo:rsid="00bcb089" officeooo:paragraph-rsid="00bcb089"/>
    </style:style>
    <style:style style:name="P293" style:family="paragraph" style:parent-style-name="Standard">
      <loext:graphic-properties draw:fill="none"/>
      <style:paragraph-properties fo:margin-left="1cm" fo:margin-right="0cm" fo:margin-top="0cm" fo:margin-bottom="0cm" loext:contextual-spacing="false" fo:text-indent="0cm" style:auto-text-indent="false" fo:background-color="transparent"/>
      <style:text-properties style:font-name="Ubuntu Mono" officeooo:rsid="00bd5035" officeooo:paragraph-rsid="00bd5035"/>
    </style:style>
    <style:style style:name="P294" style:family="paragraph" style:parent-style-name="MyCode">
      <loext:graphic-properties draw:fill="none"/>
      <style:paragraph-properties fo:margin-left="1cm" fo:margin-right="0cm" fo:margin-top="0cm" fo:margin-bottom="0cm" loext:contextual-spacing="false" fo:line-height="100%" fo:text-indent="0cm" style:auto-text-indent="false" fo:background-color="transparent" fo:padding="0cm" fo:border="none" style:shadow="none">
        <style:tab-stops/>
        <style:drop-cap/>
      </style:paragraph-properties>
      <style:text-properties style:use-window-font-color="true" officeooo:paragraph-rsid="001d4c0e" fo:background-color="transparent"/>
    </style:style>
    <style:style style:name="P295" style:family="paragraph" style:parent-style-name="Standard">
      <style:paragraph-properties fo:break-before="page"/>
      <style:text-properties style:font-name="Cambria"/>
    </style:style>
    <style:style style:name="P296" style:family="paragraph" style:parent-style-name="Standard">
      <style:paragraph-properties fo:break-before="page"/>
      <style:text-properties style:font-name="Cambria" officeooo:rsid="00c8dd6b" officeooo:paragraph-rsid="00c8dd6b"/>
    </style:style>
    <style:style style:name="P297" style:family="paragraph" style:parent-style-name="Standard">
      <style:paragraph-properties fo:break-before="page"/>
      <style:text-properties style:font-name="Cambria" officeooo:rsid="00b84df5" officeooo:paragraph-rsid="00b84df5"/>
    </style:style>
    <style:style style:name="P298" style:family="paragraph" style:parent-style-name="Standard">
      <style:paragraph-properties fo:break-before="page"/>
      <style:text-properties style:font-name="Cambria" officeooo:rsid="01523095" officeooo:paragraph-rsid="01523095"/>
    </style:style>
    <style:style style:name="P299" style:family="paragraph" style:parent-style-name="Standard">
      <style:paragraph-properties fo:break-before="page"/>
      <style:text-properties style:font-name="Cambria" officeooo:rsid="0089cd65" officeooo:paragraph-rsid="0089cd65"/>
    </style:style>
    <style:style style:name="P300" style:family="paragraph" style:parent-style-name="Standard">
      <style:paragraph-properties fo:break-before="page"/>
      <style:text-properties style:font-name="Cambria" officeooo:rsid="01f3aade" officeooo:paragraph-rsid="01f3aade"/>
    </style:style>
    <style:style style:name="P301" style:family="paragraph" style:parent-style-name="Standard" style:master-page-name="">
      <loext:graphic-properties draw:fill="none"/>
      <style:paragraph-properties fo:margin-left="1.499cm" fo:margin-right="0cm" fo:text-indent="0cm" style:auto-text-indent="false" style:page-number="auto" fo:background-color="transparent"/>
      <style:text-properties style:font-name="Ubuntu Mono" officeooo:rsid="0109e650" officeooo:paragraph-rsid="0109e650"/>
    </style:style>
    <style:style style:name="P302" style:family="paragraph" style:parent-style-name="Standard" style:master-page-name="">
      <loext:graphic-properties draw:fill="none"/>
      <style:paragraph-properties fo:margin-left="1.499cm" fo:margin-right="0cm" fo:text-indent="0cm" style:auto-text-indent="false" style:page-number="auto" fo:background-color="transparent"/>
      <style:text-properties style:font-name="Ubuntu Mono" officeooo:rsid="010a949e" officeooo:paragraph-rsid="010a949e"/>
    </style:style>
    <style:style style:name="P303" style:family="paragraph" style:parent-style-name="Standard" style:master-page-name="">
      <loext:graphic-properties draw:fill="none"/>
      <style:paragraph-properties fo:margin-left="1.499cm" fo:margin-right="0cm" fo:text-indent="0cm" style:auto-text-indent="false" style:page-number="auto" fo:background-color="transparent"/>
      <style:text-properties style:font-name="Ubuntu Mono" officeooo:rsid="010cb804" officeooo:paragraph-rsid="010cb804"/>
    </style:style>
    <style:style style:name="P304" style:family="paragraph" style:parent-style-name="Standard" style:master-page-name="">
      <loext:graphic-properties draw:fill="none"/>
      <style:paragraph-properties fo:margin-left="1.499cm" fo:margin-right="0cm" fo:text-indent="0cm" style:auto-text-indent="false" style:page-number="auto" fo:background-color="transparent"/>
      <style:text-properties style:font-name="Ubuntu Mono" fo:font-style="normal" officeooo:rsid="010ffde2" officeooo:paragraph-rsid="010ffde2" style:font-style-asian="normal" style:font-style-complex="normal"/>
    </style:style>
    <style:style style:name="P305" style:family="paragraph" style:parent-style-name="Standard" style:master-page-name="">
      <loext:graphic-properties draw:fill="none"/>
      <style:paragraph-properties fo:margin-left="1.499cm" fo:margin-right="0cm" fo:text-indent="0cm" style:auto-text-indent="false" style:page-number="auto" fo:background-color="transparent"/>
      <style:text-properties style:font-name="Ubuntu Mono" officeooo:rsid="011130c0" officeooo:paragraph-rsid="011130c0"/>
    </style:style>
    <style:style style:name="P306" style:family="paragraph" style:parent-style-name="Standard" style:master-page-name="">
      <loext:graphic-properties draw:fill="none"/>
      <style:paragraph-properties fo:margin-left="1.499cm" fo:margin-right="0cm" fo:text-indent="0cm" style:auto-text-indent="false" style:page-number="auto" fo:background-color="transparent"/>
      <style:text-properties style:font-name="Ubuntu Mono" officeooo:rsid="01261f71" officeooo:paragraph-rsid="01261f71"/>
    </style:style>
    <style:style style:name="P307" style:family="paragraph" style:parent-style-name="Standard" style:master-page-name="">
      <loext:graphic-properties draw:fill="none"/>
      <style:paragraph-properties fo:margin-left="1.499cm" fo:margin-right="0cm" fo:text-indent="0cm" style:auto-text-indent="false" style:page-number="auto" fo:background-color="transparent"/>
      <style:text-properties style:font-name="Ubuntu Mono" officeooo:rsid="0127c539" officeooo:paragraph-rsid="0127c539"/>
    </style:style>
    <style:style style:name="P308" style:family="paragraph" style:parent-style-name="Standard" style:master-page-name="">
      <loext:graphic-properties draw:fill="none"/>
      <style:paragraph-properties fo:margin-left="1.499cm" fo:margin-right="0cm" fo:text-indent="0cm" style:auto-text-indent="false" style:page-number="auto" fo:background-color="transparent"/>
      <style:text-properties style:font-name="Ubuntu Mono" officeooo:rsid="012a082c" officeooo:paragraph-rsid="012a082c"/>
    </style:style>
    <style:style style:name="P309" style:family="paragraph" style:parent-style-name="Standard" style:master-page-name="">
      <loext:graphic-properties draw:fill="none"/>
      <style:paragraph-properties fo:margin-left="1.499cm" fo:margin-right="0cm" fo:text-indent="0cm" style:auto-text-indent="false" style:page-number="auto" fo:background-color="transparent"/>
      <style:text-properties style:font-name="Ubuntu Mono" officeooo:rsid="012b0e2c" officeooo:paragraph-rsid="012b0e2c"/>
    </style:style>
    <style:style style:name="P310" style:family="paragraph" style:parent-style-name="Standard">
      <loext:graphic-properties draw:fill="none"/>
      <style:paragraph-properties fo:margin-left="1.499cm" fo:margin-right="0cm" fo:text-indent="0cm" style:auto-text-indent="false" fo:background-color="transparent"/>
      <style:text-properties style:font-name="Ubuntu Mono" officeooo:rsid="012a082c" officeooo:paragraph-rsid="012a082c"/>
    </style:style>
    <style:style style:name="P311" style:family="paragraph" style:parent-style-name="Standard">
      <loext:graphic-properties draw:fill="none"/>
      <style:paragraph-properties fo:margin-left="1.499cm" fo:margin-right="0cm" fo:text-indent="0cm" style:auto-text-indent="false" fo:background-color="transparent"/>
      <style:text-properties style:font-name="Ubuntu Mono" officeooo:rsid="012b0e2c" officeooo:paragraph-rsid="012b0e2c"/>
    </style:style>
    <style:style style:name="P312" style:family="paragraph" style:parent-style-name="Standard">
      <loext:graphic-properties draw:fill="none"/>
      <style:paragraph-properties fo:margin-left="1.499cm" fo:margin-right="0cm" fo:text-indent="0cm" style:auto-text-indent="false" fo:background-color="transparent"/>
      <style:text-properties style:font-name="Ubuntu Mono" fo:font-style="italic" officeooo:rsid="012b0e2c" officeooo:paragraph-rsid="012b0e2c" style:font-style-asian="italic" style:font-style-complex="italic"/>
    </style:style>
    <style:style style:name="P313" style:family="paragraph" style:parent-style-name="Standard" style:master-page-name="">
      <loext:graphic-properties draw:fill="none"/>
      <style:paragraph-properties fo:margin-left="1.101cm" fo:margin-right="0cm" fo:text-indent="0cm" style:auto-text-indent="false" style:page-number="auto" fo:background-color="transparent"/>
      <style:text-properties style:font-name="Cambria" officeooo:rsid="012a082c" officeooo:paragraph-rsid="012a082c"/>
    </style:style>
    <style:style style:name="P314" style:family="paragraph" style:parent-style-name="Standard">
      <loext:graphic-properties draw:fill="none"/>
      <style:paragraph-properties fo:margin-left="1.101cm" fo:margin-right="0cm" fo:text-indent="0cm" style:auto-text-indent="false" fo:background-color="transparent"/>
      <style:text-properties style:font-name="Cambria" officeooo:rsid="012a082c" officeooo:paragraph-rsid="012a082c"/>
    </style:style>
    <style:style style:name="P315" style:family="paragraph" style:parent-style-name="Standard">
      <style:paragraph-properties fo:margin-top="0cm" fo:margin-bottom="0cm" loext:contextual-spacing="false"/>
      <style:text-properties style:font-name="Cambria" officeooo:rsid="01602864" officeooo:paragraph-rsid="01602864"/>
    </style:style>
    <style:style style:name="P316" style:family="paragraph" style:parent-style-name="Standard">
      <style:paragraph-properties fo:margin-top="0cm" fo:margin-bottom="0cm" loext:contextual-spacing="false"/>
      <style:text-properties style:font-name="Cambria" officeooo:rsid="0161565c" officeooo:paragraph-rsid="0161565c"/>
    </style:style>
    <style:style style:name="P317" style:family="paragraph" style:parent-style-name="Standard">
      <style:paragraph-properties fo:margin-top="0cm" fo:margin-bottom="0cm" loext:contextual-spacing="false"/>
      <style:text-properties style:font-name="Cambria" officeooo:rsid="0163e948" officeooo:paragraph-rsid="0163e948"/>
    </style:style>
    <style:style style:name="P318" style:family="paragraph" style:parent-style-name="Standard">
      <style:paragraph-properties fo:margin-top="0cm" fo:margin-bottom="0cm" loext:contextual-spacing="false"/>
      <style:text-properties style:font-name="Cambria" officeooo:rsid="00981b28" officeooo:paragraph-rsid="00981b28"/>
    </style:style>
    <style:style style:name="P319" style:family="paragraph" style:parent-style-name="Standard">
      <style:paragraph-properties fo:margin-top="0cm" fo:margin-bottom="0cm" loext:contextual-spacing="false"/>
      <style:text-properties style:font-name="Cambria" officeooo:rsid="0169971e" officeooo:paragraph-rsid="0169971e"/>
    </style:style>
    <style:style style:name="P320" style:family="paragraph" style:parent-style-name="Standard">
      <loext:graphic-properties draw:fill="none"/>
      <style:paragraph-properties fo:margin-left="0.499cm" fo:margin-right="0cm" fo:text-indent="0cm" style:auto-text-indent="false" fo:background-color="transparent"/>
      <style:text-properties style:font-name="Ubuntu Mono" fo:font-weight="normal" officeooo:rsid="01f3aade" officeooo:paragraph-rsid="01f3aade" style:font-weight-asian="normal" style:font-weight-complex="normal"/>
    </style:style>
    <style:style style:name="P321" style:family="paragraph" style:parent-style-name="Standard">
      <loext:graphic-properties draw:fill="none"/>
      <style:paragraph-properties fo:margin-left="0.499cm" fo:margin-right="0cm" fo:text-indent="0cm" style:auto-text-indent="false" fo:background-color="transparent"/>
      <style:text-properties style:font-name="Ubuntu Mono" fo:font-style="normal" fo:font-weight="normal" officeooo:rsid="01f3aade" officeooo:paragraph-rsid="01f3aade" style:font-style-asian="normal" style:font-weight-asian="normal" style:font-style-complex="normal" style:font-weight-complex="normal"/>
    </style:style>
    <style:style style:name="P322" style:family="paragraph" style:parent-style-name="Standard">
      <loext:graphic-properties draw:fill="none"/>
      <style:paragraph-properties fo:margin-left="0.499cm" fo:margin-right="0cm" fo:text-indent="0cm" style:auto-text-indent="false" fo:background-color="transparent"/>
      <style:text-properties style:font-name="Ubuntu Mono" fo:font-size="10pt" fo:font-weight="normal" officeooo:rsid="01f3aade" officeooo:paragraph-rsid="01f3aade" style:font-weight-asian="normal" style:font-weight-complex="normal"/>
    </style:style>
    <style:style style:name="P323" style:family="paragraph" style:parent-style-name="Standard">
      <loext:graphic-properties draw:fill="none"/>
      <style:paragraph-properties fo:margin-left="0.499cm" fo:margin-right="0cm" fo:text-indent="0cm" style:auto-text-indent="false" fo:background-color="transparent"/>
      <style:text-properties style:font-name="Cambria" officeooo:rsid="01f3aade" officeooo:paragraph-rsid="01f3aade"/>
    </style:style>
    <style:style style:name="P324" style:family="paragraph" style:parent-style-name="Standard">
      <loext:graphic-properties draw:fill="none"/>
      <style:paragraph-properties fo:margin-left="0.499cm" fo:margin-right="0cm" fo:text-indent="0cm" style:auto-text-indent="false" fo:background-color="transparent"/>
      <style:text-properties style:font-name="Cambria"/>
    </style:style>
    <style:style style:name="P325" style:family="paragraph" style:parent-style-name="Standard">
      <loext:graphic-properties draw:fill="none"/>
      <style:paragraph-properties fo:margin-left="0.499cm" fo:margin-right="0cm" fo:text-indent="0cm" style:auto-text-indent="false" fo:background-color="transparent"/>
      <style:text-properties style:font-name="Cambria" officeooo:paragraph-rsid="02a3f3e7"/>
    </style:style>
    <style:style style:name="P326" style:family="paragraph" style:parent-style-name="Standard">
      <loext:graphic-properties draw:fill="none"/>
      <style:paragraph-properties fo:margin-left="0.499cm" fo:margin-right="0cm" fo:text-indent="0cm" style:auto-text-indent="false" fo:background-color="transparent"/>
      <style:text-properties style:font-name="Ubuntu Mono"/>
    </style:style>
    <style:style style:name="P327" style:family="paragraph" style:parent-style-name="Standard">
      <loext:graphic-properties draw:fill="none"/>
      <style:paragraph-properties fo:margin-left="0.499cm" fo:margin-right="0cm" fo:text-indent="0cm" style:auto-text-indent="false" fo:background-color="transparent"/>
      <style:text-properties style:font-name="Ubuntu Mono" fo:font-size="10pt" fo:font-weight="normal" style:font-weight-asian="normal" style:font-weight-complex="normal"/>
    </style:style>
    <style:style style:name="P328"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Cambria" officeooo:rsid="01f3aade" officeooo:paragraph-rsid="01f3aade"/>
    </style:style>
    <style:style style:name="P329"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Cambria"/>
    </style:style>
    <style:style style:name="P330"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Ubuntu Mono" fo:font-weight="normal" officeooo:rsid="01f3aade" officeooo:paragraph-rsid="01f3aade" style:font-weight-asian="normal" style:font-weight-complex="normal"/>
    </style:style>
    <style:style style:name="P331"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Ubuntu Mono" fo:font-weight="normal" officeooo:rsid="01f3aade" officeooo:paragraph-rsid="01f3aade" style:font-weight-asian="normal" style:font-weight-complex="normal"/>
    </style:style>
    <style:style style:name="P332"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Ubuntu Mono" fo:font-style="normal" fo:font-weight="normal" officeooo:rsid="01f3aade" officeooo:paragraph-rsid="023e3b57" style:font-style-asian="normal" style:font-weight-asian="normal" style:font-style-complex="normal" style:font-weight-complex="normal"/>
    </style:style>
    <style:style style:name="P333"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Ubuntu Mono" fo:font-weight="normal" officeooo:rsid="01f3aade" officeooo:paragraph-rsid="01f3aade" style:font-weight-asian="normal" style:font-weight-complex="normal"/>
    </style:style>
    <style:style style:name="P334"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Ubuntu Mono" fo:font-weight="normal" officeooo:rsid="01f3aade" officeooo:paragraph-rsid="01f3aade" style:font-weight-asian="normal" style:font-weight-complex="normal"/>
    </style:style>
    <style:style style:name="P335"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Ubuntu Mono" fo:font-weight="normal" officeooo:rsid="01f3aade" officeooo:paragraph-rsid="01f3aade" style:font-weight-asian="normal" style:font-weight-complex="normal"/>
    </style:style>
    <style:style style:name="P336"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Ubuntu Mono" fo:font-weight="normal" officeooo:rsid="01f3aade" officeooo:paragraph-rsid="01f3aade" style:font-weight-asian="normal" style:font-weight-complex="normal"/>
    </style:style>
    <style:style style:name="P337"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Ubuntu Mono" fo:font-weight="normal" officeooo:rsid="01f3aade" officeooo:paragraph-rsid="01f3aade" style:font-weight-asian="normal" style:font-weight-complex="normal"/>
    </style:style>
    <style:style style:name="P338"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Ubuntu Mono"/>
    </style:style>
    <style:style style:name="P339"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Ubuntu Mono"/>
    </style:style>
    <style:style style:name="P340"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Cambria"/>
    </style:style>
    <style:style style:name="P341"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Cambria"/>
    </style:style>
    <style:style style:name="P342"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Cambria"/>
    </style:style>
    <style:style style:name="P343"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Cambria"/>
    </style:style>
    <style:style style:name="P344" style:family="paragraph" style:parent-style-name="Standard">
      <style:text-properties style:font-name="Cambria"/>
    </style:style>
    <style:style style:name="P345" style:family="paragraph" style:parent-style-name="Standard">
      <style:text-properties style:font-name="Cambria" officeooo:rsid="01f3aade" officeooo:paragraph-rsid="01f3aade"/>
    </style:style>
    <style:style style:name="P346" style:family="paragraph" style:parent-style-name="Standard">
      <style:text-properties style:font-name="Ubuntu Mono" fo:font-weight="normal" officeooo:rsid="01f3aade" officeooo:paragraph-rsid="01f3aade" style:font-weight-asian="normal" style:font-weight-complex="normal"/>
    </style:style>
    <style:style style:name="P347" style:family="paragraph" style:parent-style-name="Standard">
      <style:paragraph-properties fo:break-before="page"/>
      <style:text-properties style:font-name="Cambria"/>
    </style:style>
    <style:style style:name="P348" style:family="paragraph" style:parent-style-name="Standard">
      <style:paragraph-properties fo:break-before="page"/>
      <style:text-properties style:font-name="Cambria" officeooo:rsid="01f3aade" officeooo:paragraph-rsid="01f3aade"/>
    </style:style>
    <style:style style:name="P349"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Ubuntu Mono" fo:font-weight="normal" officeooo:rsid="01f3aade" officeooo:paragraph-rsid="01f3aade" style:font-weight-asian="normal" style:font-weight-complex="normal"/>
    </style:style>
    <style:style style:name="P350"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Ubuntu Mono" officeooo:rsid="01f3aade" officeooo:paragraph-rsid="01f3aade"/>
    </style:style>
    <style:style style:name="P351"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Ubuntu Mono"/>
    </style:style>
    <style:style style:name="P352" style:family="paragraph" style:parent-style-name="Standard" style:master-page-name="">
      <loext:graphic-properties draw:fill="none"/>
      <style:paragraph-properties fo:margin-left="1cm" fo:margin-right="0cm" fo:text-indent="0cm" style:auto-text-indent="false" style:page-number="auto" fo:background-color="transparent">
        <style:tab-stops>
          <style:tab-stop style:position="0.097cm"/>
        </style:tab-stops>
      </style:paragraph-properties>
      <style:text-properties style:font-name="Cambria" officeooo:rsid="01f3aade" officeooo:paragraph-rsid="01f3aade"/>
    </style:style>
    <style:style style:name="P353"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Ubuntu Mono" fo:font-weight="normal" officeooo:rsid="01f3aade" officeooo:paragraph-rsid="01f3aade" style:font-weight-asian="normal" style:font-weight-complex="normal"/>
    </style:style>
    <style:style style:name="P354"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Ubuntu Mono" fo:font-weight="normal" officeooo:rsid="01f3aade" officeooo:paragraph-rsid="01f3aade" style:font-weight-asian="normal" style:font-weight-complex="normal"/>
    </style:style>
    <style:style style:name="P355" style:family="paragraph" style:parent-style-name="Standard">
      <loext:graphic-properties draw:fill="none"/>
      <style:paragraph-properties fo:margin-left="1cm" fo:margin-right="0cm" fo:text-indent="0cm" style:auto-text-indent="false" fo:background-color="transparent"/>
      <style:text-properties style:font-name="Ubuntu Mono" fo:font-weight="normal" officeooo:rsid="01f3aade" officeooo:paragraph-rsid="01f3aade" style:font-weight-asian="normal" style:font-weight-complex="normal"/>
    </style:style>
    <style:style style:name="P356" style:family="paragraph" style:parent-style-name="Standard">
      <loext:graphic-properties draw:fill="none"/>
      <style:paragraph-properties fo:margin-left="1cm" fo:margin-right="0cm" fo:text-indent="0cm" style:auto-text-indent="false" fo:background-color="transparent"/>
      <style:text-properties style:font-name="Ubuntu Mono" officeooo:rsid="01f3aade" officeooo:paragraph-rsid="01f3aade"/>
    </style:style>
    <style:style style:name="P357" style:family="paragraph" style:parent-style-name="Standard">
      <loext:graphic-properties draw:fill="none"/>
      <style:paragraph-properties fo:margin-left="1cm" fo:margin-right="0cm" fo:text-indent="0cm" style:auto-text-indent="false" fo:background-color="transparent"/>
      <style:text-properties style:font-name="Ubuntu Mono"/>
    </style:style>
    <style:style style:name="P358" style:family="paragraph" style:parent-style-name="Standard">
      <loext:graphic-properties draw:fill="none"/>
      <style:paragraph-properties fo:margin-left="1cm" fo:margin-right="0cm" fo:text-indent="0cm" style:auto-text-indent="false" fo:background-color="transparent">
        <style:tab-stops>
          <style:tab-stop style:position="0.097cm"/>
        </style:tab-stops>
      </style:paragraph-properties>
      <style:text-properties style:font-name="Cambria" officeooo:rsid="01f3aade" officeooo:paragraph-rsid="01f3aade"/>
    </style:style>
    <style:style style:name="P359" style:family="paragraph" style:parent-style-name="Standard">
      <loext:graphic-properties draw:fill="none"/>
      <style:paragraph-properties fo:margin-left="1cm" fo:margin-right="0cm" fo:text-indent="0cm" style:auto-text-indent="false" fo:background-color="transparent"/>
      <style:text-properties style:font-name="Cambria" officeooo:paragraph-rsid="0298fe77"/>
    </style:style>
    <style:style style:name="P360"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Ubuntu Mono" fo:font-weight="normal" officeooo:rsid="01f3aade" officeooo:paragraph-rsid="01f3aade" style:font-weight-asian="normal" style:font-weight-complex="normal"/>
    </style:style>
    <style:style style:name="P361"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Ubuntu Mono" fo:font-weight="normal" officeooo:rsid="01f3aade" officeooo:paragraph-rsid="01f3aade" style:font-weight-asian="normal" style:font-weight-complex="normal"/>
    </style:style>
    <style:style style:name="P362"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Ubuntu Mono" fo:font-weight="normal" officeooo:rsid="01f3aade" officeooo:paragraph-rsid="01f3aade" style:font-weight-asian="normal" style:font-weight-complex="normal"/>
    </style:style>
    <style:style style:name="P363"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Ubuntu Mono" fo:font-weight="normal" officeooo:rsid="01f3aade" officeooo:paragraph-rsid="01f3aade" style:font-weight-asian="normal" style:font-weight-complex="normal"/>
    </style:style>
    <style:style style:name="P364"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Ubuntu Mono" fo:font-weight="normal" officeooo:rsid="01f3aade" officeooo:paragraph-rsid="01f3aade" style:font-weight-asian="normal" style:font-weight-complex="normal"/>
    </style:style>
    <style:style style:name="P365"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Ubuntu Mono" fo:font-weight="normal" officeooo:rsid="01f3aade" officeooo:paragraph-rsid="01f3aade" style:font-weight-asian="normal" style:font-weight-complex="normal"/>
    </style:style>
    <style:style style:name="P366"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Ubuntu Mono" fo:font-weight="normal" officeooo:rsid="01f3aade" officeooo:paragraph-rsid="01f3aade" style:font-weight-asian="normal" style:font-weight-complex="normal"/>
    </style:style>
    <style:style style:name="P367"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Ubuntu Mono" officeooo:rsid="01f3aade" officeooo:paragraph-rsid="01f3aade"/>
    </style:style>
    <style:style style:name="P368"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Ubuntu Mono" officeooo:rsid="01f3aade" officeooo:paragraph-rsid="01f3aade"/>
    </style:style>
    <style:style style:name="P369"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Ubuntu Mono" officeooo:rsid="01f3aade" officeooo:paragraph-rsid="01f3aade"/>
    </style:style>
    <style:style style:name="P370"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Ubuntu Mono"/>
    </style:style>
    <style:style style:name="P371"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Cambria"/>
    </style:style>
    <style:style style:name="P372"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Ubuntu Mono"/>
    </style:style>
    <style:style style:name="P373"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Ubuntu Mono"/>
    </style:style>
    <style:style style:name="P374"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Ubuntu Mono"/>
    </style:style>
    <style:style style:name="P375"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Ubuntu Mono"/>
    </style:style>
    <style:style style:name="P376"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Ubuntu Mono"/>
    </style:style>
    <style:style style:name="P377"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Ubuntu Mono"/>
    </style:style>
    <style:style style:name="P378" style:family="paragraph" style:parent-style-name="Standard" style:master-page-name="">
      <loext:graphic-properties draw:fill="none"/>
      <style:paragraph-properties fo:margin-left="1cm" fo:margin-right="0cm" fo:text-indent="0cm" style:auto-text-indent="false" style:page-number="auto" fo:background-color="transparent">
        <style:tab-stops>
          <style:tab-stop style:position="0.097cm"/>
        </style:tab-stops>
      </style:paragraph-properties>
      <style:text-properties style:font-name="Ubuntu Mono"/>
    </style:style>
    <style:style style:name="P379"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Ubuntu Mono"/>
    </style:style>
    <style:style style:name="P380"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Ubuntu Mono" fo:font-weight="bold" style:font-weight-asian="bold" style:font-weight-complex="bold"/>
    </style:style>
    <style:style style:name="P381"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Ubuntu Mono" fo:font-weight="bold" style:font-weight-asian="bold" style:font-weight-complex="bold"/>
    </style:style>
    <style:style style:name="P382"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Ubuntu Mono"/>
    </style:style>
    <style:style style:name="P383"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Ubuntu Mono"/>
    </style:style>
    <style:style style:name="P384"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Ubuntu Mono"/>
    </style:style>
    <style:style style:name="P385"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Ubuntu Mono"/>
    </style:style>
    <style:style style:name="P386" style:family="paragraph" style:parent-style-name="Heading_20_1">
      <style:paragraph-properties fo:text-align="center" style:justify-single-word="false"/>
      <style:text-properties style:font-name="Cambria" fo:font-size="16pt" style:font-size-asian="16pt" style:font-size-complex="16pt"/>
    </style:style>
    <style:style style:name="P387" style:family="paragraph" style:parent-style-name="Heading_20_1" style:master-page-name="">
      <loext:graphic-properties draw:fill="none"/>
      <style:paragraph-properties fo:margin-left="0cm" fo:margin-right="0cm" fo:margin-top="0cm" fo:margin-bottom="0cm" loext:contextual-spacing="false" fo:text-align="center" style:justify-single-word="false" fo:text-indent="0cm" style:auto-text-indent="false" style:page-number="auto" fo:background-color="transparent"/>
      <style:text-properties style:font-name="Cambria" fo:font-size="16pt" style:font-size-asian="12pt" style:font-size-complex="12pt"/>
    </style:style>
    <style:style style:name="P388" style:family="paragraph" style:parent-style-name="Heading_20_1">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font-name="Cambria" fo:font-size="16pt" style:font-size-asian="12pt" style:font-size-complex="12pt"/>
    </style:style>
    <style:style style:name="P389" style:family="paragraph" style:parent-style-name="Heading_20_1">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font-name="Cambria" fo:font-size="16pt" style:font-size-asian="16pt" style:font-size-complex="16pt"/>
    </style:style>
    <style:style style:name="P390" style:family="paragraph" style:parent-style-name="Heading_20_1">
      <style:paragraph-properties fo:margin-top="0cm" fo:margin-bottom="0cm" loext:contextual-spacing="false" fo:text-align="center" style:justify-single-word="false"/>
      <style:text-properties style:font-name="Cambria" fo:font-size="16pt" style:font-size-asian="16pt" style:font-size-complex="16pt"/>
    </style:style>
    <style:style style:name="P391" style:family="paragraph" style:parent-style-name="Heading_20_1">
      <style:paragraph-properties fo:margin-top="0cm" fo:margin-bottom="0cm" loext:contextual-spacing="false" fo:text-align="center" style:justify-single-word="false"/>
      <style:text-properties style:font-name="Cambria" fo:font-size="16pt" officeooo:paragraph-rsid="01a1bdc1" style:font-size-asian="16pt" style:font-size-complex="16pt"/>
    </style:style>
    <style:style style:name="P392" style:family="paragraph" style:parent-style-name="Heading_20_1">
      <style:paragraph-properties fo:margin-top="0cm" fo:margin-bottom="0cm" loext:contextual-spacing="false" fo:text-align="center" style:justify-single-word="false"/>
      <style:text-properties style:font-name="Cambria" fo:font-size="16pt" style:font-size-asian="16pt" style:font-size-complex="16pt"/>
    </style:style>
    <style:style style:name="P393" style:family="paragraph" style:parent-style-name="Heading_20_2">
      <style:text-properties style:font-name="Ubuntu Mono" fo:font-size="14pt" style:font-size-asian="14pt" style:font-size-complex="14pt"/>
    </style:style>
    <style:style style:name="P394" style:family="paragraph" style:parent-style-name="Heading_20_2">
      <loext:graphic-properties draw:fill="none"/>
      <style:paragraph-properties fo:margin-left="0cm" fo:margin-right="0cm" fo:margin-top="0cm" fo:margin-bottom="0cm" loext:contextual-spacing="false" fo:text-indent="0cm" style:auto-text-indent="false" fo:background-color="transparent"/>
      <style:text-properties style:font-name="Cambria" fo:font-size="14pt" style:font-size-asian="12pt" style:font-size-complex="12pt"/>
    </style:style>
    <style:style style:name="P395" style:family="paragraph" style:parent-style-name="Heading_20_2">
      <loext:graphic-properties draw:fill="none"/>
      <style:paragraph-properties fo:margin-left="0cm" fo:margin-right="0cm" fo:margin-top="0cm" fo:margin-bottom="0cm" loext:contextual-spacing="false" fo:text-indent="0cm" style:auto-text-indent="false" fo:background-color="transparent"/>
      <style:text-properties style:font-name="Cambria" fo:font-size="14pt" style:font-size-asian="14pt" style:font-size-complex="14pt"/>
    </style:style>
    <style:style style:name="P396" style:family="paragraph" style:parent-style-name="Heading_20_2">
      <style:paragraph-properties fo:margin-top="0cm" fo:margin-bottom="0cm" loext:contextual-spacing="false"/>
      <style:text-properties style:font-name="Cambria" fo:font-size="14pt" style:font-size-asian="14pt" style:font-size-complex="14pt"/>
    </style:style>
    <style:style style:name="P397" style:family="paragraph" style:parent-style-name="Heading_20_2">
      <style:paragraph-properties fo:margin-top="0cm" fo:margin-bottom="0cm" loext:contextual-spacing="false"/>
      <style:text-properties style:font-name="Cambria" fo:font-size="14pt" style:font-size-asian="14pt" style:font-size-complex="14pt"/>
    </style:style>
    <style:style style:name="P398" style:family="paragraph" style:parent-style-name="Contents_20_2">
      <style:paragraph-properties>
        <style:tab-stops>
          <style:tab-stop style:position="19.503cm" style:type="right" style:leader-style="dotted" style:leader-text="."/>
        </style:tab-stops>
      </style:paragraph-properties>
    </style:style>
    <style:style style:name="P399" style:family="paragraph" style:parent-style-name="Contents_20_1">
      <style:paragraph-properties>
        <style:tab-stops>
          <style:tab-stop style:position="20.003cm" style:type="right" style:leader-style="dotted" style:leader-text="."/>
        </style:tab-stops>
      </style:paragraph-properties>
    </style:style>
    <style:style style:name="P400" style:family="paragraph" style:parent-style-name="Heading_20_3" style:master-page-name="">
      <loext:graphic-properties draw:fill="none"/>
      <style:paragraph-properties fo:margin-left="0.499cm" fo:margin-right="0cm" fo:margin-top="0cm" fo:margin-bottom="0cm" loext:contextual-spacing="false" fo:text-indent="0cm" style:auto-text-indent="false" style:page-number="auto" fo:background-color="transparent" fo:keep-with-next="always"/>
      <style:text-properties style:font-name="Cambria" fo:font-size="12pt" style:font-size-asian="12pt" style:font-size-complex="12pt"/>
    </style:style>
    <style:style style:name="P401" style:family="paragraph" style:parent-style-name="Heading_20_3">
      <style:paragraph-properties fo:margin-top="0cm" fo:margin-bottom="0cm" loext:contextual-spacing="false"/>
      <style:text-properties style:font-name="Cambria" fo:font-size="14pt" style:font-size-asian="14pt" style:font-size-complex="14pt"/>
    </style:style>
    <style:style style:name="P402" style:family="paragraph" style:parent-style-name="Contents_20_3">
      <style:paragraph-properties>
        <style:tab-stops>
          <style:tab-stop style:position="19.004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6b6209" style:font-style-asian="italic" style:font-style-complex="italic"/>
    </style:style>
    <style:style style:name="T3" style:family="text">
      <style:text-properties fo:font-style="italic" officeooo:rsid="00eba5a5" style:font-style-asian="italic" style:font-style-complex="italic"/>
    </style:style>
    <style:style style:name="T4" style:family="text">
      <style:text-properties fo:font-style="italic" officeooo:rsid="014c8b48" style:font-style-asian="italic" style:font-style-complex="italic"/>
    </style:style>
    <style:style style:name="T5" style:family="text">
      <style:text-properties fo:font-style="italic" officeooo:rsid="0166d5aa" style:font-style-asian="italic" style:font-style-complex="italic"/>
    </style:style>
    <style:style style:name="T6" style:family="text">
      <style:text-properties fo:font-style="italic" officeooo:rsid="01c12814" style:font-style-asian="italic" style:font-style-complex="italic"/>
    </style:style>
    <style:style style:name="T7" style:family="text">
      <style:text-properties fo:font-style="italic" officeooo:rsid="0276bbe0" style:font-style-asian="italic" style:font-style-complex="italic"/>
    </style:style>
    <style:style style:name="T8" style:family="text">
      <style:text-properties fo:font-style="italic" officeooo:rsid="02a0df10"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15b73bd" style:font-style-asian="italic" style:font-weight-asian="bold" style:font-style-complex="italic" style:font-weight-complex="bold"/>
    </style:style>
    <style:style style:name="T11" style:family="text">
      <style:text-properties fo:font-style="italic" style:text-underline-style="none" style:font-style-asian="italic" style:font-style-complex="italic"/>
    </style:style>
    <style:style style:name="T12" style:family="text">
      <style:text-properties style:text-position="super 58%"/>
    </style:style>
    <style:style style:name="T13" style:family="text">
      <style:text-properties style:text-position="super 58%" officeooo:rsid="0083b36b"/>
    </style:style>
    <style:style style:name="T14" style:family="text">
      <style:text-properties officeooo:rsid="00380f88"/>
    </style:style>
    <style:style style:name="T15" style:family="text">
      <style:text-properties officeooo:rsid="003d46c0"/>
    </style:style>
    <style:style style:name="T16" style:family="text">
      <style:text-properties officeooo:rsid="00473581"/>
    </style:style>
    <style:style style:name="T17" style:family="text">
      <style:text-properties fo:font-weight="bold" style:font-weight-asian="bold" style:font-weight-complex="bold"/>
    </style:style>
    <style:style style:name="T18" style:family="text">
      <style:text-properties fo:font-weight="bold" officeooo:rsid="01007857" style:font-weight-asian="bold" style:font-weight-complex="bold"/>
    </style:style>
    <style:style style:name="T19" style:family="text">
      <style:text-properties officeooo:rsid="007f5e7c"/>
    </style:style>
    <style:style style:name="T20" style:family="text">
      <style:text-properties officeooo:rsid="0083b36b"/>
    </style:style>
    <style:style style:name="T21" style:family="text">
      <style:text-properties officeooo:rsid="008699bf"/>
    </style:style>
    <style:style style:name="T22" style:family="text">
      <style:text-properties officeooo:rsid="0088f574"/>
    </style:style>
    <style:style style:name="T23" style:family="text">
      <style:text-properties officeooo:rsid="009470ca"/>
    </style:style>
    <style:style style:name="T24" style:family="text">
      <style:text-properties fo:font-size="10pt" style:font-size-asian="12pt" style:font-size-complex="12pt"/>
    </style:style>
    <style:style style:name="T25" style:family="text">
      <style:text-properties fo:font-size="10pt" fo:font-style="italic" style:font-style-asian="italic" style:font-style-complex="italic"/>
    </style:style>
    <style:style style:name="T26" style:family="text">
      <style:text-properties fo:font-size="10pt" fo:font-weight="normal" style:font-weight-asian="normal" style:font-weight-complex="normal"/>
    </style:style>
    <style:style style:name="T27" style:family="text">
      <style:text-properties officeooo:rsid="00a36bae"/>
    </style:style>
    <style:style style:name="T28" style:family="text">
      <style:text-properties officeooo:rsid="00b02af9"/>
    </style:style>
    <style:style style:name="T29" style:family="text">
      <style:text-properties officeooo:rsid="00b1b954"/>
    </style:style>
    <style:style style:name="T30" style:family="text">
      <style:text-properties officeooo:rsid="00ba0b4c"/>
    </style:style>
    <style:style style:name="T31" style:family="text">
      <style:text-properties officeooo:rsid="00c39c09"/>
    </style:style>
    <style:style style:name="T32" style:family="text">
      <style:text-properties style:font-name="Ubuntu Mono"/>
    </style:style>
    <style:style style:name="T33" style:family="text">
      <style:text-properties style:font-name="Ubuntu Mono" fo:font-weight="bold" style:font-weight-asian="bold" style:font-weight-complex="bold"/>
    </style:style>
    <style:style style:name="T34" style:family="text">
      <style:text-properties style:font-name="Ubuntu Mono" fo:font-weight="bold" officeooo:rsid="0083b36b" style:font-weight-asian="bold" style:font-weight-complex="bold"/>
    </style:style>
    <style:style style:name="T35" style:family="text">
      <style:text-properties style:font-name="Ubuntu Mono" fo:font-weight="bold" officeooo:rsid="008699bf" style:font-weight-asian="bold" style:font-weight-complex="bold"/>
    </style:style>
    <style:style style:name="T36" style:family="text">
      <style:text-properties style:font-name="Ubuntu Mono" fo:font-weight="bold" officeooo:rsid="0088f574" style:font-weight-asian="bold" style:font-weight-complex="bold"/>
    </style:style>
    <style:style style:name="T37" style:family="text">
      <style:text-properties style:font-name="Ubuntu Mono" fo:font-weight="bold" officeooo:rsid="00a36bae" style:font-weight-asian="bold" style:font-weight-complex="bold"/>
    </style:style>
    <style:style style:name="T38" style:family="text">
      <style:text-properties style:font-name="Ubuntu Mono" fo:font-weight="bold" officeooo:rsid="00e3883e" style:font-weight-asian="bold" style:font-weight-complex="bold"/>
    </style:style>
    <style:style style:name="T39" style:family="text">
      <style:text-properties style:font-name="Ubuntu Mono" fo:font-weight="bold" officeooo:rsid="01402929" style:font-weight-asian="bold" style:font-weight-complex="bold"/>
    </style:style>
    <style:style style:name="T40" style:family="text">
      <style:text-properties style:font-name="Ubuntu Mono" fo:font-weight="bold" officeooo:rsid="013b9e20" style:font-weight-asian="bold" style:font-weight-complex="bold"/>
    </style:style>
    <style:style style:name="T41" style:family="text">
      <style:text-properties style:font-name="Ubuntu Mono" fo:font-weight="bold" officeooo:rsid="0153c213" style:font-weight-asian="bold" style:font-weight-complex="bold"/>
    </style:style>
    <style:style style:name="T42" style:family="text">
      <style:text-properties style:font-name="Ubuntu Mono" fo:font-weight="bold" officeooo:rsid="017c6e53" style:font-weight-asian="bold" style:font-weight-complex="bold"/>
    </style:style>
    <style:style style:name="T43" style:family="text">
      <style:text-properties style:font-name="Ubuntu Mono" fo:font-weight="bold" officeooo:rsid="01c0088a" style:font-weight-asian="bold" style:font-weight-complex="bold"/>
    </style:style>
    <style:style style:name="T44" style:family="text">
      <style:text-properties style:font-name="Ubuntu Mono" fo:font-weight="bold" officeooo:rsid="01c93220" style:font-weight-asian="bold" style:font-weight-complex="bold"/>
    </style:style>
    <style:style style:name="T45" style:family="text">
      <style:text-properties style:font-name="Ubuntu Mono" fo:font-weight="bold" officeooo:rsid="01e13c90" style:font-weight-asian="bold" style:font-weight-complex="bold"/>
    </style:style>
    <style:style style:name="T46" style:family="text">
      <style:text-properties style:font-name="Ubuntu Mono" fo:font-style="normal" fo:font-weight="bold" style:font-style-asian="normal" style:font-weight-asian="bold" style:font-style-complex="normal" style:font-weight-complex="bold"/>
    </style:style>
    <style:style style:name="T47" style:family="text">
      <style:text-properties style:font-name="Ubuntu Mono" fo:font-style="italic" style:font-style-asian="italic" style:font-style-complex="italic"/>
    </style:style>
    <style:style style:name="T48" style:family="text">
      <style:text-properties style:font-name="Ubuntu Mono" fo:font-style="italic" fo:font-weight="bold" style:font-style-asian="italic" style:font-weight-asian="bold" style:font-style-complex="italic" style:font-weight-complex="bold"/>
    </style:style>
    <style:style style:name="T49" style:family="text">
      <style:text-properties style:font-name="Ubuntu Mono" fo:font-size="10pt" fo:font-style="italic" fo:font-weight="bold" style:font-style-asian="italic" style:font-weight-asian="bold" style:font-style-complex="italic" style:font-weight-complex="bold"/>
    </style:style>
    <style:style style:name="T50" style:family="text">
      <style:text-properties officeooo:rsid="00d45f77"/>
    </style:style>
    <style:style style:name="T51" style:family="text">
      <style:text-properties officeooo:rsid="00d7bd29"/>
    </style:style>
    <style:style style:name="T52" style:family="text">
      <style:text-properties officeooo:rsid="00da5ca9"/>
    </style:style>
    <style:style style:name="T53" style:family="text">
      <style:text-properties officeooo:rsid="00dc14bf"/>
    </style:style>
    <style:style style:name="T54" style:family="text">
      <style:text-properties officeooo:rsid="00edae4c"/>
    </style:style>
    <style:style style:name="T55" style:family="text">
      <style:text-properties officeooo:rsid="00fdb203"/>
    </style:style>
    <style:style style:name="T56" style:family="text">
      <style:text-properties officeooo:rsid="01007857"/>
    </style:style>
    <style:style style:name="T57" style:family="text">
      <style:text-properties officeooo:rsid="01036c27"/>
    </style:style>
    <style:style style:name="T58" style:family="text">
      <style:text-properties officeooo:rsid="0109911a"/>
    </style:style>
    <style:style style:name="T59" style:family="text">
      <style:text-properties officeooo:rsid="010eb5c7"/>
    </style:style>
    <style:style style:name="T60" style:family="text">
      <style:text-properties officeooo:rsid="011ba0b4"/>
    </style:style>
    <style:style style:name="T61" style:family="text">
      <style:text-properties officeooo:rsid="011bcc4c"/>
    </style:style>
    <style:style style:name="T62" style:family="text">
      <style:text-properties officeooo:rsid="011dcb97"/>
    </style:style>
    <style:style style:name="T63" style:family="text">
      <style:text-properties officeooo:rsid="0134d76b"/>
    </style:style>
    <style:style style:name="T64" style:family="text">
      <style:text-properties officeooo:rsid="013b9e20"/>
    </style:style>
    <style:style style:name="T65" style:family="text">
      <style:text-properties officeooo:rsid="01402929"/>
    </style:style>
    <style:style style:name="T66" style:family="text">
      <style:text-properties officeooo:rsid="01495a85"/>
    </style:style>
    <style:style style:name="T67" style:family="text">
      <style:text-properties officeooo:rsid="014c8b48"/>
    </style:style>
    <style:style style:name="T68" style:family="text">
      <style:text-properties officeooo:rsid="015130a8"/>
    </style:style>
    <style:style style:name="T69" style:family="text">
      <style:text-properties officeooo:rsid="0153c213"/>
    </style:style>
    <style:style style:name="T70" style:family="text">
      <style:text-properties officeooo:rsid="016243a2"/>
    </style:style>
    <style:style style:name="T71" style:family="text">
      <style:text-properties officeooo:rsid="0166d5aa"/>
    </style:style>
    <style:style style:name="T72" style:family="text">
      <style:text-properties officeooo:rsid="0167c88e"/>
    </style:style>
    <style:style style:name="T73" style:family="text">
      <style:text-properties officeooo:rsid="0173f42a"/>
    </style:style>
    <style:style style:name="T74" style:family="text">
      <style:text-properties officeooo:rsid="01744292"/>
    </style:style>
    <style:style style:name="T75" style:family="text">
      <style:text-properties officeooo:rsid="0177fae8"/>
    </style:style>
    <style:style style:name="T76" style:family="text">
      <style:text-properties officeooo:rsid="017c6e53"/>
    </style:style>
    <style:style style:name="T77" style:family="text">
      <style:text-properties officeooo:rsid="0195a2f0"/>
    </style:style>
    <style:style style:name="T78" style:family="text">
      <style:text-properties officeooo:rsid="019aa54c"/>
    </style:style>
    <style:style style:name="T79" style:family="text">
      <style:text-properties officeooo:rsid="01a0556a"/>
    </style:style>
    <style:style style:name="T80" style:family="text">
      <style:text-properties officeooo:rsid="01a481d6"/>
    </style:style>
    <style:style style:name="T81" style:family="text">
      <style:text-properties officeooo:rsid="01a5a483"/>
    </style:style>
    <style:style style:name="T82" style:family="text">
      <style:text-properties officeooo:rsid="01aa4d6b"/>
    </style:style>
    <style:style style:name="T83" style:family="text">
      <style:text-properties officeooo:rsid="01c0088a"/>
    </style:style>
    <style:style style:name="T84" style:family="text">
      <style:text-properties officeooo:rsid="01c12814"/>
    </style:style>
    <style:style style:name="T85" style:family="text">
      <style:text-properties officeooo:rsid="01c93220"/>
    </style:style>
    <style:style style:name="T86" style:family="text">
      <style:text-properties officeooo:rsid="01e13c90"/>
    </style:style>
    <style:style style:name="T87" style:family="text">
      <style:text-properties officeooo:rsid="01e76099"/>
    </style:style>
    <style:style style:name="T88" style:family="text">
      <style:text-properties officeooo:rsid="01e82c5b"/>
    </style:style>
    <style:style style:name="T89" style:family="text">
      <style:text-properties officeooo:rsid="0241a7d5"/>
    </style:style>
    <style:style style:name="T90" style:family="text">
      <style:text-properties officeooo:rsid="0244c935"/>
    </style:style>
    <style:style style:name="T91" style:family="text">
      <style:text-properties officeooo:rsid="0266e884"/>
    </style:style>
    <style:style style:name="T92" style:family="text">
      <style:text-properties style:font-name="Ubuntu Mono" fo:font-weight="bold" style:font-weight-asian="bold" style:font-weight-complex="bold"/>
    </style:style>
    <style:style style:name="T93" style:family="text">
      <style:text-properties fo:font-size="12pt"/>
    </style:style>
    <style:style style:name="T94" style:family="text">
      <style:text-properties officeooo:rsid="02846a4c"/>
    </style:style>
    <style:style style:name="T95" style:family="text">
      <style:text-properties fo:background-color="#dddddd" loext:char-shading-value="0"/>
    </style:style>
    <style:style style:name="T96" style:family="text">
      <style:text-properties officeooo:rsid="02a0df10"/>
    </style:style>
    <style:style style:name="T97"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38">GDB – GNU Debugger</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99"><text:a xlink:type="simple" xlink:href="#__RefHeading___Toc233_3412228064" text:style-name="Index_20_Link" text:visited-style-name="Index_20_Link">2. Getting In and Out of GDB<text:tab/>3</text:a></text:p>
          <text:p text:style-name="P398"><text:a xlink:type="simple" xlink:href="#__RefHeading___Toc235_3412228064" text:style-name="Index_20_Link" text:visited-style-name="Index_20_Link">2.1. Invoking GDB<text:tab/>3</text:a></text:p>
          <text:p text:style-name="P398"><text:a xlink:type="simple" xlink:href="#__RefHeading___Toc237_3412228064" text:style-name="Index_20_Link" text:visited-style-name="Index_20_Link">2.2. Quitting GDB<text:tab/>3</text:a></text:p>
          <text:p text:style-name="P398"><text:a xlink:type="simple" xlink:href="#__RefHeading___Toc239_3412228064" text:style-name="Index_20_Link" text:visited-style-name="Index_20_Link">2.3. Shell Commands<text:tab/>3</text:a></text:p>
          <text:p text:style-name="P398"><text:a xlink:type="simple" xlink:href="#__RefHeading___Toc241_3412228064" text:style-name="Index_20_Link" text:visited-style-name="Index_20_Link">2.4. Logging Output<text:tab/>3</text:a></text:p>
          <text:p text:style-name="P399"><text:a xlink:type="simple" xlink:href="#__RefHeading___Toc490_3412228064" text:style-name="Index_20_Link" text:visited-style-name="Index_20_Link">3. GDB Commands<text:tab/>4</text:a></text:p>
          <text:p text:style-name="P398"><text:a xlink:type="simple" xlink:href="#__RefHeading___Toc492_3412228064" text:style-name="Index_20_Link" text:visited-style-name="Index_20_Link">3.1. Command Syntax<text:tab/>4</text:a></text:p>
          <text:p text:style-name="P398"><text:a xlink:type="simple" xlink:href="#__RefHeading___Toc494_3412228064" text:style-name="Index_20_Link" text:visited-style-name="Index_20_Link">3.2. Command Settings<text:tab/>4</text:a></text:p>
          <text:p text:style-name="P398"><text:a xlink:type="simple" xlink:href="#__RefHeading___Toc496_3412228064" text:style-name="Index_20_Link" text:visited-style-name="Index_20_Link">3.3. Command Completion<text:tab/>4</text:a></text:p>
          <text:p text:style-name="P398"><text:a xlink:type="simple" xlink:href="#__RefHeading___Toc498_3412228064" text:style-name="Index_20_Link" text:visited-style-name="Index_20_Link">3.5. Getting Help<text:tab/>4</text:a></text:p>
          <text:p text:style-name="P399"><text:a xlink:type="simple" xlink:href="#__RefHeading___Toc830_3069245129" text:style-name="Index_20_Link" text:visited-style-name="Index_20_Link">4. Running Programs Under GDB<text:tab/>5</text:a></text:p>
          <text:p text:style-name="P398"><text:a xlink:type="simple" xlink:href="#__RefHeading___Toc832_3069245129" text:style-name="Index_20_Link" text:visited-style-name="Index_20_Link">4.1. Compiling for Debugging<text:tab/>5</text:a></text:p>
          <text:p text:style-name="P398"><text:a xlink:type="simple" xlink:href="#__RefHeading___Toc834_3069245129" text:style-name="Index_20_Link" text:visited-style-name="Index_20_Link">4.2. Starting your Program<text:tab/>5</text:a></text:p>
          <text:p text:style-name="P398"><text:a xlink:type="simple" xlink:href="#__RefHeading___Toc836_3069245129" text:style-name="Index_20_Link" text:visited-style-name="Index_20_Link">4.3. Program’s Arguments<text:tab/>5</text:a></text:p>
          <text:p text:style-name="P398"><text:a xlink:type="simple" xlink:href="#__RefHeading___Toc838_3069245129" text:style-name="Index_20_Link" text:visited-style-name="Index_20_Link">4.4. Program’s Environment<text:tab/>5</text:a></text:p>
          <text:p text:style-name="P398"><text:a xlink:type="simple" xlink:href="#__RefHeading___Toc840_3069245129" text:style-name="Index_20_Link" text:visited-style-name="Index_20_Link">4.5. Program’s working directory<text:tab/>6</text:a></text:p>
          <text:p text:style-name="P398"><text:a xlink:type="simple" xlink:href="#__RefHeading___Toc842_3069245129" text:style-name="Index_20_Link" text:visited-style-name="Index_20_Link">4.6. Programs Input and Output<text:tab/>6</text:a></text:p>
          <text:p text:style-name="P398"><text:a xlink:type="simple" xlink:href="#__RefHeading___Toc844_3069245129" text:style-name="Index_20_Link" text:visited-style-name="Index_20_Link">4.7. Debugging Already-running Process<text:tab/>6</text:a></text:p>
          <text:p text:style-name="P398"><text:a xlink:type="simple" xlink:href="#__RefHeading___Toc846_3069245129" text:style-name="Index_20_Link" text:visited-style-name="Index_20_Link">4.8. Killing the Child Process<text:tab/>6</text:a></text:p>
          <text:p text:style-name="P398"><text:a xlink:type="simple" xlink:href="#__RefHeading___Toc848_3069245129" text:style-name="Index_20_Link" text:visited-style-name="Index_20_Link">4.9. Debugging Multiple Inferiors and Programs<text:tab/>6</text:a></text:p>
          <text:p text:style-name="P398"><text:a xlink:type="simple" xlink:href="#__RefHeading___Toc850_3069245129" text:style-name="Index_20_Link" text:visited-style-name="Index_20_Link">4.12. Setting Checkpoints<text:tab/>7</text:a></text:p>
          <text:p text:style-name="P399"><text:a xlink:type="simple" xlink:href="#__RefHeading___Toc1012_3069245129" text:style-name="Index_20_Link" text:visited-style-name="Index_20_Link">5. Stopping and Continuing<text:tab/>8</text:a></text:p>
          <text:p text:style-name="P398"><text:a xlink:type="simple" xlink:href="#__RefHeading___Toc1014_3069245129" text:style-name="Index_20_Link" text:visited-style-name="Index_20_Link">5.1. Breakpoints, Watchpoints, and Catchpoints<text:tab/>8</text:a></text:p>
          <text:p text:style-name="P402"><text:a xlink:type="simple" xlink:href="#__RefHeading___Toc1016_3069245129" text:style-name="Index_20_Link" text:visited-style-name="Index_20_Link">5.1.1. Setting Breakpoints<text:tab/>8</text:a></text:p>
          <text:p text:style-name="P402"><text:a xlink:type="simple" xlink:href="#__RefHeading___Toc1137_3502828142" text:style-name="Index_20_Link" text:visited-style-name="Index_20_Link">5.1.2. Setting Watchpoints<text:tab/>8</text:a></text:p>
          <text:p text:style-name="P402"><text:a xlink:type="simple" xlink:href="#__RefHeading___Toc1139_3502828142" text:style-name="Index_20_Link" text:visited-style-name="Index_20_Link">5.1.6. Break Conditions<text:tab/>9</text:a></text:p>
          <text:p text:style-name="P402"><text:a xlink:type="simple" xlink:href="#__RefHeading___Toc1141_3502828142" text:style-name="Index_20_Link" text:visited-style-name="Index_20_Link">5.1.7. Breakpoint Command Lists<text:tab/>9</text:a></text:p>
          <text:p text:style-name="P402"><text:a xlink:type="simple" xlink:href="#__RefHeading___Toc1143_3502828142" text:style-name="Index_20_Link" text:visited-style-name="Index_20_Link">5.1.9. Saving Breakpoints<text:tab/>9</text:a></text:p>
          <text:p text:style-name="P398"><text:a xlink:type="simple" xlink:href="#__RefHeading___Toc1145_3502828142" text:style-name="Index_20_Link" text:visited-style-name="Index_20_Link">5.2. Continuing and Stepping<text:tab/>9</text:a></text:p>
          <text:p text:style-name="P402"><text:a xlink:type="simple" xlink:href="#__RefHeading___Toc1195_3502828142" text:style-name="Index_20_Link" text:visited-style-name="Index_20_Link">5.3. Skipping Over Functions and Files<text:tab/>9</text:a></text:p>
          <text:p text:style-name="P398"><text:a xlink:type="simple" xlink:href="#__RefHeading___Toc1197_3502828142" text:style-name="Index_20_Link" text:visited-style-name="Index_20_Link">5.4. Signals<text:tab/>9</text:a></text:p>
          <text:p text:style-name="P399"><text:a xlink:type="simple" xlink:href="#__RefHeading___Toc1346_3502828142" text:style-name="Index_20_Link" text:visited-style-name="Index_20_Link">6. Running Program Backward<text:tab/>10</text:a></text:p>
          <text:p text:style-name="P399"><text:a xlink:type="simple" xlink:href="#__RefHeading___Toc1348_3502828142" text:style-name="Index_20_Link" text:visited-style-name="Index_20_Link">8. Examining the Stack<text:tab/>11</text:a></text:p>
          <text:p text:style-name="P398"><text:a xlink:type="simple" xlink:href="#__RefHeading___Toc1350_3502828142" text:style-name="Index_20_Link" text:visited-style-name="Index_20_Link">8.1. Stack Frames<text:tab/>11</text:a></text:p>
          <text:p text:style-name="P398"><text:a xlink:type="simple" xlink:href="#__RefHeading___Toc1352_3502828142" text:style-name="Index_20_Link" text:visited-style-name="Index_20_Link">8.2. Backtraces<text:tab/>11</text:a></text:p>
          <text:p text:style-name="P398"><text:a xlink:type="simple" xlink:href="#__RefHeading___Toc1354_3502828142" text:style-name="Index_20_Link" text:visited-style-name="Index_20_Link">8.3. Selecting a Frame<text:tab/>11</text:a></text:p>
          <text:p text:style-name="P399"><text:a xlink:type="simple" xlink:href="#__RefHeading___Toc1441_3502828142" text:style-name="Index_20_Link" text:visited-style-name="Index_20_Link">9. Examining Source Files<text:tab/>12</text:a></text:p>
          <text:p text:style-name="P398"><text:a xlink:type="simple" xlink:href="#__RefHeading___Toc1443_3502828142" text:style-name="Index_20_Link" text:visited-style-name="Index_20_Link">9.1. Printing Source Lines<text:tab/>12</text:a></text:p>
          <text:p text:style-name="P398"><text:a xlink:type="simple" xlink:href="#__RefHeading___Toc1445_3502828142" text:style-name="Index_20_Link" text:visited-style-name="Index_20_Link">9.2. Specifying a Location<text:tab/>12</text:a></text:p>
          <text:p text:style-name="P398"><text:a xlink:type="simple" xlink:href="#__RefHeading___Toc1447_3502828142" text:style-name="Index_20_Link" text:visited-style-name="Index_20_Link">9.3. Editing Source Files<text:tab/>12</text:a></text:p>
          <text:p text:style-name="P398"><text:a xlink:type="simple" xlink:href="#__RefHeading___Toc1449_3502828142" text:style-name="Index_20_Link" text:visited-style-name="Index_20_Link">9.4. Searching through Source Files<text:tab/>12</text:a></text:p>
          <text:p text:style-name="P399"><text:a xlink:type="simple" xlink:href="#__RefHeading___Toc1544_3406306572" text:style-name="Index_20_Link" text:visited-style-name="Index_20_Link">10. Examining Data<text:tab/>13</text:a></text:p>
          <text:p text:style-name="P398"><text:a xlink:type="simple" xlink:href="#__RefHeading___Toc1546_3406306572" text:style-name="Index_20_Link" text:visited-style-name="Index_20_Link">10.1. Expressions<text:tab/>13</text:a></text:p>
          <text:p text:style-name="P398"><text:a xlink:type="simple" xlink:href="#__RefHeading___Toc1548_3406306572" text:style-name="Index_20_Link" text:visited-style-name="Index_20_Link">10.2. Ambiguous Expressions<text:tab/>13</text:a></text:p>
          <text:p text:style-name="P398"><text:a xlink:type="simple" xlink:href="#__RefHeading___Toc1550_3406306572" text:style-name="Index_20_Link" text:visited-style-name="Index_20_Link">10.3. Program Variables<text:tab/>13</text:a></text:p>
          <text:p text:style-name="P398"><text:a xlink:type="simple" xlink:href="#__RefHeading___Toc1552_3406306572" text:style-name="Index_20_Link" text:visited-style-name="Index_20_Link">10.4. Artificial Arrays<text:tab/>13</text:a></text:p>
          <text:p text:style-name="P398"><text:a xlink:type="simple" xlink:href="#__RefHeading___Toc1554_3406306572" text:style-name="Index_20_Link" text:visited-style-name="Index_20_Link">10.5. Output Formats<text:tab/>13</text:a></text:p>
          <text:p text:style-name="P398"><text:a xlink:type="simple" xlink:href="#__RefHeading___Toc1657_3836435456" text:style-name="Index_20_Link" text:visited-style-name="Index_20_Link">10.6. Examining Memory<text:tab/>13</text:a></text:p>
          <text:p text:style-name="P398"><text:a xlink:type="simple" xlink:href="#__RefHeading___Toc1659_3836435456" text:style-name="Index_20_Link" text:visited-style-name="Index_20_Link">10.7. Automatic Display<text:tab/>14</text:a></text:p>
          <text:p text:style-name="P398"><text:a xlink:type="simple" xlink:href="#__RefHeading___Toc1863_1011165164" text:style-name="Index_20_Link" text:visited-style-name="Index_20_Link">10.8. Print Settings<text:tab/>14</text:a></text:p>
          <text:p text:style-name="P398"><text:soft-page-break/><text:a xlink:type="simple" xlink:href="#__RefHeading___Toc1865_1011165164" text:style-name="Index_20_Link" text:visited-style-name="Index_20_Link">10.9. Pretty Printing<text:tab/>14</text:a></text:p>
          <text:p text:style-name="P402"><text:a xlink:type="simple" xlink:href="#__RefHeading___Toc1867_1011165164" text:style-name="Index_20_Link" text:visited-style-name="Index_20_Link">10.9.1. Pretty Printer Introduction<text:tab/>14</text:a></text:p>
          <text:p text:style-name="P402"><text:a xlink:type="simple" xlink:href="#__RefHeading___Toc1869_1011165164" text:style-name="Index_20_Link" text:visited-style-name="Index_20_Link">10.9.3. Pretty-Printer Commands<text:tab/>14</text:a></text:p>
          <text:p text:style-name="P398"><text:a xlink:type="simple" xlink:href="#__RefHeading___Toc1871_1011165164" text:style-name="Index_20_Link" text:visited-style-name="Index_20_Link">10.10. Value History<text:tab/>14</text:a></text:p>
          <text:p text:style-name="P398"><text:a xlink:type="simple" xlink:href="#__RefHeading___Toc1873_1011165164" text:style-name="Index_20_Link" text:visited-style-name="Index_20_Link">10.13. Registers<text:tab/>15</text:a></text:p>
          <text:p text:style-name="P398"><text:a xlink:type="simple" xlink:href="#__RefHeading___Toc1875_1011165164" text:style-name="Index_20_Link" text:visited-style-name="Index_20_Link">10.16. OS Auxiliary Information<text:tab/>15</text:a></text:p>
          <text:p text:style-name="P398"><text:a xlink:type="simple" xlink:href="#__RefHeading___Toc1960_2813457358" text:style-name="Index_20_Link" text:visited-style-name="Index_20_Link">10.18. Copy Between Memory and a File<text:tab/>15</text:a></text:p>
          <text:p text:style-name="P398"><text:a xlink:type="simple" xlink:href="#__RefHeading___Toc1962_2813457358" text:style-name="Index_20_Link" text:visited-style-name="Index_20_Link">10.19. Producing Core Files<text:tab/>15</text:a></text:p>
          <text:p text:style-name="P398"><text:a xlink:type="simple" xlink:href="#__RefHeading___Toc1964_2813457358" text:style-name="Index_20_Link" text:visited-style-name="Index_20_Link">10.22. Search Memory<text:tab/>15</text:a></text:p>
          <text:p text:style-name="P399"><text:a xlink:type="simple" xlink:href="#__RefHeading___Toc2229_4093750134" text:style-name="Index_20_Link" text:visited-style-name="Index_20_Link">11. Debugging Optimized Code<text:tab/>16</text:a></text:p>
          <text:p text:style-name="P399"><text:a xlink:type="simple" xlink:href="#__RefHeading___Toc2231_4093750134" text:style-name="Index_20_Link" text:visited-style-name="Index_20_Link">13. Tracepoints<text:tab/>17</text:a></text:p>
          <text:p text:style-name="P399"><text:a xlink:type="simple" xlink:href="#__RefHeading___Toc2233_4093750134" text:style-name="Index_20_Link" text:visited-style-name="Index_20_Link">15. Using GDB with Different Languages<text:tab/>18</text:a></text:p>
          <text:p text:style-name="P398"><text:a xlink:type="simple" xlink:href="#__RefHeading___Toc2235_4093750134" text:style-name="Index_20_Link" text:visited-style-name="Index_20_Link">15.2. Displaying the Language<text:tab/>18</text:a></text:p>
          <text:p text:style-name="P398"><text:a xlink:type="simple" xlink:href="#__RefHeading___Toc2237_4093750134" text:style-name="Index_20_Link" text:visited-style-name="Index_20_Link">15.4. Supported Languages<text:tab/>18</text:a></text:p>
          <text:p text:style-name="P399"><text:a xlink:type="simple" xlink:href="#__RefHeading___Toc2239_4093750134" text:style-name="Index_20_Link" text:visited-style-name="Index_20_Link">16. Examining the Symbol Table<text:tab/>19</text:a></text:p>
          <text:p text:style-name="P399"><text:a xlink:type="simple" xlink:href="#__RefHeading___Toc2430_1274342402" text:style-name="Index_20_Link" text:visited-style-name="Index_20_Link">17. Altering Execution<text:tab/>21</text:a></text:p>
          <text:p text:style-name="P398"><text:a xlink:type="simple" xlink:href="#__RefHeading___Toc2432_1274342402" text:style-name="Index_20_Link" text:visited-style-name="Index_20_Link">17.1 Assignment to Variables<text:tab/>21</text:a></text:p>
          <text:p text:style-name="P398"><text:a xlink:type="simple" xlink:href="#__RefHeading___Toc2434_1274342402" text:style-name="Index_20_Link" text:visited-style-name="Index_20_Link">17.2 Continuing at a Different Address<text:tab/>21</text:a></text:p>
          <text:p text:style-name="P398"><text:a xlink:type="simple" xlink:href="#__RefHeading___Toc2436_1274342402" text:style-name="Index_20_Link" text:visited-style-name="Index_20_Link">17.3 Giving your Program a Signal<text:tab/>21</text:a></text:p>
          <text:p text:style-name="P398"><text:a xlink:type="simple" xlink:href="#__RefHeading___Toc2438_1274342402" text:style-name="Index_20_Link" text:visited-style-name="Index_20_Link">17.4 Returning from a Function<text:tab/>22</text:a></text:p>
          <text:p text:style-name="P398"><text:a xlink:type="simple" xlink:href="#__RefHeading___Toc2440_1274342402" text:style-name="Index_20_Link" text:visited-style-name="Index_20_Link">17.5 Calling Program Functions<text:tab/>22</text:a></text:p>
          <text:p text:style-name="P398"><text:a xlink:type="simple" xlink:href="#__RefHeading___Toc2442_1274342402" text:style-name="Index_20_Link" text:visited-style-name="Index_20_Link">17.6 Patching Programs<text:tab/>22</text:a></text:p>
          <text:p text:style-name="P399"><text:a xlink:type="simple" xlink:href="#__RefHeading___Toc2611_324930610" text:style-name="Index_20_Link" text:visited-style-name="Index_20_Link">18 GDB Files<text:tab/>23</text:a></text:p>
          <text:p text:style-name="P398"><text:a xlink:type="simple" xlink:href="#__RefHeading___Toc2613_324930610" text:style-name="Index_20_Link" text:visited-style-name="Index_20_Link">18.1 Commands to Specify Files<text:tab/>23</text:a></text:p>
          <text:p text:style-name="P398"><text:a xlink:type="simple" xlink:href="#__RefHeading___Toc2615_324930610" text:style-name="Index_20_Link" text:visited-style-name="Index_20_Link">18.3 Debugging Information in Separate Files<text:tab/>23</text:a></text:p>
          <text:p text:style-name="P399"><text:a xlink:type="simple" xlink:href="#__RefHeading___Toc2779_324930610" text:style-name="Index_20_Link" text:visited-style-name="Index_20_Link">19 Specifying a Debugging Target<text:tab/>24</text:a></text:p>
          <text:p text:style-name="P398"><text:a xlink:type="simple" xlink:href="#__RefHeading___Toc2781_324930610" text:style-name="Index_20_Link" text:visited-style-name="Index_20_Link">19.3 Choosing Target Byte Order<text:tab/>24</text:a></text:p>
          <text:p text:style-name="P399"><text:a xlink:type="simple" xlink:href="#__RefHeading___Toc2783_324930610" text:style-name="Index_20_Link" text:visited-style-name="Index_20_Link">25. GDB Text User Interface<text:tab/>25</text:a></text:p>
          <text:p text:style-name="P398"><text:a xlink:type="simple" xlink:href="#__RefHeading___Toc2785_324930610" text:style-name="Index_20_Link" text:visited-style-name="Index_20_Link">25.1. TUI Overview<text:tab/>25</text:a></text:p>
          <text:p text:style-name="P398"><text:a xlink:type="simple" xlink:href="#__RefHeading___Toc2787_324930610" text:style-name="Index_20_Link" text:visited-style-name="Index_20_Link">25.2. TUI Key Bindings<text:tab/>25</text:a></text:p>
          <text:p text:style-name="P398"><text:a xlink:type="simple" xlink:href="#__RefHeading___Toc2789_324930610" text:style-name="Index_20_Link" text:visited-style-name="Index_20_Link">25.4 TUI-specific Commands<text:tab/>26</text:a></text:p>
          <text:p text:style-name="P398"><text:a xlink:type="simple" xlink:href="#__RefHeading___Toc2791_324930610" text:style-name="Index_20_Link" text:visited-style-name="Index_20_Link">25.5 TUI Configuration Variables<text:tab/>27</text:a></text:p>
        </text:index-body>
      </text:table-of-content>
      <text:p text:style-name="Standard"/>
      <text:p text:style-name="Standard"/>
      <text:p text:style-name="P36"/>
      <text:p text:style-name="P2"/>
      <text:h text:style-name="P387" text:outline-level="1"><text:bookmark-start text:name="__RefHeading___Toc233_3412228064"/>2. Getting In and Out of GDB<text:bookmark-end text:name="__RefHeading___Toc233_3412228064"/></text:h>
      <text:p text:style-name="P5"/>
      <text:h text:style-name="P394" text:outline-level="2"><text:bookmark-start text:name="__RefHeading___Toc235_3412228064"/>2.1. Invoking GDB<text:bookmark-end text:name="__RefHeading___Toc235_3412228064"/></text:h>
      <text:p text:style-name="P102"/>
      <text:p text:style-name="P233">gdb <text:span text:style-name="T1">program </text:span>[<text:span text:style-name="T1">core</text:span>] [--silent] [-help]</text:p>
      <text:p text:style-name="P117"/>
      <text:p text:style-name="P117">Attach GDB to a process:</text:p>
      <text:p text:style-name="P289">gdb -p <text:span text:style-name="T1">processId</text:span></text:p>
      <text:p text:style-name="P117"/>
      <text:p text:style-name="P117">Add directory to the path to search for source and script files:</text:p>
      <text:p text:style-name="P289">-d <text:span text:style-name="T1">directoryName</text:span></text:p>
      <text:p text:style-name="P5"/>
      <text:p text:style-name="P5"/>
      <text:h text:style-name="P394" text:outline-level="2"><text:bookmark-start text:name="__RefHeading___Toc237_3412228064"/>2.2. Quitting GDB<text:bookmark-end text:name="__RefHeading___Toc237_3412228064"/></text:h>
      <text:p text:style-name="P5"/>
      <text:p text:style-name="P289">quit [<text:span text:style-name="T1">expression</text:span>]</text:p>
      <text:p text:style-name="P117">If <text:span text:style-name="T1">expression</text:span> is given, its result is used as the error code.</text:p>
      <text:p text:style-name="P117"/>
      <text:p text:style-name="P117">An interrupt (Ctrl-C) does not exit GDB, but rather terminates the action of any GDB command that is in progress.</text:p>
      <text:p text:style-name="P5"/>
      <text:p text:style-name="P5"/>
      <text:h text:style-name="P394" text:outline-level="2"><text:bookmark-start text:name="__RefHeading___Toc239_3412228064"/>2.3. Shell Commands<text:bookmark-end text:name="__RefHeading___Toc239_3412228064"/></text:h>
      <text:p text:style-name="P5"/>
      <text:p text:style-name="P99">Executing shell commands from GDB:</text:p>
      <text:p text:style-name="P289">shell <text:span text:style-name="T1">command</text:span></text:p>
      <text:p text:style-name="P294">! <text:span text:style-name="T1">command</text:span> <text:s text:c="2"/><text:span text:style-name="T24">// here the environment variable SHELL determines which shell to run</text:span></text:p>
      <text:p text:style-name="P294">!<text:span text:style-name="T1">command</text:span> <text:s text:c="2"/><text:span text:style-name="T24">// GDB uses the default shell</text:span></text:p>
      <text:p text:style-name="P5"/>
      <text:p text:style-name="P5"/>
      <text:h text:style-name="P394" text:outline-level="2"><text:bookmark-start text:name="__RefHeading___Toc241_3412228064"/>2.4. Logging Output<text:bookmark-end text:name="__RefHeading___Toc241_3412228064"/></text:h>
      <text:p text:style-name="P5"/>
      <text:p text:style-name="P99">Show current values of logging settings:</text:p>
      <text:p text:style-name="P289">show logging</text:p>
      <text:p text:style-name="P117"/>
      <text:p text:style-name="P117">Save the output of GDB commands to a file.</text:p>
      <text:p text:style-name="P289">set logging [on | off]</text:p>
      <text:p text:style-name="P117"/>
      <text:p text:style-name="P117">Change name of log file. Default is gdb.txt</text:p>
      <text:p text:style-name="P289">set logging file <text:span text:style-name="T1">fileName</text:span></text:p>
      <text:p text:style-name="Standard"/>
      <text:p text:style-name="Standard"/>
      <text:p text:style-name="P3"/>
      <text:h text:style-name="P388" text:outline-level="1"><text:bookmark-start text:name="__RefHeading___Toc490_3412228064"/>3. GDB Commands<text:bookmark-end text:name="__RefHeading___Toc490_3412228064"/></text:h>
      <text:p text:style-name="P6"/>
      <text:p text:style-name="P7">We can abberivate GDB commands to the 1<text:span text:style-name="T12">st</text:span> few letters of the command name if that abbreviation is unambiguous.</text:p>
      <text:p text:style-name="P7"/>
      <text:h text:style-name="P394" text:outline-level="2"><text:bookmark-start text:name="__RefHeading___Toc492_3412228064"/>3.1. Command Syntax<text:bookmark-end text:name="__RefHeading___Toc492_3412228064"/></text:h>
      <text:p text:style-name="P8"/>
      <text:p text:style-name="P100">A <text:span text:style-name="T1">blank line</text:span> as input to GDB means to repeat the previous command. <text:span text:style-name="T14">Certain commands will not repeat this way, these are commands whose unintentional repetition might cause trouble and which you are unlikely to want to repeat.</text:span></text:p>
      <text:p text:style-name="P118"/>
      <text:p text:style-name="P119">Any text from a <text:span text:style-name="T9">#</text:span> to the end of the line is a command. This is useful mainly in <text:span text:style-name="T1">command files</text:span>.</text:p>
      <text:p text:style-name="P9"/>
      <text:h text:style-name="P394" text:outline-level="2"><text:bookmark-start text:name="__RefHeading___Toc494_3412228064"/>3.2. Command Settings<text:bookmark-end text:name="__RefHeading___Toc494_3412228064"/></text:h>
      <text:p text:style-name="P10"/>
      <text:p text:style-name="P101">Many commands change their behavious according to command specific variables or settings. <text:span text:style-name="T15">These settings can be changes with the set subcommands. </text:span></text:p>
      <text:p text:style-name="P124">Ex, to change the limit of array elements to print</text:p>
      <text:p text:style-name="P289">set print elements <text:span text:style-name="T1">number-of-elements</text:span></text:p>
      <text:p text:style-name="P11"/>
      <text:h text:style-name="P394" text:outline-level="2"><text:bookmark-start text:name="__RefHeading___Toc496_3412228064"/>3.3. Command Completion<text:bookmark-end text:name="__RefHeading___Toc496_3412228064"/></text:h>
      <text:p text:style-name="P12"/>
      <text:p text:style-name="P103">On auto completion, if the number of possilbe completions is large, GDB will print as much of the list as it has collected, as well as a message indicating that the list may be truncated.</text:p>
      <text:p text:style-name="P120"/>
      <text:p text:style-name="P121">Show the current max limit:</text:p>
      <text:p text:style-name="P289"><text:s/>show max-completions </text:p>
      <text:p text:style-name="P121"/>
      <text:p text:style-name="P121">Set completion limit:</text:p>
      <text:p text:style-name="P289"><text:s/>set max-completions <text:span text:style-name="T1">limi</text:span><text:span text:style-name="T2">t </text:span></text:p>
      <text:p text:style-name="P121"/>
      <text:p text:style-name="P121">Setting a value of <text:span text:style-name="T1">0 <text:s/></text:span>disables tab-completion.</text:p>
      <text:p text:style-name="P13"/>
      <text:h text:style-name="P394" text:outline-level="2"><text:bookmark-start text:name="__RefHeading___Toc498_3412228064"/>3.5. Getting Help<text:bookmark-end text:name="__RefHeading___Toc498_3412228064"/></text:h>
      <text:p text:style-name="P14"/>
      <text:p text:style-name="P98">We can use <text:span text:style-name="T33">help</text:span> command to display a short list of named classes of commands.</text:p>
      <text:p text:style-name="P122">We can use <text:span text:style-name="T33">info</text:span> and <text:span text:style-name="T33">show</text:span> commands.</text:p>
      <text:p text:style-name="P122"/>
      <text:p text:style-name="P122"><text:span text:style-name="T46">info</text:span> is used to <text:span text:style-name="T1">inquire about the state of the program</text:span>. <text:span text:style-name="T16">We can see the arguments passed to a function, list the registers currently in use, list of breakpoints. We can get complete list of sub-commands with help info.</text:span></text:p>
      <text:p text:style-name="P122"/>
      <text:p text:style-name="P123"><text:span text:style-name="T17">show</text:span> is used to <text:span text:style-name="T1">describe the state of the GDB</text:span> itself.</text:p>
      <text:p text:style-name="P15"/>
      <text:p text:style-name="P5"/>
      <text:p text:style-name="P4"/>
      <text:h text:style-name="P389" text:outline-level="1"><text:bookmark-start text:name="__RefHeading___Toc830_3069245129"/>4. Running Programs Under GDB<text:bookmark-end text:name="__RefHeading___Toc830_3069245129"/></text:h>
      <text:p text:style-name="P16"/>
      <text:h text:style-name="P395" text:outline-level="2"><text:bookmark-start text:name="__RefHeading___Toc832_3069245129"/>4.1. Compiling for Debugging<text:bookmark-end text:name="__RefHeading___Toc832_3069245129"/></text:h>
      <text:p text:style-name="P17"/>
      <text:p text:style-name="P104">To effectively debug a program we need to generate debugging information when compiling it. <text:span text:style-name="T19">This debugging info is stored in the object file, it describes the type of each variable or function and the correspondence between source line numbers and addresses in executable code.</text:span></text:p>
      <text:p text:style-name="P125">Using <text:span text:style-name="T46">-g</text:span> option when compining the compiler.</text:p>
      <text:p text:style-name="P18"/>
      <text:h text:style-name="P395" text:outline-level="2"><text:bookmark-start text:name="__RefHeading___Toc834_3069245129"/>4.2. Starting your Program<text:bookmark-end text:name="__RefHeading___Toc834_3069245129"/></text:h>
      <text:p text:style-name="P19"/>
      <text:p text:style-name="P106">Using run command to start program under GDB. <text:span text:style-name="T20">We must 1</text:span><text:span text:style-name="T13">st</text:span><text:span text:style-name="T20"> specify the program name with an argument to GDB, or by using the </text:span><text:span text:style-name="T34">file</text:span><text:span text:style-name="T20"> or </text:span><text:span text:style-name="T34">exec-file</text:span><text:span text:style-name="T20"> command.</text:span></text:p>
      <text:p text:style-name="P126"/>
      <text:p text:style-name="P127"><text:span text:style-name="T33">run</text:span> creates an inferior process and makes that process run the program. <text:span text:style-name="T21">With </text:span><text:span text:style-name="T35">run</text:span><text:span text:style-name="T21"> the program begins to execute immediately. The </text:span><text:span text:style-name="T35">start</text:span><text:span text:style-name="T21"> command does the equivalent of setting a temporary breakpoint at the beginning of the main procedure and then invoking the </text:span><text:span text:style-name="T35">run</text:span><text:span text:style-name="T21"> command.</text:span></text:p>
      <text:p text:style-name="P20"/>
      <text:h text:style-name="P395" text:outline-level="2"><text:bookmark-start text:name="__RefHeading___Toc836_3069245129"/>4.3. Program’s Arguments<text:bookmark-end text:name="__RefHeading___Toc836_3069245129"/></text:h>
      <text:p text:style-name="P21"/>
      <text:p text:style-name="P107">Arguments to the program can be specified by the arguments of the <text:span text:style-name="T33">run</text:span> command. <text:span text:style-name="T36">run</text:span><text:span text:style-name="T22"> with no arguments uses the same arguments used by the previous </text:span><text:span text:style-name="T36">run</text:span><text:span text:style-name="T22">, or those set by the </text:span><text:span text:style-name="T36">set args</text:span><text:span text:style-name="T22"> command.</text:span></text:p>
      <text:p text:style-name="P128"/>
      <text:p text:style-name="P129">Specify the arguments to be used the next time program is run. If <text:span text:style-name="T33">set args</text:span> has no arguments, <text:span text:style-name="T33">run</text:span> executes program with no arguments.</text:p>
      <text:p text:style-name="P265">set args</text:p>
      <text:p text:style-name="P129"/>
      <text:p text:style-name="P130">Show the arguments to give to the program</text:p>
      <text:p text:style-name="P266">show args</text:p>
      <text:p text:style-name="P23"/>
      <text:h text:style-name="P395" text:outline-level="2"><text:bookmark-start text:name="__RefHeading___Toc838_3069245129"/>4.4. Program’s Environment<text:bookmark-end text:name="__RefHeading___Toc838_3069245129"/></text:h>
      <text:p text:style-name="P24"/>
      <text:p text:style-name="P108">Environment consists of set of environment variables and their values. Environment variables conventially record such things as name, home directory, terminal type, search path for programs to run.</text:p>
      <text:p text:style-name="P131"/>
      <text:p text:style-name="P132">Add directory to the front of the PATH environment variable (the search path for executables) that will be passed to the program.</text:p>
      <text:p text:style-name="P267">path <text:span text:style-name="T11">directory</text:span></text:p>
      <text:p text:style-name="P133"/>
      <text:p text:style-name="P133">Display the list of search paths for executables:</text:p>
      <text:p text:style-name="P267">show paths</text:p>
      <text:p text:style-name="P133"/>
      <text:p text:style-name="P134">Print the value of environment variable varname.</text:p>
      <text:p text:style-name="P268">show environment [ <text:span text:style-name="T1">varname </text:span>]</text:p>
      <text:p text:style-name="P135"/>
      <text:p text:style-name="P135">Set environment variable varname to value.</text:p>
      <text:p text:style-name="P269"><text:span text:style-name="T50">s</text:span>et environment varname [ <text:span text:style-name="T1">=value</text:span> ]</text:p>
      <text:p text:style-name="P136"/>
      <text:p text:style-name="P137">Remove variable varname from the environment. </text:p>
      <text:p text:style-name="P270">unset environment <text:span text:style-name="T1">varname</text:span></text:p>
      <text:p text:style-name="P22"/>
      <text:p text:style-name="P22"/>
      <text:p text:style-name="P22"/>
      <text:p text:style-name="P22"/>
      <text:p text:style-name="P22"/>
      <text:h text:style-name="P395" text:outline-level="2"><text:soft-page-break/></text:h>
      <text:h text:style-name="P395" text:outline-level="2"><text:bookmark-start text:name="__RefHeading___Toc840_3069245129"/>4.5. Program’s working directory<text:bookmark-end text:name="__RefHeading___Toc840_3069245129"/></text:h>
      <text:p text:style-name="P25"/>
      <text:p text:style-name="P109">Each time we start a program with <text:span text:style-name="T33">run</text:span> command, the inferior will be initialized with the current working directory specified by the <text:span text:style-name="T33">set cwd</text:span> command. <text:span text:style-name="T23">If no directory is specified, the inferior will inherit GDB’s current directory.</text:span></text:p>
      <text:p text:style-name="P271">set cwd [ <text:span text:style-name="T1">directory</text:span> ]</text:p>
      <text:p text:style-name="P138"/>
      <text:p text:style-name="P139">Show the inferiors working directory</text:p>
      <text:p text:style-name="P272">show cwd</text:p>
      <text:p text:style-name="P139"/>
      <text:p text:style-name="P139">Set GDB’s working directory to directory.</text:p>
      <text:p text:style-name="P272"><text:span text:style-name="T51">C</text:span>d [ <text:span text:style-name="T1">directory </text:span>]</text:p>
      <text:p text:style-name="P139"/>
      <text:p text:style-name="P140">Print GDB’s working directory</text:p>
      <text:p text:style-name="P273">pwd</text:p>
      <text:p text:style-name="P26"/>
      <text:h text:style-name="P395" text:outline-level="2"><text:bookmark-start text:name="__RefHeading___Toc842_3069245129"/>4.6. Programs Input and Output<text:bookmark-end text:name="__RefHeading___Toc842_3069245129"/></text:h>
      <text:p text:style-name="P27"/>
      <text:p text:style-name="P105">By default, the running program uses the GDB terminal for IO. <text:span text:style-name="T27">We can redirect IO using shell redirection with </text:span><text:span text:style-name="T37">run</text:span><text:span text:style-name="T27"> command.</text:span></text:p>
      <text:p text:style-name="P274">run &gt; <text:span text:style-name="T1">outfile</text:span></text:p>
      <text:p text:style-name="P141"/>
      <text:p text:style-name="P141">Another way to specify IO is with <text:span text:style-name="T33">tty</text:span> command. It accepts a file name as argument, and causes this file to be the default for the future <text:span text:style-name="T33">run</text:span> commands. </text:p>
      <text:p text:style-name="P275"><text:span text:style-name="T52">t</text:span>ty <text:span text:style-name="T1">/dev/ttyb</text:span></text:p>
      <text:p text:style-name="P142"/>
      <text:p text:style-name="P143">An explicit redirection in <text:span text:style-name="T33">run</text:span> overrides the <text:span text:style-name="T33">tty</text:span> command’s effect on the IO device.</text:p>
      <text:p text:style-name="P143"/>
      <text:p text:style-name="P144">To show the current tty for the program being debugged.</text:p>
      <text:p text:style-name="P276"><text:span text:style-name="T53">s</text:span>how inferior-tty</text:p>
      <text:p text:style-name="P290">set inferior-tty [ <text:span text:style-name="T1">tty </text:span>]</text:p>
      <text:p text:style-name="P145"/>
      <text:p text:style-name="P146">Omitting <text:span text:style-name="T1">tty</text:span> restores the default behaviour, which is to use the same terminal as GDB.</text:p>
      <text:p text:style-name="P28"/>
      <text:h text:style-name="P395" text:outline-level="2"><text:bookmark-start text:name="__RefHeading___Toc844_3069245129"/>4.7. Debugging Already-running Process<text:bookmark-end text:name="__RefHeading___Toc844_3069245129"/></text:h>
      <text:p text:style-name="P29"/>
      <text:p text:style-name="P115">attach <text:span text:style-name="T1">process-id</text:span></text:p>
      <text:p text:style-name="P147"/>
      <text:p text:style-name="P147">This command attaches to a running process. <text:span text:style-name="T28">You must have permission to send the process a signal. The first thing GDB does after arranging to debug the specified process is to stop it.</text:span></text:p>
      <text:p text:style-name="P147"/>
      <text:p text:style-name="P148">When finished debugging, we can use the <text:span text:style-name="T33">detach</text:span> command to release it from GDB. <text:span text:style-name="T29">Detaching the process continues its execution.</text:span></text:p>
      <text:p text:style-name="P148"/>
      <text:p text:style-name="P149"><text:span text:style-name="T38">a</text:span><text:span text:style-name="T33">ttach</text:span> and <text:span text:style-name="T33">debug</text:span> does not repeat if we press <text:span text:style-name="T33">RET</text:span> again after executing the command.</text:p>
      <text:p text:style-name="P30"/>
      <text:h text:style-name="P395" text:outline-level="2"><text:bookmark-start text:name="__RefHeading___Toc846_3069245129"/>4.8. Killing the Child Process<text:bookmark-end text:name="__RefHeading___Toc846_3069245129"/></text:h>
      <text:p text:style-name="P31"/>
      <text:p text:style-name="P110"><text:span text:style-name="T33">kill</text:span> is used to kill the child process running under GDB.</text:p>
      <text:p text:style-name="P32"/>
      <text:h text:style-name="P395" text:outline-level="2"><text:bookmark-start text:name="__RefHeading___Toc848_3069245129"/>4.9. Debugging Multiple Inferiors and Programs<text:bookmark-end text:name="__RefHeading___Toc848_3069245129"/></text:h>
      <text:p text:style-name="P33"/>
      <text:p text:style-name="P111">GDB represents the state of each program execution with an object called an <text:span text:style-name="T9">inferior</text:span>. <text:span text:style-name="T30">Print a list of all inferiors currently being managed by GDB.</text:span></text:p>
      <text:p text:style-name="P279">info inferiors</text:p>
      <text:p text:style-name="P150"><text:soft-page-break/></text:p>
      <text:p text:style-name="P151">To switch focus between inferiors:</text:p>
      <text:p text:style-name="P280">inferior <text:span text:style-name="T1">infNo</text:span></text:p>
      <text:p text:style-name="P151"/>
      <text:p text:style-name="P152">We can get multiple executables into the debugging session:</text:p>
      <text:p text:style-name="P278">add-inferior [ -copies <text:span text:style-name="T1">n </text:span>] [ -exec <text:span text:style-name="T1">executable</text:span> ]</text:p>
      <text:p text:style-name="P292">clone-inferior [ -copies <text:span text:style-name="T1">n</text:span> ] [ <text:span text:style-name="T1">infNo</text:span> ]</text:p>
      <text:p text:style-name="P293">remove-inferior <text:span text:style-name="T1">infNo</text:span></text:p>
      <text:p text:style-name="P153"/>
      <text:p text:style-name="P154">It is not possible to remove an currently running inferior with this command. Use the <text:span text:style-name="T33">kill</text:span> or <text:span text:style-name="T33">detach</text:span> command.</text:p>
      <text:p text:style-name="P277">detach inferior <text:span text:style-name="T1">inf</text:span><text:span text:style-name="T3">N</text:span><text:span text:style-name="T1">o</text:span></text:p>
      <text:p text:style-name="P291">kill inferior <text:span text:style-name="T1">inf</text:span><text:span text:style-name="T3">N</text:span><text:span text:style-name="T1">o</text:span></text:p>
      <text:p text:style-name="P34"/>
      <text:h text:style-name="P395" text:outline-level="2"><text:bookmark-start text:name="__RefHeading___Toc850_3069245129"/>4.12. Setting Checkpoints<text:bookmark-end text:name="__RefHeading___Toc850_3069245129"/></text:h>
      <text:p text:style-name="P35"/>
      <text:p text:style-name="P112">On certain OS, GDB can save snapshots of program’s state, called <text:span text:style-name="T9">checkpoint</text:span>, and come back to it later. <text:span text:style-name="T31">Returning to a checkpoint effectively undoes everything that has happened in the program since the checkpoint was saved.</text:span></text:p>
      <text:p text:style-name="P155"/>
      <text:p text:style-name="P156">Save a snapshot of the program’s current execution state.</text:p>
      <text:p text:style-name="P284"><text:span text:style-name="T54">c</text:span>heckpoint</text:p>
      <text:p text:style-name="P157"/>
      <text:p text:style-name="P158">List all the checkpoints</text:p>
      <text:p text:style-name="P283">info checkpoints</text:p>
      <text:p text:style-name="P158"/>
      <text:p text:style-name="P159">Restore to the checkpoint</text:p>
      <text:p text:style-name="P282">restart <text:span text:style-name="T1">checkpointId</text:span></text:p>
      <text:p text:style-name="P159"/>
      <text:p text:style-name="P160">Delete checkpoint</text:p>
      <text:p text:style-name="P281">delete checkpoint <text:span text:style-name="T1">checkpointId</text:span></text:p>
      <text:p text:style-name="P160"/>
      <text:p text:style-name="P161">Each checkpoint will have a unique process id, and each will be different from the program’s orignal <text:span text:style-name="T1">pid</text:span>.</text:p>
      <text:p text:style-name="P41"/>
      <text:p text:style-name="P41"/>
      <text:p text:style-name="P296"/>
      <text:h text:style-name="P390" text:outline-level="1"><text:bookmark-start text:name="__RefHeading___Toc1012_3069245129"/>5. Stopping and Continuing<text:bookmark-end text:name="__RefHeading___Toc1012_3069245129"/></text:h>
      <text:p text:style-name="P42"/>
      <text:p text:style-name="P44">Display information about the status of program, whether it is running or not, what process it is, and why it stopped.</text:p>
      <text:p text:style-name="P44"/>
      <text:p text:style-name="P168">info program</text:p>
      <text:p text:style-name="P43"/>
      <text:h text:style-name="P396" text:outline-level="2"><text:bookmark-start text:name="__RefHeading___Toc1014_3069245129"/>5.1. Breakpoints, Watchpoints, and Catchpoints<text:bookmark-end text:name="__RefHeading___Toc1014_3069245129"/></text:h>
      <text:p text:style-name="P45"/>
      <text:p text:style-name="P171">A <text:span text:style-name="T17">breakpoint</text:span> makes program stop whenever a certain point in the program is reached. <text:span text:style-name="T55">We can add conditions to control in finer detail when program stops.</text:span></text:p>
      <text:p text:style-name="P193"/>
      <text:p text:style-name="P194"><text:span text:style-name="T17">Watchpoint</text:span> is a special breakpoint that stops program when the value of an expression changes. <text:span text:style-name="T56">Sometimes called </text:span><text:span text:style-name="T18">data breakpoints</text:span><text:span text:style-name="T56">.</text:span></text:p>
      <text:p text:style-name="P194"/>
      <text:p text:style-name="P195"><text:span text:style-name="T17">Catchpoint</text:span> <text:span text:style-name="T57">is a special breakpoint that stops the program when a certain kind of event occurs.</text:span></text:p>
      <text:p text:style-name="P46"/>
      <text:h text:style-name="P400" text:outline-level="3"><text:bookmark-start text:name="__RefHeading___Toc1016_3069245129"/>5.1.1. Setting Breakpoints<text:bookmark-end text:name="__RefHeading___Toc1016_3069245129"/></text:h>
      <text:p text:style-name="P237"/>
      <text:p text:style-name="P245">Set a breakpoint at the given <text:span text:style-name="T1">location</text:span>, which can specify a function name, a line number, or an address of an instruction. <text:span text:style-name="T58">The breakpoint will stop before it executes any of the code in specified location. If it is called without arguments, it sets a breakpoint at the next instruction to be executed in the selected stack frame.</text:span></text:p>
      <text:p text:style-name="P301"><text:span text:style-name="T60">b</text:span>reak [ <text:span text:style-name="T1">location</text:span> ]</text:p>
      <text:p text:style-name="P246"/>
      <text:p text:style-name="P247">Set a breakpoint with condition <text:span text:style-name="T1">cond</text:span>; program stop only if the <text:span text:style-name="T1">cond</text:span> is nonzero; true.</text:p>
      <text:p text:style-name="P302"><text:span text:style-name="T61">b</text:span>reak ... if <text:span text:style-name="T1">cond</text:span></text:p>
      <text:p text:style-name="P248"/>
      <text:p text:style-name="P249">Set a breakpoint enabled for only one stop. <text:span text:style-name="T59">Breakpoint is automatically deleted after the first time the program stops.</text:span></text:p>
      <text:p text:style-name="P303"><text:span text:style-name="T62">t</text:span>break <text:span text:style-name="T1">args</text:span></text:p>
      <text:p text:style-name="P250"/>
      <text:p text:style-name="P251">Set breakpoint on all functions matching the regular expression <text:span text:style-name="T1">regex</text:span>.</text:p>
      <text:p text:style-name="P304"><text:span text:style-name="T62">r</text:span>break <text:span text:style-name="T1">regex</text:span></text:p>
      <text:p text:style-name="P251"/>
      <text:p text:style-name="P252">Print a table of all breakpoint.</text:p>
      <text:p text:style-name="P305"><text:span text:style-name="T62">i</text:span>nfo breakpoints [ <text:span text:style-name="T1">list</text:span>... ]</text:p>
      <text:p text:style-name="P47"/>
      <text:h text:style-name="P400" text:outline-level="3"><text:bookmark-start text:name="__RefHeading___Toc1137_3502828142"/>5.1.2. Setting Watchpoints<text:bookmark-end text:name="__RefHeading___Toc1137_3502828142"/></text:h>
      <text:p text:style-name="P238"/>
      <text:p text:style-name="P253">Watchpoints are used to stop execution whenever the value of an <text:span text:style-name="T1">expression </text:span>changes. Depending on the system, watchpoints may be implemented in <text:span text:style-name="T1">software</text:span> or <text:span text:style-name="T1">hardware</text:span>. GDB does software watchpointing by single-stepping the program and testing the variable’s value each time, which is very slow than normal execution.</text:p>
      <text:p text:style-name="P306">watch expression_or_variable</text:p>
      <text:p text:style-name="P254"/>
      <text:p text:style-name="P255">The <text:span text:style-name="T47">-location</text:span> argument tells GDB to instead watch the memory referred to by <text:span text:style-name="T1">expr</text:span>.</text:p>
      <text:p text:style-name="P255"/>
      <text:p text:style-name="P256">Print a table of watchpoints.</text:p>
      <text:p text:style-name="P307">info watchpoints</text:p>
      <text:p text:style-name="P47"/>
      <text:p text:style-name="P47"/>
      <text:p text:style-name="P47"/>
      <text:p text:style-name="P47"/>
      <text:p text:style-name="P47"/>
      <text:p text:style-name="P47"><text:soft-page-break/></text:p>
      <text:h text:style-name="P400" text:outline-level="3"><text:bookmark-start text:name="__RefHeading___Toc1139_3502828142"/>5.1.6. Break Conditions<text:bookmark-end text:name="__RefHeading___Toc1139_3502828142"/></text:h>
      <text:p text:style-name="P48"/>
      <text:p text:style-name="P239">A breakpoint with a condition evaluates the expression each time the program reaches it, and program stops only if the condition is true. Break conditions can be specified when a breakpoint is set, by using the <text:span text:style-name="T33">if</text:span> argument with <text:span text:style-name="T33">break</text:span> command. They can also be changed at any time with the <text:span text:style-name="T33">condition</text:span> command.</text:p>
      <text:p text:style-name="P257"/>
      <text:p text:style-name="P308">break 9 if (i &gt; 10)</text:p>
      <text:p text:style-name="P310">condition 56 <text:span text:style-name="T63">if( i &gt; 0)</text:span></text:p>
      <text:p text:style-name="P50"/>
      <text:h text:style-name="P400" text:outline-level="3"><text:bookmark-start text:name="__RefHeading___Toc1141_3502828142"/>5.1.7. Breakpoint Command Lists<text:bookmark-end text:name="__RefHeading___Toc1141_3502828142"/></text:h>
      <text:p text:style-name="P50"/>
      <text:p text:style-name="P313">We can give any breakpoint a series of commands to execute when your program stops due to that breakpoint.</text:p>
      <text:p text:style-name="P314"/>
      <text:p text:style-name="P309">break 9 if( i &gt; 0)</text:p>
      <text:p text:style-name="P311">commands</text:p>
      <text:p text:style-name="P312">print “Positive”</text:p>
      <text:p text:style-name="P311">end</text:p>
      <text:p text:style-name="P51"/>
      <text:h text:style-name="P400" text:outline-level="3"><text:bookmark-start text:name="__RefHeading___Toc1143_3502828142"/>5.1.9. Saving Breakpoints<text:bookmark-end text:name="__RefHeading___Toc1143_3502828142"/></text:h>
      <text:p text:style-name="P52"/>
      <text:p text:style-name="P234">save breakpoints [filename]</text:p>
      <text:p text:style-name="P261">breakpoint definitions can be loaded using the source command.</text:p>
      <text:p text:style-name="P52"/>
      <text:h text:style-name="P396" text:outline-level="2"><text:bookmark-start text:name="__RefHeading___Toc1145_3502828142"/>5.2. Continuing and Stepping<text:bookmark-end text:name="__RefHeading___Toc1145_3502828142"/></text:h>
      <text:p text:style-name="P53"/>
      <text:p text:style-name="P172"><text:span text:style-name="T39">continue</text:span><text:span text:style-name="T65"> is used to</text:span> resuming program execution until program completes normally. <text:span text:style-name="T64">To resume execution at aribitary location, we can use </text:span><text:span text:style-name="T40">return</text:span><text:span text:style-name="T64"> to go back to the calling function, or </text:span><text:span text:style-name="T40">jump</text:span><text:span text:style-name="T64"> to go to an arbitary location in the program.</text:span></text:p>
      <text:p text:style-name="P196"/>
      <text:p text:style-name="P197"><text:span text:style-name="T33">step</text:span> is used to continue running program until it reaches a different source line.</text:p>
      <text:p text:style-name="P197"><text:span text:style-name="T33">next</text:span> is used to continue to the next source line in the current stack frame.</text:p>
      <text:p text:style-name="P198"><text:span text:style-name="T33">finish</text:span> is used to continue running until just after function in the selected stack frame returns. Print the value returned.</text:p>
      <text:p text:style-name="P199"><text:span text:style-name="T33">until</text:span> is used to continue running until a source line past the current line, in the current stack frame, is reached. This is used to avoid single stepping through a loop more than once.</text:p>
      <text:p text:style-name="P51"/>
      <text:p text:style-name="P51"/>
      <text:h text:style-name="P401" text:outline-level="3"><text:bookmark-start text:name="__RefHeading___Toc1195_3502828142"/>5.3. Skipping Over Functions and Files<text:bookmark-end text:name="__RefHeading___Toc1195_3502828142"/></text:h>
      <text:p text:style-name="P54"/>
      <text:p text:style-name="P169">skip <text:span text:style-name="T1">function_name</text:span></text:p>
      <text:p text:style-name="P200">This instructs GDB to never step into the function.</text:p>
      <text:p text:style-name="P55"/>
      <text:h text:style-name="P396" text:outline-level="2"><text:bookmark-start text:name="__RefHeading___Toc1197_3502828142"/>5.4. <text:span text:style-name="T66">Signals</text:span><text:bookmark-end text:name="__RefHeading___Toc1197_3502828142"/></text:h>
      <text:p text:style-name="P56"/>
      <text:p text:style-name="P173">Signal is an asynchronous event that can happen in a program. <text:span text:style-name="T67">The OS defines the possible kinds of signals, and gives each kind a name and a number. In UNIX, </text:span><text:span text:style-name="T4">SIGINT</text:span><text:span text:style-name="T67"> is a signal for interrupt character, </text:span><text:span text:style-name="T4">SIGSEGV</text:span><text:span text:style-name="T67"> is the signal for memory errors.</text:span></text:p>
      <text:p text:style-name="P49"/>
      <text:p text:style-name="P40"/>
      <text:p text:style-name="P57"/>
      <text:p text:style-name="P297"/>
      <text:h text:style-name="P386" text:outline-level="1"><text:bookmark-start text:name="__RefHeading___Toc1346_3502828142"/>6. <text:s/><text:span text:style-name="T68">Running Program Backward</text:span><text:bookmark-end text:name="__RefHeading___Toc1346_3502828142"/></text:h>
      <text:p text:style-name="P58"/>
      <text:p text:style-name="P59">GDB’s built-in record and replay has several limitations, e.g. no support for <text:span text:style-name="T9">AV</text:span><text:span text:style-name="T10">X</text:span><text:span text:style-name="T9"> instructions</text:span>. <text:span text:style-name="T69">GDB has built-in support for reverse execution, activated with the </text:span><text:span text:style-name="T41">record</text:span><text:span text:style-name="T69"> command.</text:span></text:p>
      <text:p text:style-name="P59"/>
      <text:p text:style-name="P96">reverse-continue</text:p>
      <text:p text:style-name="P96">reverse-next</text:p>
      <text:p text:style-name="P96">reverse-step</text:p>
      <text:p text:style-name="P59"/>
      <text:p text:style-name="P59"/>
      <text:p text:style-name="P298"/>
      <text:h text:style-name="P390" text:outline-level="1"><text:bookmark-start text:name="__RefHeading___Toc1348_3502828142"/>8. Examining <text:s/>the Stack<text:bookmark-end text:name="__RefHeading___Toc1348_3502828142"/></text:h>
      <text:p text:style-name="P315"/>
      <text:h text:style-name="P396" text:outline-level="2"><text:bookmark-start text:name="__RefHeading___Toc1350_3502828142"/>8.1. Stack Frames<text:bookmark-end text:name="__RefHeading___Toc1350_3502828142"/></text:h>
      <text:p text:style-name="P316"/>
      <text:p text:style-name="P113"><text:span text:style-name="T1">Stack frame</text:span> / <text:span text:style-name="T1">frame</text:span> is the data associated with one call to one funciton. The frame contains the argument given to the function, the function’s local variable, &amp; the address at which the function s being execu<text:span text:style-name="T70">ting.</text:span></text:p>
      <text:p text:style-name="P316"/>
      <text:h text:style-name="P396" text:outline-level="2"><text:bookmark-start text:name="__RefHeading___Toc1352_3502828142"/>8.2. Backtraces<text:bookmark-end text:name="__RefHeading___Toc1352_3502828142"/></text:h>
      <text:p text:style-name="P317"/>
      <text:p text:style-name="P114"><text:span text:style-name="T1">Backtrace</text:span> is a summary of how program got where it is.</text:p>
      <text:p text:style-name="P162"><text:span text:style-name="T72">T</text:span>o print a backtrace of the entire stack</text:p>
      <text:p text:style-name="P285"><text:span text:style-name="T73">b</text:span>acktrace <text:span text:style-name="T71">[</text:span><text:span text:style-name="T5">-full</text:span><text:span text:style-name="T71">]</text:span></text:p>
      <text:p text:style-name="P318"/>
      <text:h text:style-name="P396" text:outline-level="2"><text:bookmark-start text:name="__RefHeading___Toc1354_3502828142"/>8.3. Selecting a Frame<text:bookmark-end text:name="__RefHeading___Toc1354_3502828142"/></text:h>
      <text:p text:style-name="P319"/>
      <text:p text:style-name="P116">frame f</text:p>
      <text:p text:style-name="P163"/>
      <text:p text:style-name="P164">Information about frame</text:p>
      <text:p text:style-name="P286">info frame</text:p>
      <text:p text:style-name="P164"/>
      <text:p text:style-name="P165">Move <text:span text:style-name="T48">n</text:span> frames up in the stack, <text:span text:style-name="T47">n</text:span> defaults to 1</text:p>
      <text:p text:style-name="P287">up <text:span text:style-name="T74">[</text:span><text:span text:style-name="T1">n</text:span><text:span text:style-name="T74">]</text:span></text:p>
      <text:p text:style-name="P167"/>
      <text:p text:style-name="P166">Move <text:span text:style-name="T48">n</text:span> frames <text:span text:style-name="T75">down</text:span> in the stack, <text:span text:style-name="T47">n</text:span> defaults to 1</text:p>
      <text:p text:style-name="P288">down <text:span text:style-name="T75">[</text:span><text:span text:style-name="T1">n</text:span><text:span text:style-name="T75">]</text:span></text:p>
      <text:p text:style-name="P39"/>
      <text:p text:style-name="P60"/>
      <text:p text:style-name="P299"/>
      <text:h text:style-name="P390" text:outline-level="1"><text:bookmark-start text:name="__RefHeading___Toc1441_3502828142"/>9. Examining Source Files<text:bookmark-end text:name="__RefHeading___Toc1441_3502828142"/></text:h>
      <text:p text:style-name="P61"/>
      <text:h text:style-name="P396" text:outline-level="2"><text:bookmark-start text:name="__RefHeading___Toc1443_3502828142"/>9.1. Printing Source Lines<text:bookmark-end text:name="__RefHeading___Toc1443_3502828142"/></text:h>
      <text:p text:style-name="P62"/>
      <text:p text:style-name="P174"><text:span text:style-name="T42">list</text:span><text:span text:style-name="T76"> command is used to print 10 lines from source.</text:span></text:p>
      <text:p text:style-name="P235">list [<text:span text:style-name="T1">linenum | function</text:span>]</text:p>
      <text:p text:style-name="P37"/>
      <text:h text:style-name="P396" text:outline-level="2"><text:bookmark-start text:name="__RefHeading___Toc1445_3502828142"/>9.2. Specifying a Location<text:bookmark-end text:name="__RefHeading___Toc1445_3502828142"/></text:h>
      <text:p text:style-name="P63"/>
      <text:p text:style-name="P175">Location can be specified using 3 differnet formats:</text:p>
      <text:p text:style-name="P240">Linespec</text:p>
      <text:p text:style-name="P258">Explicit</text:p>
      <text:p text:style-name="P258">Address</text:p>
      <text:p text:style-name="P37"/>
      <text:h text:style-name="P396" text:outline-level="2"><text:bookmark-start text:name="__RefHeading___Toc1447_3502828142"/>9.3. Editing Source Files<text:bookmark-end text:name="__RefHeading___Toc1447_3502828142"/></text:h>
      <text:p text:style-name="P64"/>
      <text:p text:style-name="P176">Source files can be editted using the <text:span text:style-name="T33">edit</text:span> command.</text:p>
      <text:p text:style-name="P64"/>
      <text:h text:style-name="P396" text:outline-level="2"><text:bookmark-start text:name="__RefHeading___Toc1449_3502828142"/>9.4. Searching through Source Files<text:bookmark-end text:name="__RefHeading___Toc1449_3502828142"/></text:h>
      <text:p text:style-name="P65"/>
      <text:p text:style-name="P170">forward-search regexp</text:p>
      <text:p text:style-name="P222">reverse-search regexp</text:p>
      <text:p text:style-name="P201"/>
      <text:p text:style-name="P202"><text:span text:style-name="T33">forward-search</text:span><text:span text:style-name="T32"> </text:span><text:span text:style-name="T47">regexp</text:span> check each line, starting with the one following the last line listed, for a match for <text:span text:style-name="T1">regexp</text:span>.</text:p>
      <text:p text:style-name="P37"/>
      <text:p text:style-name="P37"/>
      <text:p text:style-name="P295"/>
      <text:h text:style-name="P391" text:outline-level="1"><text:bookmark-start text:name="__RefHeading___Toc1544_3406306572"/>10. <text:span text:style-name="T77">Examining Data</text:span><text:bookmark-end text:name="__RefHeading___Toc1544_3406306572"/></text:h>
      <text:p text:style-name="P66"/>
      <text:p text:style-name="P67">Data in a program can be examined with <text:span text:style-name="T33">print</text:span> command. The <text:span text:style-name="T33">print</text:span> command supports a number of options that allow overriding relevant global print settings as set b<text:span text:style-name="T80">y</text:span> <text:span text:style-name="T33">set print</text:span> subcommands. Options like printing <text:span text:style-name="T1">address</text:span>, printing <text:span text:style-name="T1">array</text:span>, printing <text:span text:style-name="T1">array indexes</text:span>, printing <text:span text:style-name="T1">structured data.</text:span></text:p>
      <text:p text:style-name="P67"/>
      <text:p text:style-name="P67">A more low-level way of examining data is with the <text:span text:style-name="T33">x</text:span> command. It examines data in memory at a specfied address and prints it in a specified format.</text:p>
      <text:p text:style-name="P67"/>
      <text:h text:style-name="P396" text:outline-level="2"><text:bookmark-start text:name="__RefHeading___Toc1546_3406306572"/>10.1. Expressions<text:bookmark-end text:name="__RefHeading___Toc1546_3406306572"/></text:h>
      <text:p text:style-name="P68"/>
      <text:p text:style-name="P177"><text:span text:style-name="T33">print</text:span> &amp; many other GDB commands accept an expression &amp; compute its value. GDB supports array constants in expression input by the user. The syntax is <text:span text:style-name="T1">{element, element,...}</text:span>.</text:p>
      <text:p text:style-name="P203"/>
      <text:p text:style-name="P192"><text:span text:style-name="T33">@</text:span> is binary operator for treating parts of memory as arrays.</text:p>
      <text:p text:style-name="P203"><text:span text:style-name="T33">::</text:span> allows you to specify a variable in terms of the file / function where it is defined.</text:p>
      <text:p text:style-name="P203"><text:span text:style-name="T33">{type} addr</text:span> refers to an object of type type stored at address addr <text:s/>in memory.</text:p>
      <text:p text:style-name="P37"/>
      <text:h text:style-name="P396" text:outline-level="2"><text:bookmark-start text:name="__RefHeading___Toc1548_3406306572"/>10.2. Ambiguous Expressions<text:bookmark-end text:name="__RefHeading___Toc1548_3406306572"/></text:h>
      <text:p text:style-name="P69"/>
      <text:p text:style-name="P178">When an ambuiguity that needs to be resolved is detected, the debugger has the <text:span text:style-name="T1">capability to display a menu of numbered choices</text:span> for each possibility, &amp; then <text:span text:style-name="T78">waits for the selection with the prompt ‘&gt;’.</text:span></text:p>
      <text:p text:style-name="P204"/>
      <text:p text:style-name="P205">By default, if the command with which the expression is used allows more than one choice, then GDB automatically selects all possible choices.</text:p>
      <text:p text:style-name="P37"/>
      <text:h text:style-name="P396" text:outline-level="2"><text:bookmark-start text:name="__RefHeading___Toc1550_3406306572"/>10.3. Program Variables<text:bookmark-end text:name="__RefHeading___Toc1550_3406306572"/></text:h>
      <text:p text:style-name="P70"/>
      <text:p text:style-name="P179">Variables in expressions are understood in the selected stack frame; they must be either:</text:p>
      <text:p text:style-name="P241">- global</text:p>
      <text:p text:style-name="P259">- visible according to the scope rules of the programming</text:p>
      <text:p text:style-name="P37"/>
      <text:h text:style-name="P396" text:outline-level="2"><text:bookmark-start text:name="__RefHeading___Toc1552_3406306572"/>10.4. Artificial Arrays<text:bookmark-end text:name="__RefHeading___Toc1552_3406306572"/></text:h>
      <text:p text:style-name="P71"/>
      <text:p text:style-name="P179">We can reffer to a contiguous span of <text:span text:style-name="T81">m</text:span>emory as an artifical array, using the binary operator <text:span text:style-name="T33">@</text:span>.</text:p>
      <text:p text:style-name="P206"/>
      <text:p text:style-name="P223">print *array@len</text:p>
      <text:p text:style-name="P72"/>
      <text:h text:style-name="P396" text:outline-level="2"><text:bookmark-start text:name="__RefHeading___Toc1554_3406306572"/>10.5. Output Formats<text:bookmark-end text:name="__RefHeading___Toc1554_3406306572"/></text:h>
      <text:p text:style-name="P73"/>
      <text:p text:style-name="P180">By default, GDB prints a value according to its data type. The simplest use of <text:span text:style-name="T1">output formats</text:span> is to say how to print a value already computed. This is done by starting the arguments of the <text:span text:style-name="T33">print</text:span> command with a <text:span text:style-name="T1">slash</text:span> and a <text:span text:style-name="T1">format letter</text:span>. </text:p>
      <text:p text:style-name="P207"/>
      <text:p text:style-name="P236"><text:span text:style-name="T79">p</text:span>rint <text:span text:style-name="T1">num</text:span></text:p>
      <text:p text:style-name="P262">66</text:p>
      <text:p text:style-name="P262">print/x <text:span text:style-name="T1">num</text:span></text:p>
      <text:p text:style-name="P262">0x42</text:p>
      <text:p text:style-name="P74"/>
      <text:h text:style-name="P396" text:outline-level="2"><text:bookmark-start text:name="__RefHeading___Toc1657_3836435456"/>10.6. <text:span text:style-name="T82">Examining Memory</text:span><text:bookmark-end text:name="__RefHeading___Toc1657_3836435456"/></text:h>
      <text:p text:style-name="P75"/>
      <text:p text:style-name="P181">We can use the command <text:span text:style-name="T33">x</text:span> to examine memory in any of several formats, independently of your program’s data types.</text:p>
      <text:p text:style-name="P208"/>
      <text:p text:style-name="P224"><text:soft-page-break/>x/<text:span text:style-name="T1">nfu</text:span> <text:span text:style-name="T1">addr</text:span></text:p>
      <text:p text:style-name="P208"/>
      <text:p text:style-name="P208"><text:span text:style-name="T47">n</text:span>, <text:span text:style-name="T47">f</text:span>, &amp; <text:span text:style-name="T47">u</text:span> are optional parameters that specify the <text:span text:style-name="T1">repeat count</text:span>, the <text:span text:style-name="T1">display format</text:span>, &amp; the <text:span text:style-name="T1">unit size</text:span>.</text:p>
      <text:p text:style-name="P208"><text:span text:style-name="T1">Unit size</text:span> can be b (bytes), h (halfword - 2 bytes), w (word – 4 bytes), g (giant word – 8 bytes).</text:p>
      <text:p text:style-name="P37"/>
      <text:h text:style-name="P396" text:outline-level="2"><text:bookmark-start text:name="__RefHeading___Toc1659_3836435456"/>10.7. Automatic Display<text:bookmark-end text:name="__RefHeading___Toc1659_3836435456"/></text:h>
      <text:p text:style-name="P76"/>
      <text:p text:style-name="P182">The expressions in automatic display list is executed each time the program stops.</text:p>
      <text:p text:style-name="P209"/>
      <text:p text:style-name="P225">display <text:span text:style-name="T1">expr</text:span></text:p>
      <text:p text:style-name="P77"/>
      <text:h text:style-name="P396" text:outline-level="2"><text:bookmark-start text:name="__RefHeading___Toc1863_1011165164"/>10.8. Print Settings<text:bookmark-end text:name="__RefHeading___Toc1863_1011165164"/></text:h>
      <text:p text:style-name="P78"/>
      <text:p text:style-name="P183">Print index of each element when displaying arrays:</text:p>
      <text:p text:style-name="P210"/>
      <text:p text:style-name="P226">set print array-indexes <text:span text:style-name="T1">[on | off]</text:span></text:p>
      <text:p text:style-name="P210"/>
      <text:p text:style-name="P211">show null characters in string array</text:p>
      <text:p text:style-name="P211"/>
      <text:p text:style-name="P227">set print null-stop <text:span text:style-name="T1">[on | off]</text:span></text:p>
      <text:p text:style-name="P211"/>
      <text:p text:style-name="P212">Show content of objects:</text:p>
      <text:p text:style-name="P212"/>
      <text:p text:style-name="P228">set print object <text:span text:style-name="T1">[on | off]</text:span></text:p>
      <text:p text:style-name="P212"/>
      <text:p text:style-name="P213">Show static members of class when printing object:</text:p>
      <text:p text:style-name="P213"/>
      <text:p text:style-name="P229">set print static-members <text:span text:style-name="T1">[on | off]</text:span></text:p>
      <text:p text:style-name="P213"/>
      <text:p text:style-name="P214">Pretty print C++ virtual function tables:</text:p>
      <text:p text:style-name="P214"/>
      <text:p text:style-name="P230">set print vtbl <text:span text:style-name="T1">[on | off]</text:span></text:p>
      <text:p text:style-name="P79"/>
      <text:h text:style-name="P396" text:outline-level="2"><text:bookmark-start text:name="__RefHeading___Toc1865_1011165164"/>10.9. Pretty Printing<text:bookmark-end text:name="__RefHeading___Toc1865_1011165164"/></text:h>
      <text:p text:style-name="P80"/>
      <text:p text:style-name="P184">GDB provides a mechanism to allow <text:span text:style-name="T1">pretty printing of values using python code</text:span>. It greatly simplifies the display of complex objects. </text:p>
      <text:p text:style-name="P214"/>
      <text:h text:style-name="P400" text:outline-level="3"><text:bookmark-start text:name="__RefHeading___Toc1867_1011165164"/>10.9.1. Pretty Printer Introduction<text:bookmark-end text:name="__RefHeading___Toc1867_1011165164"/></text:h>
      <text:p text:style-name="P215"/>
      <text:p text:style-name="P242">When GDB prints a value, it first sees if there is a pretty-printer <text:span text:style-name="T9">registered</text:span> for the value. If there is then GDB invokes the pretty-printer to print the value. <text:span text:style-name="T83">The </text:span><text:span text:style-name="T43">info pretty-printer</text:span><text:span text:style-name="T83"> command will list all the installed pretty-printers with their names.</text:span></text:p>
      <text:p text:style-name="P216"/>
      <text:h text:style-name="P400" text:outline-level="3"><text:bookmark-start text:name="__RefHeading___Toc1869_1011165164"/>10.9.3. Pretty-Printer Commands<text:bookmark-end text:name="__RefHeading___Toc1869_1011165164"/></text:h>
      <text:p text:style-name="P217"/>
      <text:p text:style-name="P243">pretty-printers can be enabled / disabled:</text:p>
      <text:p text:style-name="P260"/>
      <text:p text:style-name="P263"><text:span text:style-name="T84">enable pretty-printer </text:span><text:span text:style-name="T6">[object-regexp [name-regexp]]</text:span></text:p>
      <text:p text:style-name="P264">disable pretty-printer <text:span text:style-name="T1">[object-regexp [name-regexp]]</text:span></text:p>
      <text:p text:style-name="P81"/>
      <text:h text:style-name="P396" text:outline-level="2"><text:bookmark-start text:name="__RefHeading___Toc1871_1011165164"/>10.10. Value History<text:bookmark-end text:name="__RefHeading___Toc1871_1011165164"/></text:h>
      <text:p text:style-name="P82"/>
      <text:p text:style-name="P185">Values printed by the <text:span text:style-name="T33">print</text:span> command are saved in the GDB value history. This allows us to refer to them in other expressions. Values are kept until the symbol table is re-read or discarded.</text:p>
      <text:p text:style-name="P218"/>
      <text:p text:style-name="P219"><text:soft-page-break/><text:span text:style-name="T33">$</text:span> referes to the last printed value.</text:p>
      <text:p text:style-name="P219"/>
      <text:p text:style-name="P219">Print last printed values <text:span text:style-name="T25">(default </text:span><text:span text:style-name="T49">n</text:span><text:span text:style-name="T25"> is 10)</text:span> :</text:p>
      <text:p text:style-name="P231">show values <text:span text:style-name="T1">[n]</text:span></text:p>
      <text:p text:style-name="P83"/>
      <text:h text:style-name="P396" text:outline-level="2"><text:bookmark-start text:name="__RefHeading___Toc1873_1011165164"/>10.13. Registers<text:bookmark-end text:name="__RefHeading___Toc1873_1011165164"/></text:h>
      <text:p text:style-name="P84"/>
      <text:p text:style-name="P186">We can refer to machine register contents, in expressions, as variables with names starting with <text:span text:style-name="T33">$</text:span>. <text:span text:style-name="T85">Registers names can be different on different machines, </text:span><text:span text:style-name="T44">info registers</text:span><text:span text:style-name="T85"> cal list names.</text:span></text:p>
      <text:p text:style-name="P85"/>
      <text:h text:style-name="P396" text:outline-level="2"><text:bookmark-start text:name="__RefHeading___Toc1875_1011165164"/>10.16. OS Auxiliary Information<text:bookmark-end text:name="__RefHeading___Toc1875_1011165164"/></text:h>
      <text:p text:style-name="P86"/>
      <text:p text:style-name="P187">GDB provides interfaces to useful OS facilities that can help you debug your program. Some OS supply an auxilary vector to programs at startup. This is akin to the arguments and environments that you specify for a program, but contain a system-dependent variety of binary values that tell system libraries important details about the hardware, OS and process.</text:p>
      <text:p text:style-name="P86"/>
      <text:h text:style-name="P396" text:outline-level="2"><text:bookmark-start text:name="__RefHeading___Toc1960_2813457358"/>10.18. Copy Between Memory and a File<text:bookmark-end text:name="__RefHeading___Toc1960_2813457358"/></text:h>
      <text:p text:style-name="P87"/>
      <text:p text:style-name="P188">We can ues the commands <text:span text:style-name="T33">dump</text:span>, <text:span text:style-name="T33">append</text:span>, and <text:span text:style-name="T33">restore</text:span> to copy data between target memory and a file. <text:span text:style-name="T86">The </text:span><text:span text:style-name="T45">dump</text:span><text:span text:style-name="T86"> and </text:span><text:span text:style-name="T45">append</text:span><text:span text:style-name="T86"> commands write data to a file, and the </text:span><text:span text:style-name="T45">restore</text:span><text:span text:style-name="T86"> command reads data from a file back into the inferior’s memory.</text:span></text:p>
      <text:p text:style-name="P88"/>
      <text:h text:style-name="P396" text:outline-level="2"><text:bookmark-start text:name="__RefHeading___Toc1962_2813457358"/>10.19. Producing Core Files<text:bookmark-end text:name="__RefHeading___Toc1962_2813457358"/></text:h>
      <text:p text:style-name="P90"/>
      <text:p text:style-name="P189">A core file records the memory image of a runing process and its process status (register <text:span text:style-name="T87">v</text:span>alues etc). <text:span text:style-name="T88">Its primary use is post-mortem debugging of a program that crashed when it ran outside a debugger. <text:s/>Core file can be generated by</text:span></text:p>
      <text:p text:style-name="P220"/>
      <text:p text:style-name="P232">generate-core-file <text:span text:style-name="T1">[file]</text:span></text:p>
      <text:p text:style-name="P232">gcore <text:span text:style-name="T1">[file]</text:span></text:p>
      <text:p text:style-name="P91"/>
      <text:h text:style-name="P396" text:outline-level="2"><text:bookmark-start text:name="__RefHeading___Toc1964_2813457358"/>10.22. Search Memory<text:bookmark-end text:name="__RefHeading___Toc1964_2813457358"/></text:h>
      <text:p text:style-name="P92"/>
      <text:p text:style-name="P190">Memory can be searched for a particular sequence of bytes with the <text:span text:style-name="T33">find</text:span> command.</text:p>
      <text:p text:style-name="P89"/>
      <text:p text:style-name="P37"/>
      <text:p text:style-name="P295"/>
      <text:h text:style-name="P390" text:outline-level="1"><text:bookmark-start text:name="__RefHeading___Toc2229_4093750134"/>11. Debugging Optimized Code<text:bookmark-end text:name="__RefHeading___Toc2229_4093750134"/></text:h>
      <text:p text:style-name="P95"/>
      <text:p text:style-name="P95">Almost all compilers support optimization. With optimization disabled, the compiler generates assembly code that corresponds directly to your source code, in a simplistic way. As the compiler applies more powerful optimizations, the generated assembly code diverges from your original source code. With help from debugging information generated by the compiler, GDB can map from the running program back to constructs from your original source.</text:p>
      <text:p text:style-name="P93"/>
      <text:p text:style-name="P93"/>
      <text:p text:style-name="P93"/>
      <text:p text:style-name="P300"/>
      <text:h text:style-name="P390" text:outline-level="1"><text:bookmark-start text:name="__RefHeading___Toc2231_4093750134"/>13. Tracepoints<text:bookmark-end text:name="__RefHeading___Toc2231_4093750134"/></text:h>
      <text:p text:style-name="P93"/>
      <text:p text:style-name="P93">If the program’s correctness depends on its real-time behavior, delays introduced by a debugger might cause the program to change its behavior drastically, or perhaps fail, even when the code itself is correct. <text:span text:style-name="T1">It is useful to be able to observe the program’s behavior without interrupting it</text:span>.</text:p>
      <text:p text:style-name="P93"/>
      <text:p text:style-name="P93">Using GDB’s <text:span text:style-name="T33">trace</text:span> and <text:span text:style-name="T33">collect</text:span> commands, you can specify locations in the program, called <text:span text:style-name="T9">tracepoints</text:span>, and arbitrary expressions to evaluate when those tracepoints are reached. Later, using the <text:span text:style-name="T33">tfind</text:span> command, you can examine the values those expressions had when the program hit the tracepoints.</text:p>
      <text:p text:style-name="P93"/>
      <text:p text:style-name="P93">The expressions may also denote objects in memory - structures or arrays, for example - whose values GDB should record; while visiting a particular tracepoint, you may inspect those objects as if they were in memory at that moment.</text:p>
      <text:p text:style-name="P93"/>
      <text:p text:style-name="P93"/>
      <text:p text:style-name="P93"/>
      <text:p text:style-name="P300"/>
      <text:h text:style-name="P390" text:outline-level="1"><text:bookmark-start text:name="__RefHeading___Toc2233_4093750134"/>15. Using GDB with Different Languages<text:bookmark-end text:name="__RefHeading___Toc2233_4093750134"/></text:h>
      <text:p text:style-name="P93"/>
      <text:h text:style-name="P396" text:outline-level="2"><text:bookmark-start text:name="__RefHeading___Toc2235_4093750134"/>15.2. Displaying the Language<text:bookmark-end text:name="__RefHeading___Toc2235_4093750134"/></text:h>
      <text:p text:style-name="P93"/>
      <text:p text:style-name="P330">show language</text:p>
      <text:p text:style-name="P244">Display the current working language. This is the language you can use with commands such as <text:span text:style-name="T33">print</text:span> to build and compute expressions that may involve variables in your program.</text:p>
      <text:p text:style-name="P93"/>
      <text:h text:style-name="P396" text:outline-level="2"><text:bookmark-start text:name="__RefHeading___Toc2237_4093750134"/>15.4. Supported Languages<text:bookmark-end text:name="__RefHeading___Toc2237_4093750134"/></text:h>
      <text:p text:style-name="P93"/>
      <text:p text:style-name="P191">GDB supports</text:p>
      <text:p text:style-name="P221"><text:s/>- C</text:p>
      <text:p text:style-name="P221"><text:s/>- C++</text:p>
      <text:p text:style-name="P221"><text:s/>- D</text:p>
      <text:p text:style-name="P221"><text:s/>- Go</text:p>
      <text:p text:style-name="P221"><text:s/>- Objective-C</text:p>
      <text:p text:style-name="P221"><text:s/>- Fortran</text:p>
      <text:p text:style-name="P221"><text:s/>- QpenCL C</text:p>
      <text:p text:style-name="P221"><text:s/>- Pascal</text:p>
      <text:p text:style-name="P221"><text:s/>- Rust</text:p>
      <text:p text:style-name="P221"><text:s/>- assembly</text:p>
      <text:p text:style-name="P221"><text:s/>- Modula-2</text:p>
      <text:p text:style-name="P221"><text:s/>- Ada</text:p>
      <text:p text:style-name="P221"/>
      <text:p text:style-name="P221">Some GDB features may be used in expressions regardless of the language you use.</text:p>
      <text:p text:style-name="P93"/>
      <text:p text:style-name="P93"/>
      <text:p text:style-name="P300"/>
      <text:h text:style-name="P390" text:outline-level="1"><text:bookmark-start text:name="__RefHeading___Toc2239_4093750134"/>16. Examining the Symbol Table<text:bookmark-end text:name="__RefHeading___Toc2239_4093750134"/></text:h>
      <text:p text:style-name="P93"/>
      <text:p text:style-name="P93">The commands described in this chapter allow you to inquire about the symbols <text:span text:style-name="T1">(names of variables, functions and types)</text:span> defined in your program. This information is inherent in the text of your program and does not change as your program executes.</text:p>
      <text:p text:style-name="P93"/>
      <text:p text:style-name="P330">set print type methods</text:p>
      <text:p text:style-name="P320">set print type methods on</text:p>
      <text:p text:style-name="P320">set print type methods off</text:p>
      <text:p text:style-name="P93"/>
      <text:p text:style-name="P93">Normally, when GDB prints a class, it displays any methods declared in that class. You can control this behavior either by passing the appropriate flag to <text:span text:style-name="T33">ptype</text:span>, or using <text:span text:style-name="T33">set print type methods</text:span>. Specifying <text:span text:style-name="T9">on</text:span> will cause GDB to display the methods; this is the default. Specifying <text:span text:style-name="T9">off</text:span> will cause GDB to omit the methods.</text:p>
      <text:p text:style-name="P93"/>
      <text:p text:style-name="P346">info address <text:span text:style-name="T1">symbol</text:span></text:p>
      <text:p text:style-name="P93">Describe where the data for <text:span text:style-name="T1">symbol</text:span>` is stored.</text:p>
      <text:p text:style-name="P93"/>
      <text:p text:style-name="P346">info symbol <text:span text:style-name="T1">addr</text:span></text:p>
      <text:p text:style-name="P94">Print the name of a symbol which is stored at the address <text:span text:style-name="T9">addr</text:span>. If no symbol is stored exactly at <text:span text:style-name="T9">addr</text:span>, GDB prints the nearest symbol and an offset from it</text:p>
      <text:p text:style-name="P332">(gdb) info symbol 0x54320</text:p>
      <text:p text:style-name="P321">_initialize_vx + 396 in section .text</text:p>
      <text:p text:style-name="P93"/>
      <text:p text:style-name="P93"/>
      <text:p text:style-name="P330">whatis <text:span text:style-name="T1">[/flags] [arg]</text:span></text:p>
      <text:p text:style-name="P93">Print the data type of <text:span text:style-name="T1">arg</text:span>, which can be either an expression or a name of a data type. With no argument, print the data type of <text:span text:style-name="T1">$</text:span>, the last value in the value history. If <text:span text:style-name="T1">arg</text:span> is an expression, it is not actually evaluated, and any side-effecting operations inside it do not take place.</text:p>
      <text:p text:style-name="P93"/>
      <text:p text:style-name="P330"><text:span text:style-name="T89">p</text:span>type <text:span text:style-name="T1">[/flags] [arg]</text:span></text:p>
      <text:p text:style-name="P93"><text:span text:style-name="T46">ptype</text:span> accepts the same arguments as <text:span text:style-name="T33">whatis</text:span>, but prints a detailed description of the type, instead of just the name of the type.</text:p>
      <text:p text:style-name="P93"/>
      <text:p text:style-name="P93">Contrary to <text:span text:style-name="T33">whatis</text:span>, <text:span text:style-name="T33">ptype</text:span> always unrolls any <text:span text:style-name="T1">typedefs</text:span> in its argument declaration, whether the argument is a variable, expression, or a data type. This means that ptype of a variable or an expression will not print literally its type as present in the source cod<text:span text:style-name="T90">e - u</text:span>se <text:span text:style-name="T33">whatis</text:span> for that.</text:p>
      <text:p text:style-name="P93"/>
      <text:p text:style-name="P330">info scope location</text:p>
      <text:p text:style-name="P93">List all the variables local to a particular scope. This command accepts a location argument - a function name, a source line, or an address preceded by a ‘*’, and prints all the variables local to the scope defined by that location.</text:p>
      <text:p text:style-name="P93"/>
      <text:p text:style-name="P97"/>
      <text:p text:style-name="P330">info source</text:p>
      <text:p text:style-name="P320"/>
      <text:p text:style-name="P322">(gdb) info source</text:p>
      <text:p text:style-name="P322">Current source file is Cpp_Prog.cpp</text:p>
      <text:p text:style-name="P322">Compilation directory is /home/user/Directory</text:p>
      <text:p text:style-name="P322">Located in /home/user/Directory/Cpp_Prog.cpp</text:p>
      <text:p text:style-name="P322">Contains 52 lines.</text:p>
      <text:p text:style-name="P322">Source language is c++.</text:p>
      <text:p text:style-name="P322">Producer is GNU C++14 7.5.0 -mtune=generic -march=x86-64 -ggdb -fstack-protector-strong.</text:p>
      <text:p text:style-name="P322">Compiled with DWARF 2 debugging format.</text:p>
      <text:p text:style-name="P322">Does not include preprocessor macro info.</text:p>
      <text:p text:style-name="P93">Show information about the current source file - that is, the source file for the function containing the current point of execution:</text:p>
      <text:p text:style-name="P93"><text:s/>- the name of the source file, and the directory containing it</text:p>
      <text:p text:style-name="P93"><text:s/>- the directory it was compiled in</text:p>
      <text:p text:style-name="P93"><text:s/>- its length, in lines</text:p>
      <text:p text:style-name="P93"><text:soft-page-break/><text:s/>- which programming language it is written in</text:p>
      <text:p text:style-name="P93"><text:s/>- if the debug information provides it, the program that compiled the file</text:p>
      <text:p text:style-name="P93"><text:s/>- whether the executable includes debugging information for that file, and if so, what format the information is in (e.g., STABS, Dwarf 2, etc.)</text:p>
      <text:p text:style-name="P93"><text:s/>- whether the debugging information includes information about preprocessor macros</text:p>
      <text:p text:style-name="P93"/>
      <text:p text:style-name="P93"/>
      <text:p text:style-name="P330">maint info symtabs <text:span text:style-name="T1">[ regexp ]</text:span></text:p>
      <text:p text:style-name="P320">maint info psymtabs <text:span text:style-name="T1">[ regexp ]</text:span></text:p>
      <text:p text:style-name="P93">List the <text:span text:style-name="T17">struct symtab</text:span> or <text:span text:style-name="T17">struct partial_symtab</text:span> structures whose names match <text:span text:style-name="T1">regexp</text:span>. If regexp is not given, list them all. The output includes expressions which you can copy into a GDB debugging this one to examine a particular structure in more detail.</text:p>
      <text:p text:style-name="P93"/>
      <text:p text:style-name="P93"/>
      <text:p text:style-name="P93"/>
      <text:p text:style-name="P300"/>
      <text:h text:style-name="P390" text:outline-level="1"><text:bookmark-start text:name="__RefHeading___Toc2430_1274342402"/>17. Altering Execution<text:bookmark-end text:name="__RefHeading___Toc2430_1274342402"/></text:h>
      <text:p text:style-name="P93"/>
      <text:p text:style-name="P93">Once you think you have found an error in your program, you might want to find out for certain whether correcting the apparent error would lead to correct results in the rest of the run. You can find the answer by experiment, using the GDB features for altering execution of the program.</text:p>
      <text:p text:style-name="P93"/>
      <text:h text:style-name="P396" text:outline-level="2"><text:bookmark-start text:name="__RefHeading___Toc2432_1274342402"/>17.1 Assignment to Variables<text:bookmark-end text:name="__RefHeading___Toc2432_1274342402"/></text:h>
      <text:p text:style-name="P191"/>
      <text:p text:style-name="P221">To alter the value of a variable, evaluate an assignment expression.</text:p>
      <text:p text:style-name="P221"/>
      <text:p text:style-name="P349">print x=4</text:p>
      <text:p text:style-name="P221">stores the value <text:span text:style-name="T1">4</text:span> into the variable <text:span text:style-name="T9">x</text:span>, and then prints the value of the assignment expression.</text:p>
      <text:p text:style-name="P221"/>
      <text:p text:style-name="P221">If you are not interested in seeing the value of the assignment, use the <text:span text:style-name="T33">set</text:span> command instead of the <text:span text:style-name="T33">print</text:span> command.</text:p>
      <text:p text:style-name="P221"/>
      <text:p text:style-name="P349">(gdb) set var width=47</text:p>
      <text:p text:style-name="P93"/>
      <text:h text:style-name="P396" text:outline-level="2"><text:bookmark-start text:name="__RefHeading___Toc2434_1274342402"/>17.2 Continuing at a Different Address<text:bookmark-end text:name="__RefHeading___Toc2434_1274342402"/></text:h>
      <text:p text:style-name="P191"/>
      <text:p text:style-name="P221">Ordinarily, when you continue your program, you do so at the place where it stopped, with the <text:span text:style-name="T33">continue</text:span> command. You can instead continue at an address of your own choosing, with the following commands:</text:p>
      <text:p text:style-name="P221"/>
      <text:p text:style-name="P349">jump <text:span text:style-name="T1">location</text:span></text:p>
      <text:p text:style-name="P355">j <text:span text:style-name="T1">location</text:span></text:p>
      <text:p text:style-name="P221"/>
      <text:p text:style-name="P221">Resume execution at <text:span text:style-name="T1">location</text:span>. Execution stops again immediately if there is a breakpoint there.</text:p>
      <text:p text:style-name="P221"/>
      <text:p text:style-name="P221">On many systems, you can get much the same effect as the <text:span text:style-name="T33">jump</text:span> by storing a new value into the register <text:span text:style-name="T33">$pc</text:span>. The difference is that this does not start your program running; it only changes the address of where it will run when you continue. For example,</text:p>
      <text:p text:style-name="P221"/>
      <text:p text:style-name="P349">set $pc = 0x485</text:p>
      <text:p text:style-name="P221"/>
      <text:p text:style-name="P221">makes the next continue command or stepping command execute at address 0x485, rather than at the address where your program stopped.</text:p>
      <text:p text:style-name="P221"/>
      <text:p text:style-name="P221">The most common occasion to use the jump command is to back u<text:span text:style-name="T91">p - p</text:span>erhaps with more breakpoints se<text:span text:style-name="T91">t - o</text:span>ver a portion of a program that has already executed, in order to examine its execution in more detail.</text:p>
      <text:p text:style-name="P93"/>
      <text:h text:style-name="P396" text:outline-level="2"><text:bookmark-start text:name="__RefHeading___Toc2436_1274342402"/>17.3 Giving your Program a Signal<text:bookmark-end text:name="__RefHeading___Toc2436_1274342402"/></text:h>
      <text:p text:style-name="P93"/>
      <text:p text:style-name="P349">signal signal</text:p>
      <text:p text:style-name="P221"/>
      <text:p text:style-name="P221">Resume execution where your program is stopped, but immediately give it the signal <text:span text:style-name="T47">signal</text:span>. The signal can be the name or the number of a signal. For example, on many systems signal 2 and signal SIGINT are both ways of sending an interrupt signal.</text:p>
      <text:p text:style-name="P221"/>
      <text:p text:style-name="P221">Alternatively, if signal is zero, continue execution without giving a signal. This is useful when your program stopped on account of a signal and would ordinarily see the signal when resumed with the continue command; ‘signal 0’ causes it to resume without a signal.</text:p>
      <text:p text:style-name="P221"/>
      <text:p text:style-name="P349">queue-signal signal</text:p>
      <text:p text:style-name="P221"/>
      <text:p text:style-name="P221"><text:soft-page-break/>Queue signal to be delivered immediately to the current thread when execution of the thread resumes. The signal can be the name or the number of a signal.</text:p>
      <text:p text:style-name="P93"/>
      <text:h text:style-name="P396" text:outline-level="2"><text:bookmark-start text:name="__RefHeading___Toc2438_1274342402"/>17.4 Returning from a Function<text:bookmark-end text:name="__RefHeading___Toc2438_1274342402"/></text:h>
      <text:p text:style-name="P93"/>
      <text:p text:style-name="P349">return</text:p>
      <text:p text:style-name="P355">return expression</text:p>
      <text:p text:style-name="P221"/>
      <text:p text:style-name="P221">You can cancel execution of a function call with the <text:span text:style-name="T33">return</text:span> command. If you give an expression argument, its value is used as the function’s return value.</text:p>
      <text:p text:style-name="P221"/>
      <text:p text:style-name="P221">When you use <text:span text:style-name="T33">return</text:span>, GDB discards the selected stack frame (and all frames within it). You can think of this as making the discarded frame return prematurely. If you wish to specify a value to be returned, give that value as the argument to <text:span text:style-name="T33">return</text:span>.</text:p>
      <text:p text:style-name="P93"/>
      <text:h text:style-name="P396" text:outline-level="2"><text:bookmark-start text:name="__RefHeading___Toc2440_1274342402"/>17.5 Calling Program Functions<text:bookmark-end text:name="__RefHeading___Toc2440_1274342402"/></text:h>
      <text:p text:style-name="P93"/>
      <text:p text:style-name="P349">print expr</text:p>
      <text:p text:style-name="P221"/>
      <text:p text:style-name="P221">Evaluate the expression <text:span text:style-name="T1">expr</text:span> and display the resulting value. The expression may include calls to functions in the program being debugged. call <text:span text:style-name="T1">expr</text:span></text:p>
      <text:p text:style-name="P221"/>
      <text:p text:style-name="P221">You can use this variant of the <text:span text:style-name="T33">print</text:span> command if you want to execute a function from your program that does not return anything, but without cluttering the output with void returned values that GDB will otherwise print. If the result is not void, it is printed and saved in the value history.</text:p>
      <text:p text:style-name="P221"/>
      <text:p text:style-name="P221">It is possible for the function you call via the print or call command to generate a signal. What happens in that case is controlled by the <text:span text:style-name="T33">set unwindonsignal</text:span> command.</text:p>
      <text:p text:style-name="P93"/>
      <text:h text:style-name="P396" text:outline-level="2"><text:bookmark-start text:name="__RefHeading___Toc2442_1274342402"/>17.6 Patching Programs<text:bookmark-end text:name="__RefHeading___Toc2442_1274342402"/></text:h>
      <text:p text:style-name="P93"/>
      <text:p text:style-name="P191">By default, GDB opens the file containing your program’s executable code read-only. This prevents accidental alterations to machine code; but it also prevents you from intentionally patching your program’s binary.</text:p>
      <text:p text:style-name="P221"/>
      <text:p text:style-name="P221">If you’d like to be able to patch the binary, you can specify that explicitly with the set write command. For example, you might want to turn on internal debugging flags, or even to make emergency repairs.</text:p>
      <text:p text:style-name="P221"/>
      <text:p text:style-name="P349">set write <text:span text:style-name="T7">[off | </text:span><text:span text:style-name="T1">on</text:span><text:span text:style-name="T7">]</text:span></text:p>
      <text:p text:style-name="P221"/>
      <text:p text:style-name="P221">If you specify set write on, GDB opens executable and core files for both reading and writing; if you specify set write off (the default), GDB opens them read-only.</text:p>
      <text:p text:style-name="P221"/>
      <text:p text:style-name="P221">If you have already loaded a file, you must load it again (using the exec-file or core-file command) after changing set write, for your new setting to take effect.</text:p>
      <text:p text:style-name="P93"/>
      <text:p text:style-name="P93"/>
      <text:p text:style-name="P93"/>
      <text:p text:style-name="P300"/>
      <text:h text:style-name="P390" text:outline-level="1"><text:bookmark-start text:name="__RefHeading___Toc2611_324930610"/>18 GDB Files<text:bookmark-end text:name="__RefHeading___Toc2611_324930610"/></text:h>
      <text:p text:style-name="P93"/>
      <text:h text:style-name="P396" text:outline-level="2"><text:bookmark-start text:name="__RefHeading___Toc2613_324930610"/>18.1 Commands to Specify Files<text:bookmark-end text:name="__RefHeading___Toc2613_324930610"/></text:h>
      <text:p text:style-name="P191"/>
      <text:p text:style-name="P221">You may want to specify executable and core dump file names. The usual way to do this is at start-up time, using the arguments to GDB’s start-up commands. Occasionally it is necessary to change to a different file during a GDB session. Or you may run GDB and forget to specify a file you want to use.</text:p>
      <text:p text:style-name="P221"/>
      <text:p text:style-name="P349">file <text:span text:style-name="T1">filename</text:span></text:p>
      <text:p text:style-name="P221">Use <text:span text:style-name="T1">filename</text:span> as the program to be debugged. It is read for its symbols and for the contents of pure memory. It is also the program executed when you use the <text:span text:style-name="T33">run</text:span> command.</text:p>
      <text:p text:style-name="P221"/>
      <text:p text:style-name="P221">You can load unlinked object <text:span text:style-name="T9">.o</text:span> files into GDB using the <text:span text:style-name="T33">file</text:span> command. You will not be able to “run” an object file, but you can disassemble functions and inspect variables.</text:p>
      <text:p text:style-name="P221"/>
      <text:p text:style-name="P350">file</text:p>
      <text:p text:style-name="P221"><text:span text:style-name="T33">file</text:span> with no argument makes GDB discard any information it has on both executable file and the symbol table.</text:p>
      <text:p text:style-name="P221"/>
      <text:p text:style-name="P350"><text:span text:style-name="T93">exec-file [ filename ]</text:span></text:p>
      <text:p text:style-name="P221">Specify that the program to be run is found in filename.</text:p>
      <text:p text:style-name="P221"/>
      <text:p text:style-name="P350">core-file [filename]</text:p>
      <text:p text:style-name="P356">core</text:p>
      <text:p text:style-name="P221">Specify the whereabouts of a core dump file to be used as the “contents of memory”. Traditionally, core files contain only some parts of the address space of the process that generated them; GDB can access the executable file itself for other parts. core-file with no argument specifies that no core file is to be used.</text:p>
      <text:p text:style-name="P221"/>
      <text:p text:style-name="P350">info files</text:p>
      <text:p text:style-name="P356">info target</text:p>
      <text:p text:style-name="P221">info files and info target are synonymous; both print the current target, including the names of the executable and core dump files currently in use by GDB, and the files from which symbols were loaded. The command help target lists all possible targets rather than current ones.</text:p>
      <text:p text:style-name="P93"/>
      <text:h text:style-name="P396" text:outline-level="2"><text:bookmark-start text:name="__RefHeading___Toc2615_324930610"/>18.3 Debugging Information in Separate Files<text:bookmark-end text:name="__RefHeading___Toc2615_324930610"/></text:h>
      <text:p text:style-name="P191"/>
      <text:p text:style-name="P221">GDB allows you to put a program’s debugging information in a file separate from the executable itself, in a way that allows GDB to find and load the debugging information automatically.</text:p>
      <text:p text:style-name="P221"/>
      <text:p text:style-name="P221">GDB supports two ways of specifying the separate debug info file:</text:p>
      <text:p text:style-name="P352"><text:s/><text:span text:style-name="T94">&gt; </text:span>The executable contains a debug link that specifies the name of the separate debug info file. The separate debug file’s name is usually executable.debug, where executable is the name of the corresponding executable file without leading directories.</text:p>
      <text:p text:style-name="P358"/>
      <text:p text:style-name="P358"><text:span text:style-name="T94">&gt; </text:span>The executable contains a build ID, a unique bit string that is also present in the corresponding debug info file.</text:p>
      <text:p text:style-name="P37"/>
      <text:p text:style-name="P37"/>
      <text:p text:style-name="P37"/>
      <text:p text:style-name="P295"/>
      <text:h text:style-name="P390" text:outline-level="1"><text:bookmark-start text:name="__RefHeading___Toc2779_324930610"/>19 Specifying a Debugging Target<text:bookmark-end text:name="__RefHeading___Toc2779_324930610"/></text:h>
      <text:p text:style-name="P37"/>
      <text:p text:style-name="P37">A target is the execution environment occupied by your program. Often, GDB runs in the same host environment as your program; in that case, the debugging target is specified as a side effect when you use the <text:span text:style-name="T33">file</text:span> or <text:span text:style-name="T33">core</text:span> commands. When you need more flexibility—for example, running GDB on a physically separate host, or controlling a standalone system over a serial port or a realtime system over a TCP/IP connection—you can use the target command to specify one of the target types configured for GDB.</text:p>
      <text:p text:style-name="P37"/>
      <text:p text:style-name="P37">It is possible to build GDB for several different target architectures. When GDB is built like that, you can choose one of the available architectures with the set architecture command.</text:p>
      <text:p text:style-name="P37"/>
      <text:p text:style-name="P338">set architecture arch</text:p>
      <text:p text:style-name="P37"/>
      <text:p text:style-name="P37">This command sets the current target architecture to arch. The value of arch can be "auto", in addition to one of the supported architectures.</text:p>
      <text:p text:style-name="P37"/>
      <text:p text:style-name="P338">set processor</text:p>
      <text:p text:style-name="P326">processor</text:p>
      <text:p text:style-name="P37"/>
      <text:p text:style-name="P37">These are alias commands for, respectively, set architecture and show architecture.</text:p>
      <text:p text:style-name="P37"/>
      <text:h text:style-name="P396" text:outline-level="2"><text:bookmark-start text:name="__RefHeading___Toc2781_324930610"/>19.3 Choosing Target Byte Order<text:bookmark-end text:name="__RefHeading___Toc2781_324930610"/></text:h>
      <text:p text:style-name="P37"/>
      <text:p text:style-name="P329">Some types of processors, such as the MIPS, PowerPC, and Renesas SH, offer the ability to run either big-endian or little-endian byte orders. Usually the executable or symbol will include a bit to designate the endian-ness, and you will not need to worry about which to use. However, you may still find it useful to adjust GDB’s idea of processor endian-ness manually.</text:p>
      <text:p text:style-name="P216"/>
      <text:p text:style-name="P233">set endian big</text:p>
      <text:p text:style-name="P357">set endian little</text:p>
      <text:p text:style-name="P357">set endian auto</text:p>
      <text:p text:style-name="P357">show endian</text:p>
      <text:p text:style-name="P37"/>
      <text:p text:style-name="P37"/>
      <text:p text:style-name="P37"/>
      <text:p text:style-name="P295"/>
      <text:h text:style-name="P390" text:outline-level="1"><text:bookmark-start text:name="__RefHeading___Toc2783_324930610"/>25. GDB Text User Interface<text:bookmark-end text:name="__RefHeading___Toc2783_324930610"/></text:h>
      <text:p text:style-name="P37"/>
      <text:p text:style-name="P37">The GDB Text User Interface (TUI) is a terminal interface which uses the curses library to show the source file, the assembly output, the program registers and GDB commands in separate text windows. The TUI mode is supported only on platforms where a suitable version of the curses library is available.</text:p>
      <text:p text:style-name="P37"/>
      <text:p text:style-name="P37">The TUI mode is enabled by default when you invoke GDB as <text:span text:style-name="T33">gdb -tui</text:span>.</text:p>
      <text:p text:style-name="P37"/>
      <text:h text:style-name="P393" text:outline-level="2"><text:bookmark-start text:name="__RefHeading___Toc2785_324930610"/>25.1. TUI Overview<text:bookmark-end text:name="__RefHeading___Toc2785_324930610"/></text:h>
      <text:p text:style-name="P329">In TUI mode, GDB can display several text windows:</text:p>
      <text:p text:style-name="P216"/>
      <text:p text:style-name="P216"><text:span text:style-name="T9">- command :</text:span> This window is the GDB command window with the GDB prompt and the GDB output. The GDB input is still managed using readline.</text:p>
      <text:p text:style-name="P216"><text:span text:style-name="T9">- source :</text:span> The source window shows the source file of the program. The current line and active breakpoints are displayed in this window.</text:p>
      <text:p text:style-name="P216"><text:span text:style-name="T9">- assembly :</text:span> The assembly window shows the disassembly output of the program.</text:p>
      <text:p text:style-name="P216"><text:span text:style-name="T9">- register :</text:span> This window shows the processor registers. Registers are highlighted when their values change.</text:p>
      <text:p text:style-name="P216"/>
      <text:p text:style-name="P216">The source and assembly windows show the current program position by highlighting the current line and marking it with a ‘&gt;’ marker.</text:p>
      <text:p text:style-name="P216"/>
      <text:p text:style-name="P216">The source, assembly and register windows are updated when the current thread changes, when the frame changes, or when the program counter changes.</text:p>
      <text:p text:style-name="P216"/>
      <text:p text:style-name="P216">These windows are not all visible at the same time. The command window is always visible. The others can be arranged in several layouts:</text:p>
      <text:p text:style-name="P371">- source only,</text:p>
      <text:p text:style-name="P359">- assembly only,</text:p>
      <text:p text:style-name="P359">- source and assembly,</text:p>
      <text:p text:style-name="P359">- source and registers, or</text:p>
      <text:p text:style-name="P359">- assembly and registers.</text:p>
      <text:p text:style-name="P216">These are the standard layouts, but other layouts can be defined.</text:p>
      <text:p text:style-name="P37"/>
      <text:h text:style-name="P396" text:outline-level="2"><text:bookmark-start text:name="__RefHeading___Toc2787_324930610"/>25.2. TUI Key Bindings<text:bookmark-end text:name="__RefHeading___Toc2787_324930610"/></text:h>
      <text:p text:style-name="P37"/>
      <text:p text:style-name="P329">The TUI installs several key bindings in the readline keymaps. The following key bindings are installed for both TUI mode and the GDB standard mode.</text:p>
      <text:p text:style-name="P216"/>
      <text:p text:style-name="P233"><text:span text:style-name="T95">Ctrl + x</text:span> <text:span text:style-name="T95">A</text:span></text:p>
      <text:p text:style-name="P216">Enter or leave the TUI mode. When leaving the TUI mode.</text:p>
      <text:p text:style-name="P216"/>
      <text:p text:style-name="P233"><text:span text:style-name="T95">Ctrl + x</text:span> <text:span text:style-name="T95">1</text:span></text:p>
      <text:p text:style-name="P216">Use a TUI layout with only one window. The layout will either be ‘source’ or ‘assembly’. When the TUI mode is not active, it will switch to the TUI mode.</text:p>
      <text:p text:style-name="P216"/>
      <text:p text:style-name="P233"><text:span text:style-name="T95">Ctrl + x</text:span> <text:span text:style-name="T95">2</text:span></text:p>
      <text:p text:style-name="P216">Use a TUI layout with at least two windows. When the current layout already has two windows, the next layout with two windows is used.</text:p>
      <text:p text:style-name="P216"/>
      <text:p text:style-name="P233"><text:span text:style-name="T95">Ctrl + x</text:span> <text:span text:style-name="T95">o</text:span></text:p>
      <text:p text:style-name="P216">Change the active window. The TUI associates several key bindings with the active window. This command gives the focus to the next TUI window.</text:p>
      <text:p text:style-name="P216"/>
      <text:p text:style-name="P233"><text:span text:style-name="T95">Ctrl + x</text:span> <text:span text:style-name="T95">s</text:span></text:p>
      <text:p text:style-name="P216"><text:soft-page-break/>Switch in and out of the TUI SingleKey mode that binds single keys to GDB commands.</text:p>
      <text:p text:style-name="P37"/>
      <text:h text:style-name="P396" text:outline-level="2"><text:bookmark-start text:name="__RefHeading___Toc2789_324930610"/>25.4 TUI-specific Commands<text:bookmark-end text:name="__RefHeading___Toc2789_324930610"/></text:h>
      <text:p text:style-name="P37"/>
      <text:p text:style-name="P329">The TUI has specific commands to control the text windows. These commands are always available, even when GDB is not in the TUI mode.</text:p>
      <text:p text:style-name="P216"/>
      <text:p text:style-name="P233">tui <text:span text:style-name="T96">[</text:span><text:span text:style-name="T1">enable | disable</text:span><text:span text:style-name="T8">]</text:span></text:p>
      <text:p text:style-name="P216">Activate / Disable TUI mode.</text:p>
      <text:p text:style-name="P216"/>
      <text:p text:style-name="P378">info win</text:p>
      <text:p text:style-name="P216">List and give the size of all displayed windows.</text:p>
      <text:p text:style-name="P216"/>
      <text:p text:style-name="P233">tui new-layout name window weight [window weight…]</text:p>
      <text:p text:style-name="P216">Create a new TUI layout. The new layout will be named name, and can be accessed using the <text:span text:style-name="T33">layout</text:span> command.</text:p>
      <text:p text:style-name="P216"/>
      <text:p text:style-name="P216">Each window parameter is either the name of a window to display, or a window description. The windows will be displayed from top to bottom in the order listed.</text:p>
      <text:p text:style-name="P216"/>
      <text:p text:style-name="P216">The names of the windows are the same as the ones given to the focus command; additional, the status window can be specified. Note that, because it is of fixed height, the weight assigned to the status window is of no importance. It is conventional to use ‘0’ here.</text:p>
      <text:p text:style-name="P216"/>
      <text:p text:style-name="P325">A window description looks a bit like an invocation of <text:span text:style-name="T33">tui new-layout</text:span>, and is of the form</text:p>
      <text:p text:style-name="P325"><text:span text:style-name="T33">{[-horizontal]window weight [window weight…]}</text:span>.</text:p>
      <text:p text:style-name="P216"/>
      <text:p text:style-name="P216">Each weight is an integer. It is the weight of this window relative to all the other windows in the layout. These numbers are used to calculate how much of the screen is given to each window.</text:p>
      <text:p text:style-name="P216"/>
      <text:p text:style-name="P216">For example:</text:p>
      <text:p text:style-name="P380">(gdb) tui new-layout example src 1 regs 1 status 0 cmd 1</text:p>
      <text:p text:style-name="P216"/>
      <text:p text:style-name="P216">Here, the new layout is called <text:span text:style-name="T1">‘example’</text:span>. It shows the source and register windows, followed by the status window, and then finally the command window. The non-status windows all have the same weight, so the terminal will be split into three roughly equal sections.</text:p>
      <text:p text:style-name="P216"/>
      <text:p text:style-name="P216">Here is a more complex example, showing a horizontal layout:</text:p>
      <text:p text:style-name="P380">(gdb) tui new-layout example {-horizontal src 1 asm 1} 2 status 0 cmd 1</text:p>
      <text:p text:style-name="P216"/>
      <text:p text:style-name="P216">This will result in side-by-side source and assembly windows; with the status and command window being beneath these, filling the entire width of the terminal. Because they have weight 2, the source and assembly windows will be twice the height of the command window.</text:p>
      <text:p text:style-name="P216"/>
      <text:p text:style-name="P233"><text:span text:style-name="T97">layout [next | prev | src | asm | split | regs | user_defined]</text:span></text:p>
      <text:p text:style-name="P216">Changes which TUI windows are displayed. The parameter controls which layout is shown. It can be either one of the built-in layout names, or the name of a layout defined by the user using tui new-layout.</text:p>
      <text:p text:style-name="P216"/>
      <text:p text:style-name="P233">focus [next | prev | src | asm | regs | cmd]</text:p>
      <text:p text:style-name="P216">Changes which TUI window is currently active for scrolling.</text:p>
      <text:p text:style-name="P216"/>
      <text:p text:style-name="P233">winheight name +count</text:p>
      <text:p text:style-name="P357">winheight name -count</text:p>
      <text:p text:style-name="P216">Change the height of the window name by count lines. Positive counts increase the height, while negative counts decrease it. The name parameter can be one of src (the source window), cmd (the command window), asm (the disassembly window), or regs (the register display window).</text:p>
      <text:p text:style-name="P37"/>
      <text:h text:style-name="P396" text:outline-level="2"><text:bookmark-start text:name="__RefHeading___Toc2791_324930610"/><text:soft-page-break/>25.5 TUI Configuration Variables<text:bookmark-end text:name="__RefHeading___Toc2791_324930610"/></text:h>
      <text:p text:style-name="P329"/>
      <text:p text:style-name="P216">Several configuration variables control the appearance of TUI windows.</text:p>
      <text:p text:style-name="P216"/>
      <text:p text:style-name="P233">set tui border-kind [space | ascii | acs]</text:p>
      <text:p text:style-name="P216">Select the border appearance for the source, assembly and register windows.</text:p>
      <text:p text:style-name="P216"/>
      <text:p text:style-name="P327">set tui border-mode [normal | standout | reverse | half | half-standout | bold | bold-standout]</text:p>
      <text:p text:style-name="P326"><text:span text:style-name="T26">set tui active-border-mode [normal | standout | reverse | half | half-standout | bold | bold-standout]</text:span></text:p>
      <text:p text:style-name="P216">Select the display attributes for the borders of the inactive windows or the active window.</text:p>
      <text:p text:style-name="P216"/>
      <text:p text:style-name="P233">set tui tab-width nchars</text:p>
      <text:p text:style-name="P216">Set the width of tab stops to be nchars characters. This setting affects the display of TAB characters in the source and assembly windows.</text:p>
      <text:p text:style-name="P37"/>
      <text:p text:style-name="P37"/>
      <text:p text:style-name="P37"/>
      <text:p text:style-name="P37"/>
      <text:p text:style-name="P37"/>
      <text:p text:style-name="P37"/>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0.0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MyCode" style:family="paragraph" style:parent-style-name="Standard" style:master-page-name="">
      <loext:graphic-properties draw:fill="none" draw:fill-color="#729fcf"/>
      <style:paragraph-properties fo:margin-left="0cm" fo:margin-right="0cm" fo:margin-top="0cm" fo:margin-bottom="0cm" loext:contextual-spacing="false" fo:line-height="100%" fo:text-indent="0cm" style:auto-text-indent="false" style:page-number="auto" fo:background-color="transparent" fo:padding="0cm" fo:border="none" style:shadow="none">
        <style:tab-stops/>
        <style:drop-cap/>
      </style:paragraph-properties>
      <style:text-properties fo:color="#ffffff" style:font-name="Ubuntu Mono" fo:font-family="'Ubuntu Mono'" style:font-pitch="fixed" fo:font-size="12pt" fo:font-style="normal" officeooo:rsid="001d4c0e" fo:background-color="#000000" style:font-size-asian="12pt" style:font-style-asian="normal" style:font-size-complex="12pt" style:font-style-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9.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Cambria" fo:font-size="10pt"/>
    </style:style>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5T22:11:48.431248411</meta:creation-date>
    <dc:date>2020-05-17T23:03:03.154298366</dc:date>
    <meta:editing-duration>PT11H1M34S</meta:editing-duration>
    <meta:editing-cycles>556</meta:editing-cycles>
    <meta:generator>LibreOffice/6.0.7.3$Linux_X86_64 LibreOffice_project/00m0$Build-3</meta:generator>
    <meta:document-statistic meta:table-count="0" meta:image-count="0" meta:object-count="0" meta:page-count="27" meta:paragraph-count="558" meta:word-count="6348" meta:character-count="37307" meta:non-whitespace-character-count="31477"/>
  </office:meta>
</office:document-meta>
</file>